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/>
    <style:font-face style:name="Univers 45 Light1" svg:font-family="'Univers 45 Light'" style:font-family-generic="swiss"/>
    <style:font-face style:name="Univers 55" svg:font-family="'Univers 55'" style:font-family-generic="swiss"/>
    <style:font-face style:name="Univers 551" svg:font-family="'Univers 55'"/>
  </office:font-face-decls>
  <office:automatic-styles>
    <style:style style:name="co1" style:family="table-column">
      <style:table-column-properties fo:break-before="auto" style:column-width="6.992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2.293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931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82cm" fo:break-before="auto" style:use-optimal-row-height="false"/>
    </style:style>
    <style:style style:name="ro11" style:family="table-row">
      <style:table-row-properties style:row-height="0.212cm" fo:break-before="auto" style:use-optimal-row-height="false"/>
    </style:style>
    <style:style style:name="ro12" style:family="table-row">
      <style:table-row-properties style:row-height="0.318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23cm" fo:break-before="auto" style:use-optimal-row-height="false"/>
    </style:style>
    <style:style style:name="ta1" style:family="table" style:master-page-name="PageStyle_5f_TAB16A">
      <style:table-properties table:display="true" style:writing-mode="lr-tb"/>
    </style:style>
    <style:style style:name="ta2" style:family="table" style:master-page-name="PageStyle_5f_TAB16B">
      <style:table-properties table:display="true" style:writing-mode="lr-tb"/>
    </style:style>
    <style:style style:name="ta3" style:family="table" style:master-page-name="PageStyle_5f_TAB16C">
      <style:table-properties table:display="true" style:writing-mode="lr-tb"/>
    </style:style>
    <style:style style:name="ta4" style:family="table" style:master-page-name="PageStyle_5f_TAB16D">
      <style:table-properties table:display="true" style:writing-mode="lr-tb"/>
    </style:style>
    <style:style style:name="ta5" style:family="table" style:master-page-name="PageStyle_5f_TAB16E">
      <style:table-properties table:display="true" style:writing-mode="lr-tb"/>
    </style:style>
    <style:style style:name="ta6" style:family="table" style:master-page-name="PageStyle_5f_TAB16F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" style:family="table-cell" style:parent-style-name="Default" style:data-style-name="N10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6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6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889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14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93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8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19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20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21" style:family="table-cell" style:parent-style-name="Default" style:data-style-name="N1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4" style:family="table-cell" style:parent-style-name="Default" style:data-style-name="N137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5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27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8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29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30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1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2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33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34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5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6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7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44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45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0" style:family="table-cell" style:parent-style-name="Default" style:data-style-name="N137">
      <style:table-cell-properties fo:border-bottom="0.06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1" style:family="table-cell" style:parent-style-name="Default" style:data-style-name="N13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2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4" style:family="table-cell" style:parent-style-name="Default" style:data-style-name="N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5" style:family="table-cell" style:parent-style-name="Default" style:data-style-name="N137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7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8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9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60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61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2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3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4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5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6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7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68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9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70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71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2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73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74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" style:family="table-cell" style:parent-style-name="Default" style:data-style-name="N137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76" style:family="table-cell" style:parent-style-name="Default" style:data-style-name="N13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77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8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79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0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8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85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6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87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8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gr1" style:family="graphic" style:parent-style-name="Default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16A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2" table:number-columns-repeated="3" table:default-cell-style-name="ce33"/>
        <table:table-column table:style-name="co3" table:number-columns-repeated="16379" table:default-cell-style-name="ce33"/>
        <table:table-row table:style-name="ro1">
          <table:table-cell table:style-name="ce1" office:value-type="string" calcext:value-type="string" table:number-columns-spanned="5" table:number-rows-spanned="1">
            <text:p>Tabela 16 - Compras e estoques das empresas comerciais com 20 ou mais pessoas ocupadas, </text:p>
          </table:table-cell>
          <table:covered-table-cell table:number-columns-repeated="4" table:style-name="ce1"/>
          <table:table-cell table:style-name="ce37" table:number-columns-repeated="9"/>
          <table:table-cell table:style-name="ce41"/>
          <table:table-cell table:style-name="ce37" table:number-columns-repeated="16369"/>
        </table:table-row>
        <table:table-row table:style-name="ro1">
          <table:table-cell table:style-name="ce1" office:value-type="string" calcext:value-type="string" table:number-columns-spanned="5" table:number-rows-spanned="1">
            <text:p>segundo as divisões, grupos e classes de atividades - Brasil - 2023</text:p>
          </table:table-cell>
          <table:covered-table-cell table:number-columns-repeated="4" table:style-name="ce1"/>
          <table:table-cell table:style-name="ce37" table:number-columns-repeated="9"/>
          <table:table-cell table:style-name="ce41"/>
          <table:table-cell table:style-name="ce37" table:number-columns-repeated="16369"/>
        </table:table-row>
        <table:table-row table:style-name="ro1">
          <table:table-cell table:style-name="ce2" table:number-columns-repeated="2"/>
          <table:table-cell table:style-name="ce27" table:number-columns-repeated="2"/>
          <table:table-cell table:style-name="ce34" office:value-type="string" calcext:value-type="string">
            <text:p>(continua)</text:p>
          </table:table-cell>
          <table:table-cell table:style-name="ce31" table:number-columns-repeated="9"/>
          <table:table-cell table:style-name="ce42"/>
          <table:table-cell table:style-name="ce31" table:number-columns-repeated="16369"/>
        </table:table-row>
        <table:table-row table:style-name="ro2">
          <table:table-cell table:style-name="ce3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20" office:value-type="string" calcext:value-type="string" table:number-columns-spanned="4" table:number-rows-spanned="1">
            <text:p>Compras das empresas comerciais com 20 ou mais pessoas ocupadas</text:p>
          </table:table-cell>
          <table:covered-table-cell table:number-columns-repeated="3" table:style-name="ce29"/>
          <table:table-cell table:style-name="ce31" table:number-columns-repeated="16379"/>
        </table:table-row>
        <table:table-row table:style-name="ro2">
          <table:covered-table-cell table:style-name="ce4"/>
          <table:table-cell table:style-name="ce21" office:value-type="string" calcext:value-type="string" table:number-columns-spanned="1" table:number-rows-spanned="2">
            <text:p>Total</text:p>
          </table:table-cell>
          <table:table-cell table:style-name="ce21" office:value-type="string" calcext:value-type="string" table:number-columns-spanned="1" table:number-rows-spanned="2">
            <text:p>Mercadorias</text:p>
            <text:p>para revenda</text:p>
            <text:p>(1)</text:p>
          </table:table-cell>
          <table:table-cell table:style-name="ce21" office:value-type="string" calcext:value-type="string" table:number-columns-spanned="1" table:number-rows-spanned="2">
            <text:p>Matérias-primas</text:p>
            <text:p>para fabricação</text:p>
            <text:p>própria</text:p>
          </table:table-cell>
          <table:table-cell table:style-name="ce35" office:value-type="string" calcext:value-type="string" table:number-columns-spanned="1" table:number-rows-spanned="2">
            <text:p>Material de</text:p>
            <text:p>embalagem e</text:p>
            <text:p>outros materiais</text:p>
            <text:p>(de reposição,</text:p>
            <text:p>peças, etc.)</text:p>
          </table:table-cell>
          <table:table-cell table:style-name="ce31" table:number-columns-repeated="16379"/>
        </table:table-row>
        <table:table-row table:style-name="ro3">
          <table:covered-table-cell table:style-name="ce4"/>
          <table:covered-table-cell table:number-columns-repeated="3" table:style-name="ce22"/>
          <table:covered-table-cell table:style-name="ce36"/>
          <table:table-cell table:style-name="ce31" table:number-columns-repeated="16379"/>
        </table:table-row>
        <table:table-row table:style-name="ro2">
          <table:covered-table-cell table:style-name="ce5"/>
          <table:table-cell table:style-name="ce23" office:value-type="string" calcext:value-type="string" table:number-columns-spanned="4" table:number-rows-spanned="1">
            <text:p>1 000 R$</text:p>
          </table:table-cell>
          <table:covered-table-cell table:number-columns-repeated="3" table:style-name="ce30"/>
          <table:table-cell table:style-name="ce31" table:number-columns-repeated="16379"/>
        </table:table-row>
        <table:table-row table:style-name="ro2">
          <table:table-cell table:style-name="ce6" office:value-type="string" calcext:value-type="string">
            <text:p><text:s text:c="11"/>Total</text:p>
          </table:table-cell>
          <table:table-cell table:style-name="ce24" office:value-type="float" office:value="4164019825" calcext:value-type="float">
            <text:p>4 164 019 825</text:p>
          </table:table-cell>
          <table:table-cell table:style-name="ce24" office:value-type="float" office:value="4094268749" calcext:value-type="float">
            <text:p>4 094 268 749</text:p>
          </table:table-cell>
          <table:table-cell table:style-name="ce24" office:value-type="float" office:value="60327560" calcext:value-type="float">
            <text:p><text:s/>60 327 560</text:p>
          </table:table-cell>
          <table:table-cell table:style-name="ce24" office:value-type="float" office:value="9423516" calcext:value-type="float">
            <text:p><text:s/>9 423 516</text:p>
          </table:table-cell>
          <table:table-cell table:style-name="ce38" table:number-columns-repeated="9"/>
          <table:table-cell table:style-name="ce31"/>
          <table:table-cell table:style-name="ce38" table:number-columns-repeated="16369"/>
        </table:table-row>
        <table:table-row table:style-name="ro4">
          <table:table-cell table:style-name="ce7" office:value-type="string" calcext:value-type="string">
            <text:p>Comércio de veículos, peças e motocicletas </text:p>
          </table:table-cell>
          <table:table-cell table:style-name="ce25" office:value-type="float" office:value="423420914" calcext:value-type="float">
            <text:p><text:s/>423 420 914</text:p>
          </table:table-cell>
          <table:table-cell table:style-name="ce25" office:value-type="float" office:value="422000580" calcext:value-type="float">
            <text:p><text:s/>422 000 580</text:p>
          </table:table-cell>
          <table:table-cell table:style-name="ce25" office:value-type="float" office:value="810836" calcext:value-type="float">
            <text:p><text:s text:c="2"/>810 836</text:p>
          </table:table-cell>
          <table:table-cell table:style-name="ce25" office:value-type="float" office:value="609499" calcext:value-type="float">
            <text:p><text:s text:c="2"/>609 499</text:p>
          </table:table-cell>
          <table:table-cell table:style-name="ce38" table:number-columns-repeated="16379"/>
        </table:table-row>
        <table:table-row table:style-name="ro2">
          <table:table-cell table:style-name="ce8" office:value-type="string" calcext:value-type="string">
            <text:p>Veículos automotores</text:p>
          </table:table-cell>
          <table:table-cell table:style-name="ce26" office:value-type="float" office:value="305056483" calcext:value-type="float">
            <text:p><text:s/>305 056 483</text:p>
          </table:table-cell>
          <table:table-cell table:style-name="ce26" office:value-type="float" office:value="304132831" calcext:value-type="float">
            <text:p><text:s/>304 132 831</text:p>
          </table:table-cell>
          <table:table-cell table:style-name="ce26" office:value-type="float" office:value="428749" calcext:value-type="float">
            <text:p><text:s text:c="2"/>428 749</text:p>
          </table:table-cell>
          <table:table-cell table:style-name="ce26" office:value-type="float" office:value="494903" calcext:value-type="float">
            <text:p><text:s text:c="2"/>494 903</text:p>
          </table:table-cell>
          <table:table-cell table:style-name="ce27" table:number-columns-repeated="9"/>
          <table:table-cell table:style-name="ce38"/>
          <table:table-cell table:style-name="ce27" table:number-columns-repeated="16369"/>
        </table:table-row>
        <table:table-row table:style-name="ro2">
          <table:table-cell table:style-name="ce8" office:value-type="string" calcext:value-type="string">
            <text:p>Peças para veículos</text:p>
          </table:table-cell>
          <table:table-cell table:style-name="ce26" office:value-type="float" office:value="92528492" calcext:value-type="float">
            <text:p><text:s/>92 528 492</text:p>
          </table:table-cell>
          <table:table-cell table:style-name="ce26" office:value-type="float" office:value="92071433" calcext:value-type="float">
            <text:p><text:s/>92 071 433</text:p>
          </table:table-cell>
          <table:table-cell table:style-name="ce26" office:value-type="float" office:value="363755" calcext:value-type="float">
            <text:p><text:s text:c="2"/>363 755</text:p>
          </table:table-cell>
          <table:table-cell table:style-name="ce26" office:value-type="float" office:value="93304" calcext:value-type="float">
            <text:p><text:s text:c="2"/>93 304</text:p>
          </table:table-cell>
          <table:table-cell table:style-name="ce27" table:number-columns-repeated="16379"/>
        </table:table-row>
        <table:table-row table:style-name="ro2">
          <table:table-cell table:style-name="ce8" office:value-type="string" calcext:value-type="string">
            <text:p>Motocicletas, peças e acessórios</text:p>
          </table:table-cell>
          <table:table-cell table:style-name="ce26" office:value-type="float" office:value="25835939" calcext:value-type="float">
            <text:p><text:s/>25 835 939</text:p>
          </table:table-cell>
          <table:table-cell table:style-name="ce26" office:value-type="float" office:value="25796316" calcext:value-type="float">
            <text:p><text:s/>25 796 316</text:p>
          </table:table-cell>
          <table:table-cell table:style-name="ce26" office:value-type="float" office:value="18332" calcext:value-type="float">
            <text:p><text:s text:c="2"/>18 332</text:p>
          </table:table-cell>
          <table:table-cell table:style-name="ce26" office:value-type="float" office:value="21292" calcext:value-type="float">
            <text:p><text:s text:c="2"/>21 292</text:p>
          </table:table-cell>
          <table:table-cell table:style-name="ce27" table:number-columns-repeated="16379"/>
        </table:table-row>
        <table:table-row table:style-name="ro4">
          <table:table-cell table:style-name="ce9" office:value-type="string" calcext:value-type="string">
            <text:p>Comércio por atacado</text:p>
          </table:table-cell>
          <table:table-cell table:style-name="ce25" office:value-type="float" office:value="2396382093" calcext:value-type="float">
            <text:p>2 396 382 093</text:p>
          </table:table-cell>
          <table:table-cell table:style-name="ce25" office:value-type="float" office:value="2335671610" calcext:value-type="float">
            <text:p>2 335 671 610</text:p>
          </table:table-cell>
          <table:table-cell table:style-name="ce25" office:value-type="float" office:value="54835768" calcext:value-type="float">
            <text:p><text:s/>54 835 768</text:p>
          </table:table-cell>
          <table:table-cell table:style-name="ce25" office:value-type="float" office:value="5874717" calcext:value-type="float">
            <text:p><text:s/>5 874 717</text:p>
          </table:table-cell>
          <table:table-cell table:style-name="ce38" table:number-columns-repeated="9"/>
          <table:table-cell table:style-name="ce27"/>
          <table:table-cell table:style-name="ce38" table:number-columns-repeated="16369"/>
        </table:table-row>
        <table:table-row table:style-name="ro2">
          <table:table-cell table:style-name="ce10" office:value-type="string" calcext:value-type="string">
            <text:p>Representantes e agentes do comércio (exceto de veí-</text:p>
          </table:table-cell>
          <table:table-cell table:style-name="ce26" table:number-columns-repeated="4"/>
          <table:table-cell table:style-name="ce27" table:number-columns-repeated="9"/>
          <table:table-cell table:style-name="ce38"/>
          <table:table-cell table:style-name="ce27" table:number-columns-repeated="16369"/>
        </table:table-row>
        <table:table-row table:style-name="ro5">
          <table:table-cell table:style-name="ce10" office:value-type="string" calcext:value-type="string">
            <text:p><text:s text:c="2"/>culos e motocicletas)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7" table:number-columns-repeated="16379"/>
        </table:table-row>
        <table:table-row table:style-name="ro2">
          <table:table-cell table:style-name="ce10" office:value-type="string" calcext:value-type="string">
            <text:p>Comércio de matérias-primas agrícolas e animais vivos</text:p>
          </table:table-cell>
          <table:table-cell table:style-name="ce26" office:value-type="float" office:value="330085125" calcext:value-type="float">
            <text:p><text:s/>330 085 125</text:p>
          </table:table-cell>
          <table:table-cell table:style-name="ce26" office:value-type="float" office:value="313277187" calcext:value-type="float">
            <text:p><text:s/>313 277 187</text:p>
          </table:table-cell>
          <table:table-cell table:style-name="ce26" office:value-type="float" office:value="15497586" calcext:value-type="float">
            <text:p><text:s/>15 497 586</text:p>
          </table:table-cell>
          <table:table-cell table:style-name="ce26" office:value-type="float" office:value="1310352" calcext:value-type="float">
            <text:p><text:s/>1 310 352</text:p>
          </table:table-cell>
          <table:table-cell table:style-name="ce27" table:number-columns-repeated="16379"/>
        </table:table-row>
        <table:table-row table:style-name="ro2">
          <table:table-cell table:style-name="ce10" office:value-type="string" calcext:value-type="string">
            <text:p>Comércio especializado em produtos alimentícios, 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5">
          <table:table-cell table:style-name="ce10" office:value-type="string" calcext:value-type="string">
            <text:p><text:s text:c="2"/>bebidas e fumo</text:p>
          </table:table-cell>
          <table:table-cell table:style-name="ce26" office:value-type="float" office:value="367943020" calcext:value-type="float">
            <text:p><text:s/>367 943 020</text:p>
          </table:table-cell>
          <table:table-cell table:style-name="ce26" office:value-type="float" office:value="352563049" calcext:value-type="float">
            <text:p><text:s/>352 563 049</text:p>
          </table:table-cell>
          <table:table-cell table:style-name="ce26" office:value-type="float" office:value="14832808" calcext:value-type="float">
            <text:p><text:s/>14 832 808</text:p>
          </table:table-cell>
          <table:table-cell table:style-name="ce26" office:value-type="float" office:value="547163" calcext:value-type="float">
            <text:p><text:s text:c="2"/>547 163</text:p>
          </table:table-cell>
          <table:table-cell table:style-name="ce27" table:number-columns-repeated="16379"/>
        </table:table-row>
        <table:table-row table:style-name="ro2">
          <table:table-cell table:style-name="ce10" office:value-type="string" calcext:value-type="string">
            <text:p>Comércio de equipamentos e artigos de uso pessoal e 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5">
          <table:table-cell table:style-name="ce10" office:value-type="string" calcext:value-type="string">
            <text:p><text:s text:c="2"/>doméstico</text:p>
          </table:table-cell>
          <table:table-cell table:style-name="ce26" office:value-type="float" office:value="278010990" calcext:value-type="float">
            <text:p><text:s/>278 010 990</text:p>
          </table:table-cell>
          <table:table-cell table:style-name="ce26" office:value-type="float" office:value="272367805" calcext:value-type="float">
            <text:p><text:s/>272 367 805</text:p>
          </table:table-cell>
          <table:table-cell table:style-name="ce26" office:value-type="float" office:value="4737758" calcext:value-type="float">
            <text:p><text:s/>4 737 758</text:p>
          </table:table-cell>
          <table:table-cell table:style-name="ce26" office:value-type="float" office:value="905429" calcext:value-type="float">
            <text:p><text:s text:c="2"/>905 429</text:p>
          </table:table-cell>
          <table:table-cell table:style-name="ce27" table:number-columns-repeated="16379"/>
        </table:table-row>
        <table:table-row table:style-name="ro6">
          <table:table-cell table:style-name="ce11" office:value-type="string" calcext:value-type="string">
            <text:p>Tecidos, artefatos de tecidos e de armarinho, 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5">
          <table:table-cell table:style-name="ce11" office:value-type="string" calcext:value-type="string">
            <text:p><text:s text:c="2"/>vestuário, calçados e artigos de viagem</text:p>
          </table:table-cell>
          <table:table-cell table:style-name="ce26" office:value-type="float" office:value="29181407" calcext:value-type="float">
            <text:p><text:s/>29 181 407</text:p>
          </table:table-cell>
          <table:table-cell table:style-name="ce26" office:value-type="float" office:value="28295760" calcext:value-type="float">
            <text:p><text:s/>28 295 760</text:p>
          </table:table-cell>
          <table:table-cell table:style-name="ce26" office:value-type="float" office:value="866113" calcext:value-type="float">
            <text:p><text:s text:c="2"/>866 113</text:p>
          </table:table-cell>
          <table:table-cell table:style-name="ce26" office:value-type="float" office:value="19534" calcext:value-type="float">
            <text:p><text:s text:c="2"/>19 534</text:p>
          </table:table-cell>
          <table:table-cell table:style-name="ce27" table:number-columns-repeated="16379"/>
        </table:table-row>
        <table:table-row table:style-name="ro2">
          <table:table-cell table:style-name="ce12" office:value-type="string" calcext:value-type="string">
            <text:p>Tecidos, artefatos de tecidos e de armarinho</text:p>
          </table:table-cell>
          <table:table-cell table:style-name="ce26" office:value-type="float" office:value="12123001" calcext:value-type="float">
            <text:p><text:s/>12 123 001</text:p>
          </table:table-cell>
          <table:table-cell table:style-name="ce26" office:value-type="float" office:value="11612458" calcext:value-type="float">
            <text:p><text:s/>11 612 458</text:p>
          </table:table-cell>
          <table:table-cell table:style-name="ce26" office:value-type="float" office:value="505040" calcext:value-type="float">
            <text:p><text:s text:c="2"/>505 040</text:p>
          </table:table-cell>
          <table:table-cell table:style-name="ce26" office:value-type="float" office:value="5503" calcext:value-type="float">
            <text:p><text:s text:c="2"/>5 503</text:p>
          </table:table-cell>
          <table:table-cell table:style-name="ce27" table:number-columns-repeated="16379"/>
        </table:table-row>
        <table:table-row table:style-name="ro2">
          <table:table-cell table:style-name="ce12" office:value-type="string" calcext:value-type="string">
            <text:p>Artigos do vestuário e acessórios</text:p>
          </table:table-cell>
          <table:table-cell table:style-name="ce26" office:value-type="float" office:value="7536286" calcext:value-type="float">
            <text:p><text:s/>7 536 286</text:p>
          </table:table-cell>
          <table:table-cell table:style-name="ce26" office:value-type="float" office:value="7179144" calcext:value-type="float">
            <text:p><text:s/>7 179 144</text:p>
          </table:table-cell>
          <table:table-cell table:style-name="ce26" office:value-type="float" office:value="346158" calcext:value-type="float">
            <text:p><text:s text:c="2"/>346 158</text:p>
          </table:table-cell>
          <table:table-cell table:style-name="ce26" office:value-type="float" office:value="10985" calcext:value-type="float">
            <text:p><text:s text:c="2"/>10 985</text:p>
          </table:table-cell>
          <table:table-cell table:style-name="ce27" table:number-columns-repeated="16379"/>
        </table:table-row>
        <table:table-row table:style-name="ro2">
          <table:table-cell table:style-name="ce12" office:value-type="string" calcext:value-type="string">
            <text:p>Calçados e artigos de viagem</text:p>
          </table:table-cell>
          <table:table-cell table:style-name="ce26" office:value-type="float" office:value="9522120" calcext:value-type="float">
            <text:p><text:s/>9 522 120</text:p>
          </table:table-cell>
          <table:table-cell table:style-name="ce26" office:value-type="float" office:value="9504158" calcext:value-type="float">
            <text:p><text:s/>9 504 158</text:p>
          </table:table-cell>
          <table:table-cell table:style-name="ce26" office:value-type="float" office:value="14915" calcext:value-type="float">
            <text:p><text:s text:c="2"/>14 915</text:p>
          </table:table-cell>
          <table:table-cell table:style-name="ce26" office:value-type="float" office:value="3046" calcext:value-type="float">
            <text:p><text:s text:c="2"/>3 046</text:p>
          </table:table-cell>
          <table:table-cell table:style-name="ce27" table:number-columns-repeated="16379"/>
        </table:table-row>
        <table:table-row table:style-name="ro6">
          <table:table-cell table:style-name="ce13" office:value-type="string" calcext:value-type="string">
            <text:p><text:s text:c="8"/>Produtos farmacêuticos, perfumaria, cosméticos, 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5">
          <table:table-cell table:style-name="ce13" office:value-type="string" calcext:value-type="string">
            <text:p><text:s text:c="10"/>médicos, ortopédicos, odontológicos e veterinários</text:p>
          </table:table-cell>
          <table:table-cell table:style-name="ce26" office:value-type="float" office:value="208924688" calcext:value-type="float">
            <text:p><text:s/>208 924 688</text:p>
          </table:table-cell>
          <table:table-cell table:style-name="ce26" office:value-type="float" office:value="205041934" calcext:value-type="float">
            <text:p><text:s/>205 041 934</text:p>
          </table:table-cell>
          <table:table-cell table:style-name="ce26" office:value-type="float" office:value="3101172" calcext:value-type="float">
            <text:p><text:s/>3 101 172</text:p>
          </table:table-cell>
          <table:table-cell table:style-name="ce26" office:value-type="float" office:value="781582" calcext:value-type="float">
            <text:p><text:s text:c="2"/>781 582</text:p>
          </table:table-cell>
          <table:table-cell table:style-name="ce27" table:number-columns-repeated="16379"/>
        </table:table-row>
        <table:table-row table:style-name="ro6">
          <table:table-cell table:style-name="ce11" office:value-type="string" calcext:value-type="string">
            <text:p>Artigos de escritório e de papelaria; papel, pape-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7">
          <table:table-cell table:style-name="ce14" office:value-type="string" calcext:value-type="string">
            <text:p><text:s text:c="2"/>lão e seus artefatos; livros, jornais e outras pu-</text:p>
          </table:table-cell>
          <table:table-cell table:style-name="ce27" table:number-columns-repeated="16383"/>
        </table:table-row>
        <table:table-row table:style-name="ro7">
          <table:table-cell table:style-name="ce14" office:value-type="string" calcext:value-type="string">
            <text:p><text:s text:c="2"/>blicações</text:p>
          </table:table-cell>
          <table:table-cell table:style-name="ce26" office:value-type="float" office:value="7837334" calcext:value-type="float">
            <text:p><text:s/>7 837 334</text:p>
          </table:table-cell>
          <table:table-cell table:style-name="ce26" office:value-type="float" office:value="7789165" calcext:value-type="float">
            <text:p><text:s/>7 789 165</text:p>
          </table:table-cell>
          <table:table-cell table:style-name="ce26" office:value-type="float" office:value="40086" calcext:value-type="float">
            <text:p><text:s text:c="2"/>40 086</text:p>
          </table:table-cell>
          <table:table-cell table:style-name="ce26" office:value-type="float" office:value="8084" calcext:value-type="float">
            <text:p><text:s text:c="2"/>8 084</text:p>
          </table:table-cell>
          <table:table-cell table:style-name="ce27" table:number-columns-repeated="16379"/>
        </table:table-row>
        <table:table-row table:style-name="ro6">
          <table:table-cell table:style-name="ce11" office:value-type="string" calcext:value-type="string">
            <text:p>Outros equipamentos e artigos de uso pessoal e 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5">
          <table:table-cell table:style-name="ce14" office:value-type="string" calcext:value-type="string">
            <text:p>doméstico (2)</text:p>
          </table:table-cell>
          <table:table-cell table:style-name="ce26" office:value-type="float" office:value="32067561" calcext:value-type="float">
            <text:p><text:s/>32 067 561</text:p>
          </table:table-cell>
          <table:table-cell table:style-name="ce26" office:value-type="float" office:value="31240946" calcext:value-type="float">
            <text:p><text:s/>31 240 946</text:p>
          </table:table-cell>
          <table:table-cell table:style-name="ce26" office:value-type="float" office:value="730387" calcext:value-type="float">
            <text:p><text:s text:c="2"/>730 387</text:p>
          </table:table-cell>
          <table:table-cell table:style-name="ce26" office:value-type="float" office:value="96229" calcext:value-type="float">
            <text:p><text:s text:c="2"/>96 229</text:p>
          </table:table-cell>
          <table:table-cell table:style-name="ce27" table:number-columns-repeated="16379"/>
        </table:table-row>
        <table:table-row table:style-name="ro2">
          <table:table-cell table:style-name="ce10" office:value-type="string" calcext:value-type="string">
            <text:p>Comércio de produtos intermediários, resíduos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5">
          <table:table-cell table:style-name="ce10" office:value-type="string" calcext:value-type="string">
            <text:p><text:s text:c="2"/>e sucatas</text:p>
          </table:table-cell>
          <table:table-cell table:style-name="ce26" office:value-type="float" office:value="982037852" calcext:value-type="float">
            <text:p><text:s/>982 037 852</text:p>
          </table:table-cell>
          <table:table-cell table:style-name="ce26" office:value-type="float" office:value="973546217" calcext:value-type="float">
            <text:p><text:s/>973 546 217</text:p>
          </table:table-cell>
          <table:table-cell table:style-name="ce26" office:value-type="float" office:value="8023950" calcext:value-type="float">
            <text:p><text:s/>8 023 950</text:p>
          </table:table-cell>
          <table:table-cell table:style-name="ce26" office:value-type="float" office:value="467683" calcext:value-type="float">
            <text:p><text:s text:c="2"/>467 683</text:p>
          </table:table-cell>
          <table:table-cell table:style-name="ce27" table:number-columns-repeated="16379"/>
        </table:table-row>
        <table:table-row table:style-name="ro6">
          <table:table-cell table:style-name="ce11" office:value-type="string" calcext:value-type="string">
            <text:p>Combustíveis e lubrificantes</text:p>
          </table:table-cell>
          <table:table-cell table:style-name="ce26" office:value-type="float" office:value="726988751" calcext:value-type="float">
            <text:p><text:s/>726 988 751</text:p>
          </table:table-cell>
          <table:table-cell table:style-name="ce26" office:value-type="float" office:value="726499271" calcext:value-type="float">
            <text:p><text:s/>726 499 271</text:p>
          </table:table-cell>
          <table:table-cell table:style-name="ce26" office:value-type="float" office:value="458976" calcext:value-type="float">
            <text:p><text:s text:c="2"/>458 976</text:p>
          </table:table-cell>
          <table:table-cell table:style-name="ce26" office:value-type="float" office:value="30504" calcext:value-type="float">
            <text:p><text:s text:c="2"/>30 504</text:p>
          </table:table-cell>
          <table:table-cell table:style-name="ce27" table:number-columns-repeated="16379"/>
        </table:table-row>
        <table:table-row table:style-name="ro6">
          <table:table-cell table:style-name="ce11" office:value-type="string" calcext:value-type="string">
            <text:p>Madeira, ferragens, ferramentas, material elétrico e 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5">
          <table:table-cell table:style-name="ce11" office:value-type="string" calcext:value-type="string">
            <text:p><text:s text:c="4"/>material de construção</text:p>
          </table:table-cell>
          <table:table-cell table:style-name="ce26" office:value-type="float" office:value="52846678" calcext:value-type="float">
            <text:p><text:s/>52 846 678</text:p>
          </table:table-cell>
          <table:table-cell table:style-name="ce26" office:value-type="float" office:value="50902213" calcext:value-type="float">
            <text:p><text:s/>50 902 213</text:p>
          </table:table-cell>
          <table:table-cell table:style-name="ce26" office:value-type="float" office:value="1868712" calcext:value-type="float">
            <text:p><text:s/>1 868 712</text:p>
          </table:table-cell>
          <table:table-cell table:style-name="ce26" office:value-type="float" office:value="75753" calcext:value-type="float">
            <text:p><text:s text:c="2"/>75 753</text:p>
          </table:table-cell>
          <table:table-cell table:style-name="ce27" table:number-columns-repeated="16379"/>
        </table:table-row>
        <table:table-row table:style-name="ro6">
          <table:table-cell table:style-name="ce11" office:value-type="string" calcext:value-type="string">
            <text:p>Produtos químicos, adubos e fertilizantes</text:p>
          </table:table-cell>
          <table:table-cell table:style-name="ce26" office:value-type="float" office:value="129456532" calcext:value-type="float">
            <text:p><text:s/>129 456 532</text:p>
          </table:table-cell>
          <table:table-cell table:style-name="ce26" office:value-type="float" office:value="125397687" calcext:value-type="float">
            <text:p><text:s/>125 397 687</text:p>
          </table:table-cell>
          <table:table-cell table:style-name="ce26" office:value-type="float" office:value="3820414" calcext:value-type="float">
            <text:p><text:s/>3 820 414</text:p>
          </table:table-cell>
          <table:table-cell table:style-name="ce26" office:value-type="float" office:value="238430" calcext:value-type="float">
            <text:p><text:s text:c="2"/>238 430</text:p>
          </table:table-cell>
          <table:table-cell table:style-name="ce27" table:number-columns-repeated="16379"/>
        </table:table-row>
        <table:table-row table:style-name="ro6">
          <table:table-cell table:style-name="ce11" office:value-type="string" calcext:value-type="string">
            <text:p>Produtos siderúrgicos e metalúrgicos</text:p>
          </table:table-cell>
          <table:table-cell table:style-name="ce26" office:value-type="float" office:value="21787065" calcext:value-type="float">
            <text:p><text:s/>21 787 065</text:p>
          </table:table-cell>
          <table:table-cell table:style-name="ce26" office:value-type="float" office:value="21325336" calcext:value-type="float">
            <text:p><text:s/>21 325 336</text:p>
          </table:table-cell>
          <table:table-cell table:style-name="ce26" office:value-type="float" office:value="455667" calcext:value-type="float">
            <text:p><text:s text:c="2"/>455 667</text:p>
          </table:table-cell>
          <table:table-cell table:style-name="ce26" office:value-type="float" office:value="6062" calcext:value-type="float">
            <text:p><text:s text:c="2"/>6 062</text:p>
          </table:table-cell>
          <table:table-cell table:style-name="ce27" table:number-columns-repeated="16379"/>
        </table:table-row>
        <table:table-row table:style-name="ro6">
          <table:table-cell table:style-name="ce11" office:value-type="string" calcext:value-type="string">
            <text:p>Papel e papelão em bruto e de embalagens</text:p>
          </table:table-cell>
          <table:table-cell table:style-name="ce26" office:value-type="float" office:value="5358284" calcext:value-type="float">
            <text:p><text:s/>5 358 284</text:p>
          </table:table-cell>
          <table:table-cell table:style-name="ce26" office:value-type="float" office:value="5224069" calcext:value-type="float">
            <text:p><text:s/>5 224 069</text:p>
          </table:table-cell>
          <table:table-cell table:style-name="ce26" office:value-type="float" office:value="101190" calcext:value-type="float">
            <text:p><text:s text:c="2"/>101 190</text:p>
          </table:table-cell>
          <table:table-cell table:style-name="ce26" office:value-type="float" office:value="33025" calcext:value-type="float">
            <text:p><text:s text:c="2"/>33 025</text:p>
          </table:table-cell>
          <table:table-cell table:style-name="ce27" table:number-columns-repeated="16379"/>
        </table:table-row>
        <table:table-row table:style-name="ro6">
          <table:table-cell table:style-name="ce11" office:value-type="string" calcext:value-type="string">
            <text:p>Resíduos, sucatas e outros produtos</text:p>
          </table:table-cell>
          <table:table-cell table:style-name="ce26" office:value-type="float" office:value="45600542" calcext:value-type="float">
            <text:p><text:s/>45 600 542</text:p>
          </table:table-cell>
          <table:table-cell table:style-name="ce26" office:value-type="float" office:value="44197641" calcext:value-type="float">
            <text:p><text:s/>44 197 641</text:p>
          </table:table-cell>
          <table:table-cell table:style-name="ce26" office:value-type="float" office:value="1318991" calcext:value-type="float">
            <text:p><text:s/>1 318 991</text:p>
          </table:table-cell>
          <table:table-cell table:style-name="ce26" office:value-type="float" office:value="83909" calcext:value-type="float">
            <text:p><text:s text:c="2"/>83 909</text:p>
          </table:table-cell>
          <table:table-cell table:style-name="ce27" table:number-columns-repeated="16379"/>
        </table:table-row>
        <table:table-row table:style-name="ro2">
          <table:table-cell table:style-name="ce12" office:value-type="string" calcext:value-type="string">
            <text:p>Resíduos e sucatas</text:p>
          </table:table-cell>
          <table:table-cell table:style-name="ce26" office:value-type="float" office:value="18141447" calcext:value-type="float">
            <text:p><text:s/>18 141 447</text:p>
          </table:table-cell>
          <table:table-cell table:style-name="ce26" office:value-type="float" office:value="17249887" calcext:value-type="float">
            <text:p><text:s/>17 249 887</text:p>
          </table:table-cell>
          <table:table-cell table:style-name="ce26" office:value-type="float" office:value="828829" calcext:value-type="float">
            <text:p><text:s text:c="2"/>828 829</text:p>
          </table:table-cell>
          <table:table-cell table:style-name="ce26" office:value-type="float" office:value="62731" calcext:value-type="float">
            <text:p><text:s text:c="2"/>62 731</text:p>
          </table:table-cell>
          <table:table-cell table:style-name="ce27" table:number-columns-repeated="16379"/>
        </table:table-row>
        <table:table-row table:style-name="ro2">
          <table:table-cell table:style-name="ce12" office:value-type="string" calcext:value-type="string">
            <text:p>Outros produtos (3)</text:p>
          </table:table-cell>
          <table:table-cell table:style-name="ce26" office:value-type="float" office:value="27459095" calcext:value-type="float">
            <text:p><text:s/>27 459 095</text:p>
          </table:table-cell>
          <table:table-cell table:style-name="ce26" office:value-type="float" office:value="26947754" calcext:value-type="float">
            <text:p><text:s/>26 947 754</text:p>
          </table:table-cell>
          <table:table-cell table:style-name="ce26" office:value-type="float" office:value="490162" calcext:value-type="float">
            <text:p><text:s text:c="2"/>490 162</text:p>
          </table:table-cell>
          <table:table-cell table:style-name="ce26" office:value-type="float" office:value="21178" calcext:value-type="float">
            <text:p><text:s text:c="2"/>21 178</text:p>
          </table:table-cell>
          <table:table-cell table:style-name="ce27" table:number-columns-repeated="16379"/>
        </table:table-row>
        <table:table-row table:style-name="ro2">
          <table:table-cell table:style-name="ce10" office:value-type="string" calcext:value-type="string">
            <text:p>Comércio de equipamentos e produtos de tecnologia 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5">
          <table:table-cell table:style-name="ce10" office:value-type="string" calcext:value-type="string">
            <text:p><text:s text:c="2"/>de informação e comunicação</text:p>
          </table:table-cell>
          <table:table-cell table:style-name="ce26" office:value-type="float" office:value="55240555" calcext:value-type="float">
            <text:p><text:s/>55 240 555</text:p>
          </table:table-cell>
          <table:table-cell table:style-name="ce26" office:value-type="float" office:value="54557169" calcext:value-type="float">
            <text:p><text:s/>54 557 169</text:p>
          </table:table-cell>
          <table:table-cell table:style-name="ce26" office:value-type="float" office:value="635689" calcext:value-type="float">
            <text:p><text:s text:c="2"/>635 689</text:p>
          </table:table-cell>
          <table:table-cell table:style-name="ce26" office:value-type="float" office:value="47698" calcext:value-type="float">
            <text:p><text:s text:c="2"/>47 698</text:p>
          </table:table-cell>
          <table:table-cell table:style-name="ce27" table:number-columns-repeated="16379"/>
        </table:table-row>
        <table:table-row table:style-name="ro2">
          <table:table-cell table:style-name="ce10" office:value-type="string" calcext:value-type="string">
            <text:p>Comércio de máquinas, aparelhos e equipamentos </text:p>
          </table:table-cell>
          <table:table-cell table:style-name="ce26" table:number-columns-repeated="4"/>
          <table:table-cell table:style-name="ce27" table:number-columns-repeated="16379"/>
        </table:table-row>
        <table:table-row table:style-name="ro5">
          <table:table-cell table:style-name="ce10" office:value-type="string" calcext:value-type="string">
            <text:p><text:s text:c="2"/>(exceto de tecnologia de informação e comunicação)</text:p>
          </table:table-cell>
          <table:table-cell table:style-name="ce26" office:value-type="float" office:value="133871180" calcext:value-type="float">
            <text:p><text:s/>133 871 180</text:p>
          </table:table-cell>
          <table:table-cell table:style-name="ce26" office:value-type="float" office:value="131038731" calcext:value-type="float">
            <text:p><text:s/>131 038 731</text:p>
          </table:table-cell>
          <table:table-cell table:style-name="ce26" office:value-type="float" office:value="2476964" calcext:value-type="float">
            <text:p><text:s/>2 476 964</text:p>
          </table:table-cell>
          <table:table-cell table:style-name="ce26" office:value-type="float" office:value="355486" calcext:value-type="float">
            <text:p><text:s text:c="2"/>355 486</text:p>
          </table:table-cell>
          <table:table-cell table:style-name="ce27" table:number-columns-repeated="16379"/>
        </table:table-row>
        <table:table-row table:style-name="ro2">
          <table:table-cell table:style-name="ce10" office:value-type="string" calcext:value-type="string">
            <text:p>Comércio não especializado</text:p>
          </table:table-cell>
          <table:table-cell table:style-name="ce28" office:value-type="float" office:value="249193371" calcext:value-type="float">
            <text:p><text:s/>249 193 371</text:p>
          </table:table-cell>
          <table:table-cell table:style-name="ce28" office:value-type="float" office:value="238321452" calcext:value-type="float">
            <text:p><text:s/>238 321 452</text:p>
          </table:table-cell>
          <table:table-cell table:style-name="ce28" office:value-type="float" office:value="8631013" calcext:value-type="float">
            <text:p><text:s/>8 631 013</text:p>
          </table:table-cell>
          <table:table-cell table:style-name="ce28" office:value-type="float" office:value="2240906" calcext:value-type="float">
            <text:p><text:s/>2 240 906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8">
          <table:table-cell table:style-name="ce15"/>
          <table:table-cell table:style-name="ce16" table:number-columns-repeated="4"/>
          <table:table-cell table:style-name="ce40" table:number-columns-repeated="9"/>
          <table:table-cell table:style-name="ce27"/>
          <table:table-cell table:style-name="ce40" table:number-columns-repeated="16369"/>
        </table:table-row>
        <table:table-row table:style-name="ro8">
          <table:table-cell table:style-name="ce15"/>
          <table:table-cell table:style-name="ce16" table:number-columns-repeated="4"/>
          <table:table-cell table:style-name="ce40" table:number-columns-repeated="16379"/>
        </table:table-row>
        <table:table-row table:style-name="ro8">
          <table:table-cell table:style-name="ce16"/>
          <table:table-cell table:style-name="ce15" table:number-columns-repeated="4"/>
          <table:table-cell table:style-name="ce16" table:number-columns-repeated="9"/>
          <table:table-cell/>
          <table:table-cell table:style-name="ce16" table:number-columns-repeated="16369"/>
        </table:table-row>
        <table:table-row table:style-name="ro8">
          <table:table-cell table:style-name="ce16" table:number-columns-repeated="14"/>
          <table:table-cell/>
          <table:table-cell table:style-name="ce16" table:number-columns-repeated="16369"/>
        </table:table-row>
        <table:table-row table:style-name="ro7">
          <table:table-cell table:style-name="ce17"/>
          <table:table-cell table:style-name="ce16" table:number-columns-repeated="4"/>
          <table:table-cell table:style-name="ce31" table:number-columns-repeated="9"/>
          <table:table-cell/>
          <table:table-cell table:style-name="ce31" table:number-columns-repeated="16369"/>
        </table:table-row>
        <table:table-row table:style-name="ro7" table:number-rows-repeated="5">
          <table:table-cell table:style-name="ce17" table:number-columns-repeated="2"/>
          <table:table-cell table:style-name="ce31" table:number-columns-repeated="12"/>
          <table:table-cell/>
          <table:table-cell table:style-name="ce31" table:number-columns-repeated="16369"/>
        </table:table-row>
        <table:table-row table:style-name="ro7">
          <table:table-cell table:style-name="ce18"/>
          <table:table-cell table:style-name="ce17"/>
          <table:table-cell table:style-name="ce31" table:number-columns-repeated="3"/>
          <table:table-cell table:style-name="ce32" table:number-columns-repeated="9"/>
          <table:table-cell/>
          <table:table-cell table:style-name="ce32" table:number-columns-repeated="16369"/>
        </table:table-row>
        <table:table-row table:style-name="ro7" table:number-rows-repeated="10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 table:number-rows-repeated="7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>
          <table:table-cell table:style-name="ce17"/>
          <table:table-cell table:style-name="ce18"/>
          <table:table-cell table:style-name="ce32" table:number-columns-repeated="3"/>
          <table:table-cell table:style-name="ce31" table:number-columns-repeated="9"/>
          <table:table-cell/>
          <table:table-cell table:style-name="ce31" table:number-columns-repeated="16369"/>
        </table:table-row>
        <table:table-row table:style-name="ro8" table:number-rows-repeated="48">
          <table:table-cell table:style-name="ce17" table:number-columns-repeated="2"/>
          <table:table-cell table:style-name="ce31" table:number-columns-repeated="12"/>
          <table:table-cell/>
          <table:table-cell table:style-name="ce31" table:number-columns-repeated="16369"/>
        </table:table-row>
        <table:table-row table:style-name="ro8">
          <table:table-cell table:style-name="ce18"/>
          <table:table-cell table:style-name="ce17"/>
          <table:table-cell table:style-name="ce31" table:number-columns-repeated="3"/>
          <table:table-cell table:style-name="ce32" table:number-columns-repeated="9"/>
          <table:table-cell/>
          <table:table-cell table:style-name="ce32" table:number-columns-repeated="16369"/>
        </table:table-row>
        <table:table-row table:style-name="ro8" table:number-rows-repeated="417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>
          <table:table-cell/>
          <table:table-cell table:style-name="ce18"/>
          <table:table-cell table:style-name="ce32" table:number-columns-repeated="3"/>
          <table:table-cell table:number-columns-repeated="16379"/>
        </table:table-row>
        <table:table-row table:style-name="ro8" table:number-rows-repeated="104803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TAB16B" table:style-name="ta2">
        <table:table-column table:style-name="co1" table:default-cell-style-name="ce19"/>
        <table:table-column table:style-name="co2" table:default-cell-style-name="ce19"/>
        <table:table-column table:style-name="co2" table:number-columns-repeated="3" table:default-cell-style-name="ce33"/>
        <table:table-column table:style-name="co3" table:number-columns-repeated="16379" table:default-cell-style-name="ce33"/>
        <table:table-row table:style-name="ro1">
          <table:table-cell table:style-name="ce1" office:value-type="string" calcext:value-type="string" table:number-columns-spanned="5" table:number-rows-spanned="1">
            <text:p>Tabela 16 - Compras e estoques das empresas comerciais com 20 ou mais pessoas ocupadas, </text:p>
          </table:table-cell>
          <table:covered-table-cell table:number-columns-repeated="4" table:style-name="ce1"/>
          <table:table-cell table:style-name="ce37" table:number-columns-repeated="9"/>
          <table:table-cell table:style-name="ce41"/>
          <table:table-cell table:style-name="ce37" table:number-columns-repeated="16369"/>
        </table:table-row>
        <table:table-row table:style-name="ro1">
          <table:table-cell table:style-name="ce1" office:value-type="string" calcext:value-type="string" table:number-columns-spanned="5" table:number-rows-spanned="1">
            <text:p>segundo as divisões, grupos e classes de atividades - Brasil - 2023</text:p>
          </table:table-cell>
          <table:covered-table-cell table:number-columns-repeated="4" table:style-name="ce1"/>
          <table:table-cell table:style-name="ce37" table:number-columns-repeated="9"/>
          <table:table-cell table:style-name="ce41"/>
          <table:table-cell table:style-name="ce37" table:number-columns-repeated="16369"/>
        </table:table-row>
        <table:table-row table:style-name="ro1">
          <table:table-cell table:style-name="ce2" table:number-columns-repeated="2"/>
          <table:table-cell table:style-name="ce27" table:number-columns-repeated="2"/>
          <table:table-cell table:style-name="ce34" office:value-type="string" calcext:value-type="string">
            <text:p>(continuação)</text:p>
          </table:table-cell>
          <table:table-cell table:style-name="ce31" table:number-columns-repeated="9"/>
          <table:table-cell table:style-name="ce42"/>
          <table:table-cell table:style-name="ce31" table:number-columns-repeated="16369"/>
        </table:table-row>
        <table:table-row table:style-name="ro2">
          <table:table-cell table:style-name="ce43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20" office:value-type="string" calcext:value-type="string" table:number-columns-spanned="4" table:number-rows-spanned="1">
            <text:p>Compras das empresas comerciais com 20 ou mais pessoas ocupadas</text:p>
          </table:table-cell>
          <table:covered-table-cell table:number-columns-repeated="3" table:style-name="ce29"/>
          <table:table-cell table:style-name="ce31" table:number-columns-repeated="16379"/>
        </table:table-row>
        <table:table-row table:style-name="ro2">
          <table:covered-table-cell table:style-name="ce44"/>
          <table:table-cell table:style-name="ce21" office:value-type="string" calcext:value-type="string" table:number-columns-spanned="1" table:number-rows-spanned="2">
            <text:p>Total</text:p>
          </table:table-cell>
          <table:table-cell table:style-name="ce21" office:value-type="string" calcext:value-type="string" table:number-columns-spanned="1" table:number-rows-spanned="2">
            <text:p>Mercadorias</text:p>
            <text:p>para revenda</text:p>
            <text:p>(1)</text:p>
          </table:table-cell>
          <table:table-cell table:style-name="ce21" office:value-type="string" calcext:value-type="string" table:number-columns-spanned="1" table:number-rows-spanned="2">
            <text:p>Matérias-primas</text:p>
            <text:p>para fabricação</text:p>
            <text:p>própria</text:p>
          </table:table-cell>
          <table:table-cell table:style-name="ce35" office:value-type="string" calcext:value-type="string" table:number-columns-spanned="1" table:number-rows-spanned="2">
            <text:p>Material de</text:p>
            <text:p>embalagem e</text:p>
            <text:p>outros materiais</text:p>
            <text:p>(de reposição,</text:p>
            <text:p>peças, etc.)</text:p>
          </table:table-cell>
          <table:table-cell table:style-name="ce31" table:number-columns-repeated="16379"/>
        </table:table-row>
        <table:table-row table:style-name="ro3">
          <table:covered-table-cell table:style-name="ce44"/>
          <table:covered-table-cell table:number-columns-repeated="3" table:style-name="ce22"/>
          <table:covered-table-cell table:style-name="ce36"/>
          <table:table-cell table:style-name="ce31" table:number-columns-repeated="16379"/>
        </table:table-row>
        <table:table-row table:style-name="ro2">
          <table:covered-table-cell table:style-name="ce45"/>
          <table:table-cell table:style-name="ce23" office:value-type="string" calcext:value-type="string" table:number-columns-spanned="4" table:number-rows-spanned="1">
            <text:p>1 000 R$</text:p>
          </table:table-cell>
          <table:covered-table-cell table:number-columns-repeated="2" table:style-name="ce30"/>
          <table:covered-table-cell table:style-name="ce30">
            <draw:custom-shape draw:z-index="0" draw:name="Text Box 1" draw:style-name="gr1" draw:text-style-name="P1" svg:width="0.211cm" svg:height="1.957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" draw:name="Text Box 2" draw:style-name="gr1" draw:text-style-name="P1" svg:width="0.211cm" svg:height="1.957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" draw:name="Text Box 3" draw:style-name="gr1" draw:text-style-name="P1" svg:width="0.211cm" svg:height="1.957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" draw:name="Text Box 9" draw:style-name="gr1" draw:text-style-name="P1" svg:width="0.211cm" svg:height="1.957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" draw:name="Text Box 10" draw:style-name="gr1" draw:text-style-name="P1" svg:width="0.211cm" svg:height="1.957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" draw:name="Text Box 11" draw:style-name="gr1" draw:text-style-name="P1" svg:width="0.211cm" svg:height="1.957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31" table:number-columns-repeated="16379"/>
        </table:table-row>
        <table:table-row table:style-name="ro2">
          <table:table-cell table:style-name="ce46" office:value-type="string" calcext:value-type="string">
            <text:p>Comércio varejista</text:p>
          </table:table-cell>
          <table:table-cell table:style-name="ce52" office:value-type="float" office:value="1344216818" calcext:value-type="float">
            <text:p>1 344 216 818</text:p>
          </table:table-cell>
          <table:table-cell table:style-name="ce52" office:value-type="float" office:value="1336596559" calcext:value-type="float">
            <text:p>1 336 596 559</text:p>
          </table:table-cell>
          <table:table-cell table:style-name="ce52" office:value-type="float" office:value="4680956" calcext:value-type="float">
            <text:p><text:s/>4 680 956</text:p>
          </table:table-cell>
          <table:table-cell table:style-name="ce52" office:value-type="float" office:value="2939300" calcext:value-type="float">
            <text:p><text:s/>2 939 300</text:p>
          </table:table-cell>
          <table:table-cell table:style-name="ce38" table:number-columns-repeated="9"/>
          <table:table-cell table:style-name="ce31"/>
          <table:table-cell table:style-name="ce38" table:number-columns-repeated="16369"/>
        </table:table-row>
        <table:table-row table:style-name="ro9">
          <table:table-cell table:style-name="ce47" office:value-type="string" calcext:value-type="string">
            <text:p><text:s text:c="4"/>Comércio não especializado</text:p>
          </table:table-cell>
          <table:table-cell table:style-name="ce28" office:value-type="float" office:value="735493986" calcext:value-type="float">
            <text:p><text:s/>735 493 986</text:p>
          </table:table-cell>
          <table:table-cell table:style-name="ce28" office:value-type="float" office:value="732686022" calcext:value-type="float">
            <text:p><text:s/>732 686 022</text:p>
          </table:table-cell>
          <table:table-cell table:style-name="ce28" office:value-type="float" office:value="1039480" calcext:value-type="float">
            <text:p><text:s/>1 039 480</text:p>
          </table:table-cell>
          <table:table-cell table:style-name="ce28" office:value-type="float" office:value="1768483" calcext:value-type="float">
            <text:p><text:s/>1 768 483</text:p>
          </table:table-cell>
          <table:table-cell table:style-name="ce27" table:number-columns-repeated="9"/>
          <table:table-cell table:style-name="ce38"/>
          <table:table-cell table:style-name="ce27" table:number-columns-repeated="16369"/>
        </table:table-row>
        <table:table-row table:style-name="ro10">
          <table:table-cell table:style-name="ce48" office:value-type="string" calcext:value-type="string">
            <text:p><text:s text:c="8"/>Hipermercados e supermercados</text:p>
          </table:table-cell>
          <table:table-cell table:style-name="ce28" office:value-type="float" office:value="631574599" calcext:value-type="float">
            <text:p><text:s/>631 574 599</text:p>
          </table:table-cell>
          <table:table-cell table:style-name="ce28" office:value-type="float" office:value="629109880" calcext:value-type="float">
            <text:p><text:s/>629 109 880</text:p>
          </table:table-cell>
          <table:table-cell table:style-name="ce28" office:value-type="float" office:value="932055" calcext:value-type="float">
            <text:p><text:s text:c="2"/>932 055</text:p>
          </table:table-cell>
          <table:table-cell table:style-name="ce28" office:value-type="float" office:value="1532663" calcext:value-type="float">
            <text:p><text:s/>1 532 663</text:p>
          </table:table-cell>
          <table:table-cell table:style-name="ce27" table:number-columns-repeated="9"/>
          <table:table-cell table:style-name="ce38"/>
          <table:table-cell table:style-name="ce27" table:number-columns-repeated="16369"/>
        </table:table-row>
        <table:table-row table:style-name="ro10">
          <table:table-cell table:style-name="ce49" office:value-type="string" calcext:value-type="string">
            <text:p><text:s text:c="8"/>Outros tipos de comércio não especializado com</text:p>
          </table:table-cell>
          <table:table-cell table:style-name="ce28" table:number-columns-repeated="4"/>
          <table:table-cell table:style-name="ce27" table:number-columns-repeated="16379"/>
        </table:table-row>
        <table:table-row table:style-name="ro5">
          <table:table-cell table:style-name="ce49" office:value-type="string" calcext:value-type="string">
            <text:p><text:s text:c="10"/>predominância de produtos alimentícios (4) <text:s/></text:p>
          </table:table-cell>
          <table:table-cell table:style-name="ce28" office:value-type="float" office:value="34746663" calcext:value-type="float">
            <text:p><text:s/>34 746 663</text:p>
          </table:table-cell>
          <table:table-cell table:style-name="ce28" office:value-type="float" office:value="34668786" calcext:value-type="float">
            <text:p><text:s/>34 668 786</text:p>
          </table:table-cell>
          <table:table-cell table:style-name="ce28" office:value-type="float" office:value="45069" calcext:value-type="float">
            <text:p><text:s text:c="2"/>45 069</text:p>
          </table:table-cell>
          <table:table-cell table:style-name="ce28" office:value-type="float" office:value="32808" calcext:value-type="float">
            <text:p><text:s text:c="2"/>32 808</text:p>
          </table:table-cell>
          <table:table-cell table:style-name="ce27" table:number-columns-repeated="16379"/>
        </table:table-row>
        <table:table-row table:style-name="ro10">
          <table:table-cell table:style-name="ce49" office:value-type="string" calcext:value-type="string">
            <text:p><text:s text:c="8"/>Comércio não especializado sem predominân- </text:p>
          </table:table-cell>
          <table:table-cell table:style-name="ce28" table:number-columns-repeated="4"/>
          <table:table-cell table:style-name="ce27" table:number-columns-repeated="16379"/>
        </table:table-row>
        <table:table-row table:style-name="ro5">
          <table:table-cell table:style-name="ce49" office:value-type="string" calcext:value-type="string">
            <text:p><text:s text:c="10"/>cia de produtos alimentícios (5) <text:s/></text:p>
          </table:table-cell>
          <table:table-cell table:style-name="ce28" office:value-type="float" office:value="69172724" calcext:value-type="float">
            <text:p><text:s/>69 172 724</text:p>
          </table:table-cell>
          <table:table-cell table:style-name="ce28" office:value-type="float" office:value="68907356" calcext:value-type="float">
            <text:p><text:s/>68 907 356</text:p>
          </table:table-cell>
          <table:table-cell table:style-name="ce28" office:value-type="float" office:value="62356" calcext:value-type="float">
            <text:p><text:s text:c="2"/>62 356</text:p>
          </table:table-cell>
          <table:table-cell table:style-name="ce28" office:value-type="float" office:value="203012" calcext:value-type="float">
            <text:p><text:s text:c="2"/>203 012</text:p>
          </table:table-cell>
          <table:table-cell table:style-name="ce27" table:number-columns-repeated="9"/>
          <table:table-cell table:style-name="ce38"/>
          <table:table-cell table:style-name="ce27" table:number-columns-repeated="16369"/>
        </table:table-row>
        <table:table-row table:style-name="ro9">
          <table:table-cell table:style-name="ce47" office:value-type="string" calcext:value-type="string">
            <text:p><text:s text:c="4"/>Comércio de produtos alimentícios, bebidas e fumo <text:s/></text:p>
          </table:table-cell>
          <table:table-cell table:style-name="ce28" office:value-type="float" office:value="37157917" calcext:value-type="float">
            <text:p><text:s/>37 157 917</text:p>
          </table:table-cell>
          <table:table-cell table:style-name="ce28" office:value-type="float" office:value="36484487" calcext:value-type="float">
            <text:p><text:s/>36 484 487</text:p>
          </table:table-cell>
          <table:table-cell table:style-name="ce28" office:value-type="float" office:value="520400" calcext:value-type="float">
            <text:p><text:s text:c="2"/>520 400</text:p>
          </table:table-cell>
          <table:table-cell table:style-name="ce28" office:value-type="float" office:value="153030" calcext:value-type="float">
            <text:p><text:s text:c="2"/>153 030</text:p>
          </table:table-cell>
          <table:table-cell table:style-name="ce27" table:number-columns-repeated="16379"/>
        </table:table-row>
        <table:table-row table:style-name="ro9">
          <table:table-cell table:style-name="ce47" office:value-type="string" calcext:value-type="string">
            <text:p><text:s text:c="4"/>Comércio de tecidos, artigos de armarinho, vestuá- <text:s/></text:p>
          </table:table-cell>
          <table:table-cell table:style-name="ce28" table:number-columns-repeated="4"/>
          <table:table-cell table:style-name="ce27" table:number-columns-repeated="16379"/>
        </table:table-row>
        <table:table-row table:style-name="ro5">
          <table:table-cell table:style-name="ce48" office:value-type="string" calcext:value-type="string">
            <text:p><text:s text:c="6"/>rio e calçados</text:p>
          </table:table-cell>
          <table:table-cell table:style-name="ce28" office:value-type="float" office:value="51413514" calcext:value-type="float">
            <text:p><text:s/>51 413 514</text:p>
          </table:table-cell>
          <table:table-cell table:style-name="ce28" office:value-type="float" office:value="50447239" calcext:value-type="float">
            <text:p><text:s/>50 447 239</text:p>
          </table:table-cell>
          <table:table-cell table:style-name="ce28" office:value-type="float" office:value="515493" calcext:value-type="float">
            <text:p><text:s text:c="2"/>515 493</text:p>
          </table:table-cell>
          <table:table-cell table:style-name="ce28" office:value-type="float" office:value="450783" calcext:value-type="float">
            <text:p><text:s text:c="2"/>450 783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Tecidos e artigos de armarinho</text:p>
          </table:table-cell>
          <table:table-cell table:style-name="ce28" office:value-type="float" office:value="5855452" calcext:value-type="float">
            <text:p><text:s/>5 855 452</text:p>
          </table:table-cell>
          <table:table-cell table:style-name="ce28" office:value-type="float" office:value="5741794" calcext:value-type="float">
            <text:p><text:s/>5 741 794</text:p>
          </table:table-cell>
          <table:table-cell table:style-name="ce28" office:value-type="float" office:value="110572" calcext:value-type="float">
            <text:p><text:s text:c="2"/>110 572</text:p>
          </table:table-cell>
          <table:table-cell table:style-name="ce28" office:value-type="float" office:value="3086" calcext:value-type="float">
            <text:p><text:s text:c="2"/>3 086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Artigos do vestuário e complementos</text:p>
          </table:table-cell>
          <table:table-cell table:style-name="ce28" office:value-type="float" office:value="35598626" calcext:value-type="float">
            <text:p><text:s/>35 598 626</text:p>
          </table:table-cell>
          <table:table-cell table:style-name="ce28" office:value-type="float" office:value="34780788" calcext:value-type="float">
            <text:p><text:s/>34 780 788</text:p>
          </table:table-cell>
          <table:table-cell table:style-name="ce28" office:value-type="float" office:value="381509" calcext:value-type="float">
            <text:p><text:s text:c="2"/>381 509</text:p>
          </table:table-cell>
          <table:table-cell table:style-name="ce28" office:value-type="float" office:value="436330" calcext:value-type="float">
            <text:p><text:s text:c="2"/>436 330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Calçados, artigos de couro e viagem</text:p>
          </table:table-cell>
          <table:table-cell table:style-name="ce28" office:value-type="float" office:value="9959436" calcext:value-type="float">
            <text:p><text:s/>9 959 436</text:p>
          </table:table-cell>
          <table:table-cell table:style-name="ce28" office:value-type="float" office:value="9924657" calcext:value-type="float">
            <text:p><text:s/>9 924 657</text:p>
          </table:table-cell>
          <table:table-cell table:style-name="ce28" office:value-type="float" office:value="23412" calcext:value-type="float">
            <text:p><text:s text:c="2"/>23 412</text:p>
          </table:table-cell>
          <table:table-cell table:style-name="ce28" office:value-type="float" office:value="11367" calcext:value-type="float">
            <text:p><text:s text:c="2"/>11 367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9">
          <table:table-cell table:style-name="ce48" office:value-type="string" calcext:value-type="string">
            <text:p><text:s text:c="4"/>Combustíveis e lubrificantes</text:p>
          </table:table-cell>
          <table:table-cell table:style-name="ce28" office:value-type="float" office:value="192132549" calcext:value-type="float">
            <text:p><text:s/>192 132 549</text:p>
          </table:table-cell>
          <table:table-cell table:style-name="ce28" office:value-type="float" office:value="192059871" calcext:value-type="float">
            <text:p><text:s/>192 059 871</text:p>
          </table:table-cell>
          <table:table-cell table:style-name="ce28" office:value-type="float" office:value="44697" calcext:value-type="float">
            <text:p><text:s text:c="2"/>44 697</text:p>
          </table:table-cell>
          <table:table-cell table:style-name="ce28" office:value-type="float" office:value="27981" calcext:value-type="float">
            <text:p><text:s text:c="2"/>27 981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9">
          <table:table-cell table:style-name="ce48" office:value-type="string" calcext:value-type="string">
            <text:p><text:s text:c="4"/>Comércio de outros produtos em lojas especiali-</text:p>
          </table:table-cell>
          <table:table-cell table:style-name="ce28" table:number-columns-repeated="4"/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5">
          <table:table-cell table:style-name="ce48" office:value-type="string" calcext:value-type="string">
            <text:p><text:s text:c="6"/>zadas</text:p>
          </table:table-cell>
          <table:table-cell table:style-name="ce28" office:value-type="float" office:value="327923198" calcext:value-type="float">
            <text:p><text:s/>327 923 198</text:p>
          </table:table-cell>
          <table:table-cell table:style-name="ce28" office:value-type="float" office:value="324823544" calcext:value-type="float">
            <text:p><text:s/>324 823 544</text:p>
          </table:table-cell>
          <table:table-cell table:style-name="ce28" office:value-type="float" office:value="2560861" calcext:value-type="float">
            <text:p><text:s/>2 560 861</text:p>
          </table:table-cell>
          <table:table-cell table:style-name="ce28" office:value-type="float" office:value="538790" calcext:value-type="float">
            <text:p><text:s text:c="2"/>538 790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Produtos farmacêuticos, perfumaria e cosméti- <text:s/></text:p>
          </table:table-cell>
          <table:table-cell table:style-name="ce28" table:number-columns-repeated="4"/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5">
          <table:table-cell table:style-name="ce49" office:value-type="string" calcext:value-type="string">
            <text:p><text:s text:c="10"/>cos e artigos médicos, ortopédicos e de óptica</text:p>
          </table:table-cell>
          <table:table-cell table:style-name="ce28" office:value-type="float" office:value="121576290" calcext:value-type="float">
            <text:p><text:s/>121 576 290</text:p>
          </table:table-cell>
          <table:table-cell table:style-name="ce28" office:value-type="float" office:value="120675588" calcext:value-type="float">
            <text:p><text:s/>120 675 588</text:p>
          </table:table-cell>
          <table:table-cell table:style-name="ce28" office:value-type="float" office:value="773771" calcext:value-type="float">
            <text:p><text:s text:c="2"/>773 771</text:p>
          </table:table-cell>
          <table:table-cell table:style-name="ce28" office:value-type="float" office:value="126930" calcext:value-type="float">
            <text:p><text:s text:c="2"/>126 930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Eletrodomésticos, equipamentos de áudio e</text:p>
          </table:table-cell>
          <table:table-cell table:style-name="ce28" table:number-columns-repeated="4"/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5">
          <table:table-cell table:style-name="ce49" office:value-type="string" calcext:value-type="string">
            <text:p><text:s text:c="10"/>vídeo, instrumentos musicais e acessórios</text:p>
          </table:table-cell>
          <table:table-cell table:style-name="ce28" office:value-type="float" office:value="48354161" calcext:value-type="float">
            <text:p><text:s/>48 354 161</text:p>
          </table:table-cell>
          <table:table-cell table:style-name="ce28" office:value-type="float" office:value="48254428" calcext:value-type="float">
            <text:p><text:s/>48 254 428</text:p>
          </table:table-cell>
          <table:table-cell table:style-name="ce28" office:value-type="float" office:value="15568" calcext:value-type="float">
            <text:p><text:s text:c="2"/>15 568</text:p>
          </table:table-cell>
          <table:table-cell table:style-name="ce28" office:value-type="float" office:value="84165" calcext:value-type="float">
            <text:p><text:s text:c="2"/>84 165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Móveis, artigos de iluminação, peças e acessó-</text:p>
          </table:table-cell>
          <table:table-cell table:style-name="ce28" table:number-columns-repeated="4"/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5">
          <table:table-cell table:style-name="ce49" office:value-type="string" calcext:value-type="string">
            <text:p><text:s text:c="10"/>rios e outros artigos de uso doméstico</text:p>
          </table:table-cell>
          <table:table-cell table:style-name="ce28" office:value-type="float" office:value="18375794" calcext:value-type="float">
            <text:p><text:s/>18 375 794</text:p>
          </table:table-cell>
          <table:table-cell table:style-name="ce28" office:value-type="float" office:value="18071156" calcext:value-type="float">
            <text:p><text:s/>18 071 156</text:p>
          </table:table-cell>
          <table:table-cell table:style-name="ce28" office:value-type="float" office:value="289934" calcext:value-type="float">
            <text:p><text:s text:c="2"/>289 934</text:p>
          </table:table-cell>
          <table:table-cell table:style-name="ce28" office:value-type="float" office:value="14704" calcext:value-type="float">
            <text:p><text:s text:c="2"/>14 704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Material de construção</text:p>
          </table:table-cell>
          <table:table-cell table:style-name="ce28" office:value-type="float" office:value="73263152" calcext:value-type="float">
            <text:p><text:s/>73 263 152</text:p>
          </table:table-cell>
          <table:table-cell table:style-name="ce28" office:value-type="float" office:value="72003289" calcext:value-type="float">
            <text:p><text:s/>72 003 289</text:p>
          </table:table-cell>
          <table:table-cell table:style-name="ce28" office:value-type="float" office:value="1181783" calcext:value-type="float">
            <text:p><text:s/>1 181 783</text:p>
          </table:table-cell>
          <table:table-cell table:style-name="ce28" office:value-type="float" office:value="78080" calcext:value-type="float">
            <text:p><text:s text:c="2"/>78 080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Equipamentos de informática e comunicação</text:p>
          </table:table-cell>
          <table:table-cell table:style-name="ce28" office:value-type="float" office:value="13514636" calcext:value-type="float">
            <text:p><text:s/>13 514 636</text:p>
          </table:table-cell>
          <table:table-cell table:style-name="ce28" office:value-type="float" office:value="13457029" calcext:value-type="float">
            <text:p><text:s/>13 457 029</text:p>
          </table:table-cell>
          <table:table-cell table:style-name="ce28" office:value-type="float" office:value="41398" calcext:value-type="float">
            <text:p><text:s text:c="2"/>41 398</text:p>
          </table:table-cell>
          <table:table-cell table:style-name="ce28" office:value-type="float" office:value="16208" calcext:value-type="float">
            <text:p><text:s text:c="2"/>16 208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Artigos culturais, recreativos e esportivos</text:p>
          </table:table-cell>
          <table:table-cell table:style-name="ce28" office:value-type="float" office:value="13654015" calcext:value-type="float">
            <text:p><text:s/>13 654 015</text:p>
          </table:table-cell>
          <table:table-cell table:style-name="ce28" office:value-type="float" office:value="13597862" calcext:value-type="float">
            <text:p><text:s/>13 597 862</text:p>
          </table:table-cell>
          <table:table-cell table:style-name="ce28" office:value-type="float" office:value="42729" calcext:value-type="float">
            <text:p><text:s text:c="2"/>42 729</text:p>
          </table:table-cell>
          <table:table-cell table:style-name="ce28" office:value-type="float" office:value="13424" calcext:value-type="float">
            <text:p><text:s text:c="2"/>13 424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Gás liquefeito de petróleo (GLP)</text:p>
          </table:table-cell>
          <table:table-cell table:style-name="ce28" office:value-type="float" office:value="10498533" calcext:value-type="float">
            <text:p><text:s/>10 498 533</text:p>
          </table:table-cell>
          <table:table-cell table:style-name="ce28" office:value-type="float" office:value="10378082" calcext:value-type="float">
            <text:p><text:s/>10 378 082</text:p>
          </table:table-cell>
          <table:table-cell table:style-name="ce28" office:value-type="float" office:value="156" calcext:value-type="float">
            <text:p><text:s text:c="3"/>156</text:p>
          </table:table-cell>
          <table:table-cell table:style-name="ce28" office:value-type="float" office:value="120294" calcext:value-type="float">
            <text:p><text:s text:c="2"/>120 294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Outros produtos novos (6)</text:p>
          </table:table-cell>
          <table:table-cell table:style-name="ce28" office:value-type="float" office:value="28686617" calcext:value-type="float">
            <text:p><text:s/>28 686 617</text:p>
          </table:table-cell>
          <table:table-cell table:style-name="ce28" office:value-type="float" office:value="28386110" calcext:value-type="float">
            <text:p><text:s/>28 386 110</text:p>
          </table:table-cell>
          <table:table-cell table:style-name="ce28" office:value-type="float" office:value="215522" calcext:value-type="float">
            <text:p><text:s text:c="2"/>215 522</text:p>
          </table:table-cell>
          <table:table-cell table:style-name="ce28" office:value-type="float" office:value="84985" calcext:value-type="float">
            <text:p><text:s text:c="2"/>84 985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9">
          <table:table-cell table:style-name="ce48" office:value-type="string" calcext:value-type="string">
            <text:p><text:s text:c="4"/>Comércio de artigos usados</text:p>
          </table:table-cell>
          <table:table-cell table:style-name="ce28" office:value-type="float" office:value="95654" calcext:value-type="float">
            <text:p><text:s text:c="2"/>95 654</text:p>
          </table:table-cell>
          <table:table-cell table:style-name="ce28" office:value-type="float" office:value="95396" calcext:value-type="float">
            <text:p><text:s text:c="2"/>95 396</text:p>
          </table:table-cell>
          <table:table-cell table:style-name="ce28" office:value-type="float" office:value="25" calcext:value-type="float">
            <text:p><text:s text:c="3"/>25</text:p>
          </table:table-cell>
          <table:table-cell table:style-name="ce28" office:value-type="float" office:value="233" calcext:value-type="float">
            <text:p><text:s text:c="3"/>233</text:p>
          </table:table-cell>
          <table:table-cell table:style-name="ce39" table:number-columns-repeated="9"/>
          <table:table-cell table:style-name="ce27"/>
          <table:table-cell table:style-name="ce39" table:number-columns-repeated="16369"/>
        </table:table-row>
        <table:table-row table:style-name="ro11">
          <table:table-cell table:style-name="ce50"/>
          <table:table-cell table:style-name="ce53" table:number-columns-repeated="4"/>
          <table:table-cell table:style-name="ce57" table:number-columns-repeated="9"/>
          <table:table-cell table:style-name="ce27"/>
          <table:table-cell table:style-name="ce57" table:number-columns-repeated="16369"/>
        </table:table-row>
        <table:table-row table:style-name="ro7">
          <table:table-cell table:style-name="ce51"/>
          <table:table-cell table:style-name="ce54" table:number-columns-repeated="4"/>
          <table:table-cell table:style-name="ce57" table:number-columns-repeated="9"/>
          <table:table-cell table:style-name="ce27"/>
          <table:table-cell table:style-name="ce57" table:number-columns-repeated="16369"/>
        </table:table-row>
        <table:table-row table:style-name="ro7">
          <table:table-cell table:style-name="ce51"/>
          <table:table-cell table:style-name="ce54" table:number-columns-repeated="4"/>
          <table:table-cell table:style-name="ce55" table:number-columns-repeated="9"/>
          <table:table-cell table:style-name="ce27"/>
          <table:table-cell table:style-name="ce55" table:number-columns-repeated="16369"/>
        </table:table-row>
        <table:table-row table:style-name="ro7">
          <table:table-cell table:style-name="ce51"/>
          <table:table-cell table:style-name="ce55" table:number-columns-repeated="13"/>
          <table:table-cell table:style-name="ce27"/>
          <table:table-cell table:style-name="ce55" table:number-columns-repeated="16369"/>
        </table:table-row>
        <table:table-row table:style-name="ro7" table:number-rows-repeated="2">
          <table:table-cell table:style-name="ce51"/>
          <table:table-cell table:style-name="ce56" table:number-columns-repeated="4"/>
          <table:table-cell table:style-name="ce55" table:number-columns-repeated="9"/>
          <table:table-cell table:style-name="ce27"/>
          <table:table-cell table:style-name="ce55" table:number-columns-repeated="16369"/>
        </table:table-row>
        <table:table-row table:style-name="ro12" table:number-rows-repeated="8">
          <table:table-cell table:style-name="ce17" table:number-columns-repeated="2"/>
          <table:table-cell table:style-name="ce31" table:number-columns-repeated="12"/>
          <table:table-cell table:style-name="ce27"/>
          <table:table-cell table:style-name="ce31" table:number-columns-repeated="16369"/>
        </table:table-row>
        <table:table-row table:style-name="ro12">
          <table:table-cell table:style-name="ce17" table:number-columns-repeated="2"/>
          <table:table-cell table:style-name="ce31" table:number-columns-repeated="12"/>
          <table:table-cell table:style-name="ce40"/>
          <table:table-cell table:style-name="ce31" table:number-columns-repeated="16369"/>
        </table:table-row>
        <table:table-row table:style-name="ro8" table:number-rows-repeated="76">
          <table:table-cell table:style-name="ce17" table:number-columns-repeated="2"/>
          <table:table-cell table:style-name="ce31" table:number-columns-repeated="12"/>
          <table:table-cell/>
          <table:table-cell table:style-name="ce31" table:number-columns-repeated="16369"/>
        </table:table-row>
        <table:table-row table:style-name="ro8" table:number-rows-repeated="436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 table:number-rows-repeated="1048013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TAB16C" table:style-name="ta3">
        <table:table-column table:style-name="co1" table:default-cell-style-name="ce19"/>
        <table:table-column table:style-name="co4" table:default-cell-style-name="ce19"/>
        <table:table-column table:style-name="co4" table:number-columns-repeated="2" table:default-cell-style-name="ce33"/>
        <table:table-column table:style-name="co5" table:number-columns-repeated="2" table:default-cell-style-name="ce33"/>
        <table:table-column table:style-name="co3" table:number-columns-repeated="16378" table:default-cell-style-name="ce33"/>
        <table:table-row table:style-name="ro1">
          <table:table-cell table:style-name="ce1" office:value-type="string" calcext:value-type="string" table:number-columns-spanned="6" table:number-rows-spanned="1">
            <text:p>Tabela 16 - Compras e estoques das empresas comerciais com 20 ou mais pessoas ocupadas, </text:p>
          </table:table-cell>
          <table:covered-table-cell table:number-columns-repeated="5" table:style-name="ce1"/>
          <table:table-cell table:style-name="ce37" table:number-columns-repeated="8"/>
          <table:table-cell table:style-name="ce41"/>
          <table:table-cell table:style-name="ce37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segundo as divisões, grupos e classes de atividades - Brasil - 2023</text:p>
          </table:table-cell>
          <table:covered-table-cell table:number-columns-repeated="5" table:style-name="ce1"/>
          <table:table-cell table:style-name="ce37" table:number-columns-repeated="8"/>
          <table:table-cell table:style-name="ce41"/>
          <table:table-cell table:style-name="ce37" table:number-columns-repeated="16369"/>
        </table:table-row>
        <table:table-row table:style-name="ro1">
          <table:table-cell table:style-name="ce31" table:number-columns-repeated="5"/>
          <table:table-cell table:style-name="ce66" office:value-type="string" calcext:value-type="string">
            <text:p>(continuação)</text:p>
          </table:table-cell>
          <table:table-cell table:style-name="ce31" table:number-columns-repeated="8"/>
          <table:table-cell table:style-name="ce42"/>
          <table:table-cell table:style-name="ce31" table:number-columns-repeated="16369"/>
        </table:table-row>
        <table:table-row table:style-name="ro2">
          <table:table-cell table:style-name="ce58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61" office:value-type="string" calcext:value-type="string" table:number-columns-spanned="5" table:number-rows-spanned="1">
            <text:p>Estoque das empresas comerciais com 20 ou mais pessoas ocupadas</text:p>
          </table:table-cell>
          <table:covered-table-cell table:number-columns-repeated="4" table:style-name="ce64"/>
          <table:table-cell table:style-name="ce31" table:number-columns-repeated="16378"/>
        </table:table-row>
        <table:table-row table:style-name="ro2">
          <table:covered-table-cell table:style-name="ce59"/>
          <table:table-cell table:style-name="ce61" office:value-type="string" calcext:value-type="string" table:number-columns-spanned="5" table:number-rows-spanned="1">
            <text:p>Em 31.12.2022</text:p>
          </table:table-cell>
          <table:covered-table-cell table:number-columns-repeated="4" table:style-name="ce64"/>
          <table:table-cell table:style-name="ce31" table:number-columns-repeated="16378"/>
        </table:table-row>
        <table:table-row table:style-name="ro3">
          <table:covered-table-cell table:style-name="ce59"/>
          <table:table-cell table:style-name="ce62" office:value-type="string" calcext:value-type="string">
            <text:p>Total</text:p>
          </table:table-cell>
          <table:table-cell table:style-name="ce62" office:value-type="string" calcext:value-type="string">
            <text:p>Mercadorias</text:p>
            <text:p>para revenda</text:p>
            <text:p>(1)</text:p>
          </table:table-cell>
          <table:table-cell table:style-name="ce62" office:value-type="string" calcext:value-type="string">
            <text:p>Produtos</text:p>
            <text:p>acabados</text:p>
            <text:p>e em</text:p>
            <text:p>elaboração</text:p>
          </table:table-cell>
          <table:table-cell table:style-name="ce62" office:value-type="string" calcext:value-type="string">
            <text:p>Matérias-primas</text:p>
            <text:p>para fabricação</text:p>
            <text:p>própria</text:p>
          </table:table-cell>
          <table:table-cell table:style-name="ce67" office:value-type="string" calcext:value-type="string">
            <text:p>Material de</text:p>
            <text:p>embalagem e</text:p>
            <text:p>outros materiais</text:p>
            <text:p>(de reposição,</text:p>
            <text:p>peças, etc.)</text:p>
          </table:table-cell>
          <table:table-cell table:style-name="ce31" table:number-columns-repeated="16378"/>
        </table:table-row>
        <table:table-row table:style-name="ro2">
          <table:covered-table-cell table:style-name="ce60"/>
          <table:table-cell table:style-name="ce63" office:value-type="string" calcext:value-type="string" table:number-columns-spanned="5" table:number-rows-spanned="1">
            <text:p>1 000 R$</text:p>
          </table:table-cell>
          <table:covered-table-cell table:number-columns-repeated="4" table:style-name="ce65"/>
          <table:table-cell table:style-name="ce31" table:number-columns-repeated="16378"/>
        </table:table-row>
        <table:table-row table:style-name="ro2">
          <table:table-cell table:style-name="ce6" office:value-type="string" calcext:value-type="string">
            <text:p><text:s text:c="11"/>Total</text:p>
          </table:table-cell>
          <table:table-cell table:style-name="ce24" office:value-type="float" office:value="730537969" calcext:value-type="float">
            <text:p><text:s/>730 537 969</text:p>
          </table:table-cell>
          <table:table-cell table:style-name="ce24" office:value-type="float" office:value="709717497" calcext:value-type="float">
            <text:p><text:s/>709 717 497</text:p>
          </table:table-cell>
          <table:table-cell table:style-name="ce24" office:value-type="float" office:value="9704322" calcext:value-type="float">
            <text:p><text:s/>9 704 322</text:p>
          </table:table-cell>
          <table:table-cell table:style-name="ce24" office:value-type="float" office:value="8313683" calcext:value-type="float">
            <text:p><text:s/>8 313 683</text:p>
          </table:table-cell>
          <table:table-cell table:style-name="ce24" office:value-type="float" office:value="2802461" calcext:value-type="float">
            <text:p><text:s/>2 802 461</text:p>
          </table:table-cell>
          <table:table-cell table:style-name="ce38" table:number-columns-repeated="8"/>
          <table:table-cell table:style-name="ce31"/>
          <table:table-cell table:style-name="ce38" table:number-columns-repeated="16369"/>
        </table:table-row>
        <table:table-row table:style-name="ro4">
          <table:table-cell table:style-name="ce7" office:value-type="string" calcext:value-type="string">
            <text:p>Comércio de veículos, peças e motocicletas </text:p>
          </table:table-cell>
          <table:table-cell table:style-name="ce25" office:value-type="float" office:value="76209500" calcext:value-type="float">
            <text:p><text:s/>76 209 500</text:p>
          </table:table-cell>
          <table:table-cell table:style-name="ce25" office:value-type="float" office:value="75538244" calcext:value-type="float">
            <text:p><text:s/>75 538 244</text:p>
          </table:table-cell>
          <table:table-cell table:style-name="ce25" office:value-type="float" office:value="286502" calcext:value-type="float">
            <text:p><text:s text:c="2"/>286 502</text:p>
          </table:table-cell>
          <table:table-cell table:style-name="ce25" office:value-type="float" office:value="265557" calcext:value-type="float">
            <text:p><text:s text:c="2"/>265 557</text:p>
          </table:table-cell>
          <table:table-cell table:style-name="ce68" office:value-type="float" office:value="119198" calcext:value-type="float">
            <text:p><text:s text:c="2"/>119 198</text:p>
          </table:table-cell>
          <table:table-cell table:style-name="ce38" table:number-columns-repeated="16378"/>
        </table:table-row>
        <table:table-row table:style-name="ro2">
          <table:table-cell table:style-name="ce8" office:value-type="string" calcext:value-type="string">
            <text:p>Veículos automotores</text:p>
          </table:table-cell>
          <table:table-cell table:style-name="ce26" office:value-type="float" office:value="41175123" calcext:value-type="float">
            <text:p><text:s/>41 175 123</text:p>
          </table:table-cell>
          <table:table-cell table:style-name="ce26" office:value-type="float" office:value="40746370" calcext:value-type="float">
            <text:p><text:s/>40 746 370</text:p>
          </table:table-cell>
          <table:table-cell table:style-name="ce26" office:value-type="float" office:value="231875" calcext:value-type="float">
            <text:p><text:s text:c="2"/>231 875</text:p>
          </table:table-cell>
          <table:table-cell table:style-name="ce26" office:value-type="float" office:value="115249" calcext:value-type="float">
            <text:p><text:s text:c="2"/>115 249</text:p>
          </table:table-cell>
          <table:table-cell table:style-name="ce69" office:value-type="float" office:value="81630" calcext:value-type="float">
            <text:p><text:s text:c="2"/>81 630</text:p>
          </table:table-cell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2">
          <table:table-cell table:style-name="ce8" office:value-type="string" calcext:value-type="string">
            <text:p>Peças para veículos</text:p>
          </table:table-cell>
          <table:table-cell table:style-name="ce26" office:value-type="float" office:value="31250708" calcext:value-type="float">
            <text:p><text:s/>31 250 708</text:p>
          </table:table-cell>
          <table:table-cell table:style-name="ce26" office:value-type="float" office:value="31023820" calcext:value-type="float">
            <text:p><text:s/>31 023 820</text:p>
          </table:table-cell>
          <table:table-cell table:style-name="ce26" office:value-type="float" office:value="52181" calcext:value-type="float">
            <text:p><text:s text:c="2"/>52 181</text:p>
          </table:table-cell>
          <table:table-cell table:style-name="ce26" office:value-type="float" office:value="146727" calcext:value-type="float">
            <text:p><text:s text:c="2"/>146 727</text:p>
          </table:table-cell>
          <table:table-cell table:style-name="ce69" office:value-type="float" office:value="27980" calcext:value-type="float">
            <text:p><text:s text:c="2"/>27 980</text:p>
          </table:table-cell>
          <table:table-cell table:style-name="ce27" table:number-columns-repeated="16378"/>
        </table:table-row>
        <table:table-row table:style-name="ro2">
          <table:table-cell table:style-name="ce8" office:value-type="string" calcext:value-type="string">
            <text:p>Motocicletas, peças e acessórios</text:p>
          </table:table-cell>
          <table:table-cell table:style-name="ce26" office:value-type="float" office:value="3783669" calcext:value-type="float">
            <text:p><text:s/>3 783 669</text:p>
          </table:table-cell>
          <table:table-cell table:style-name="ce26" office:value-type="float" office:value="3768054" calcext:value-type="float">
            <text:p><text:s/>3 768 054</text:p>
          </table:table-cell>
          <table:table-cell table:style-name="ce26" office:value-type="float" office:value="2446" calcext:value-type="float">
            <text:p><text:s text:c="2"/>2 446</text:p>
          </table:table-cell>
          <table:table-cell table:style-name="ce26" office:value-type="float" office:value="3581" calcext:value-type="float">
            <text:p><text:s text:c="2"/>3 581</text:p>
          </table:table-cell>
          <table:table-cell table:style-name="ce69" office:value-type="float" office:value="9588" calcext:value-type="float">
            <text:p><text:s text:c="2"/>9 588</text:p>
          </table:table-cell>
          <table:table-cell table:style-name="ce27" table:number-columns-repeated="16378"/>
        </table:table-row>
        <table:table-row table:style-name="ro4">
          <table:table-cell table:style-name="ce9" office:value-type="string" calcext:value-type="string">
            <text:p>Comércio por atacado</text:p>
          </table:table-cell>
          <table:table-cell table:style-name="ce25" office:value-type="float" office:value="389478204" calcext:value-type="float">
            <text:p><text:s/>389 478 204</text:p>
          </table:table-cell>
          <table:table-cell table:style-name="ce25" office:value-type="float" office:value="371492556" calcext:value-type="float">
            <text:p><text:s/>371 492 556</text:p>
          </table:table-cell>
          <table:table-cell table:style-name="ce25" office:value-type="float" office:value="8771671" calcext:value-type="float">
            <text:p><text:s/>8 771 671</text:p>
          </table:table-cell>
          <table:table-cell table:style-name="ce25" office:value-type="float" office:value="7127063" calcext:value-type="float">
            <text:p><text:s/>7 127 063</text:p>
          </table:table-cell>
          <table:table-cell table:style-name="ce68" office:value-type="float" office:value="2086909" calcext:value-type="float">
            <text:p><text:s/>2 086 909</text:p>
          </table:table-cell>
          <table:table-cell table:style-name="ce38" table:number-columns-repeated="8"/>
          <table:table-cell table:style-name="ce27"/>
          <table:table-cell table:style-name="ce38" table:number-columns-repeated="16369"/>
        </table:table-row>
        <table:table-row table:style-name="ro2">
          <table:table-cell table:style-name="ce10" office:value-type="string" calcext:value-type="string">
            <text:p>Representantes e agentes do comércio (exceto de veí-</text:p>
          </table:table-cell>
          <table:table-cell table:style-name="ce26" table:number-columns-repeated="4"/>
          <table:table-cell table:style-name="ce69"/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5">
          <table:table-cell table:style-name="ce10" office:value-type="string" calcext:value-type="string">
            <text:p><text:s text:c="2"/>culos e motocicletas)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matérias-primas agrícolas e animais vivos</text:p>
          </table:table-cell>
          <table:table-cell table:style-name="ce26" office:value-type="float" office:value="52545722" calcext:value-type="float">
            <text:p><text:s/>52 545 722</text:p>
          </table:table-cell>
          <table:table-cell table:style-name="ce26" office:value-type="float" office:value="49193992" calcext:value-type="float">
            <text:p><text:s/>49 193 992</text:p>
          </table:table-cell>
          <table:table-cell table:style-name="ce26" office:value-type="float" office:value="1487892" calcext:value-type="float">
            <text:p><text:s/>1 487 892</text:p>
          </table:table-cell>
          <table:table-cell table:style-name="ce26" office:value-type="float" office:value="1253464" calcext:value-type="float">
            <text:p><text:s/>1 253 464</text:p>
          </table:table-cell>
          <table:table-cell table:style-name="ce69" office:value-type="float" office:value="610373" calcext:value-type="float">
            <text:p><text:s text:c="2"/>610 373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especializado em produtos alimentícios,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bebidas e fumo</text:p>
          </table:table-cell>
          <table:table-cell table:style-name="ce26" office:value-type="float" office:value="54935446" calcext:value-type="float">
            <text:p><text:s/>54 935 446</text:p>
          </table:table-cell>
          <table:table-cell table:style-name="ce26" office:value-type="float" office:value="52558829" calcext:value-type="float">
            <text:p><text:s/>52 558 829</text:p>
          </table:table-cell>
          <table:table-cell table:style-name="ce26" office:value-type="float" office:value="1199372" calcext:value-type="float">
            <text:p><text:s/>1 199 372</text:p>
          </table:table-cell>
          <table:table-cell table:style-name="ce26" office:value-type="float" office:value="873720" calcext:value-type="float">
            <text:p><text:s text:c="2"/>873 720</text:p>
          </table:table-cell>
          <table:table-cell table:style-name="ce69" office:value-type="float" office:value="303525" calcext:value-type="float">
            <text:p><text:s text:c="2"/>303 525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equipamentos e artigos de uso pessoal e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doméstico</text:p>
          </table:table-cell>
          <table:table-cell table:style-name="ce26" office:value-type="float" office:value="70896861" calcext:value-type="float">
            <text:p><text:s/>70 896 861</text:p>
          </table:table-cell>
          <table:table-cell table:style-name="ce26" office:value-type="float" office:value="67501972" calcext:value-type="float">
            <text:p><text:s/>67 501 972</text:p>
          </table:table-cell>
          <table:table-cell table:style-name="ce26" office:value-type="float" office:value="2073672" calcext:value-type="float">
            <text:p><text:s/>2 073 672</text:p>
          </table:table-cell>
          <table:table-cell table:style-name="ce26" office:value-type="float" office:value="1050536" calcext:value-type="float">
            <text:p><text:s/>1 050 536</text:p>
          </table:table-cell>
          <table:table-cell table:style-name="ce69" office:value-type="float" office:value="270681" calcext:value-type="float">
            <text:p><text:s text:c="2"/>270 681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Tecidos, artefatos de tecidos e de armarinho,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1" office:value-type="string" calcext:value-type="string">
            <text:p><text:s text:c="2"/>vestuário, calçados e artigos de viagem</text:p>
          </table:table-cell>
          <table:table-cell table:style-name="ce26" office:value-type="float" office:value="13050834" calcext:value-type="float">
            <text:p><text:s/>13 050 834</text:p>
          </table:table-cell>
          <table:table-cell table:style-name="ce26" office:value-type="float" office:value="12490463" calcext:value-type="float">
            <text:p><text:s/>12 490 463</text:p>
          </table:table-cell>
          <table:table-cell table:style-name="ce26" office:value-type="float" office:value="332855" calcext:value-type="float">
            <text:p><text:s text:c="2"/>332 855</text:p>
          </table:table-cell>
          <table:table-cell table:style-name="ce26" office:value-type="float" office:value="219019" calcext:value-type="float">
            <text:p><text:s text:c="2"/>219 019</text:p>
          </table:table-cell>
          <table:table-cell table:style-name="ce69" office:value-type="float" office:value="8496" calcext:value-type="float">
            <text:p><text:s text:c="2"/>8 496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Tecidos, artefatos de tecidos e de armarinho</text:p>
          </table:table-cell>
          <table:table-cell table:style-name="ce26" office:value-type="float" office:value="6763224" calcext:value-type="float">
            <text:p><text:s/>6 763 224</text:p>
          </table:table-cell>
          <table:table-cell table:style-name="ce26" office:value-type="float" office:value="6433378" calcext:value-type="float">
            <text:p><text:s/>6 433 378</text:p>
          </table:table-cell>
          <table:table-cell table:style-name="ce26" office:value-type="float" office:value="223755" calcext:value-type="float">
            <text:p><text:s text:c="2"/>223 755</text:p>
          </table:table-cell>
          <table:table-cell table:style-name="ce26" office:value-type="float" office:value="105109" calcext:value-type="float">
            <text:p><text:s text:c="2"/>105 109</text:p>
          </table:table-cell>
          <table:table-cell table:style-name="ce69" office:value-type="float" office:value="981" calcext:value-type="float">
            <text:p><text:s text:c="3"/>981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Artigos do vestuário e acessórios</text:p>
          </table:table-cell>
          <table:table-cell table:style-name="ce26" office:value-type="float" office:value="2995760" calcext:value-type="float">
            <text:p><text:s/>2 995 760</text:p>
          </table:table-cell>
          <table:table-cell table:style-name="ce26" office:value-type="float" office:value="2782593" calcext:value-type="float">
            <text:p><text:s/>2 782 593</text:p>
          </table:table-cell>
          <table:table-cell table:style-name="ce26" office:value-type="float" office:value="100004" calcext:value-type="float">
            <text:p><text:s text:c="2"/>100 004</text:p>
          </table:table-cell>
          <table:table-cell table:style-name="ce26" office:value-type="float" office:value="107057" calcext:value-type="float">
            <text:p><text:s text:c="2"/>107 057</text:p>
          </table:table-cell>
          <table:table-cell table:style-name="ce69" office:value-type="float" office:value="6106" calcext:value-type="float">
            <text:p><text:s text:c="2"/>6 106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Calçados e artigos de viagem</text:p>
          </table:table-cell>
          <table:table-cell table:style-name="ce26" office:value-type="float" office:value="3291850" calcext:value-type="float">
            <text:p><text:s/>3 291 850</text:p>
          </table:table-cell>
          <table:table-cell table:style-name="ce26" office:value-type="float" office:value="3274492" calcext:value-type="float">
            <text:p><text:s/>3 274 492</text:p>
          </table:table-cell>
          <table:table-cell table:style-name="ce26" office:value-type="float" office:value="9096" calcext:value-type="float">
            <text:p><text:s text:c="2"/>9 096</text:p>
          </table:table-cell>
          <table:table-cell table:style-name="ce26" office:value-type="float" office:value="6853" calcext:value-type="float">
            <text:p><text:s text:c="2"/>6 853</text:p>
          </table:table-cell>
          <table:table-cell table:style-name="ce69" office:value-type="float" office:value="1409" calcext:value-type="float">
            <text:p><text:s text:c="2"/>1 409</text:p>
          </table:table-cell>
          <table:table-cell table:style-name="ce27" table:number-columns-repeated="16378"/>
        </table:table-row>
        <table:table-row table:style-name="ro6">
          <table:table-cell table:style-name="ce13" office:value-type="string" calcext:value-type="string">
            <text:p><text:s text:c="8"/>Produtos farmacêuticos, perfumaria, cosméticos,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3" office:value-type="string" calcext:value-type="string">
            <text:p><text:s text:c="10"/>médicos, ortopédicos, odontológicos e veterinários</text:p>
          </table:table-cell>
          <table:table-cell table:style-name="ce26" office:value-type="float" office:value="44763532" calcext:value-type="float">
            <text:p><text:s/>44 763 532</text:p>
          </table:table-cell>
          <table:table-cell table:style-name="ce26" office:value-type="float" office:value="42879759" calcext:value-type="float">
            <text:p><text:s/>42 879 759</text:p>
          </table:table-cell>
          <table:table-cell table:style-name="ce26" office:value-type="float" office:value="1074133" calcext:value-type="float">
            <text:p><text:s/>1 074 133</text:p>
          </table:table-cell>
          <table:table-cell table:style-name="ce26" office:value-type="float" office:value="595510" calcext:value-type="float">
            <text:p><text:s text:c="2"/>595 510</text:p>
          </table:table-cell>
          <table:table-cell table:style-name="ce69" office:value-type="float" office:value="214131" calcext:value-type="float">
            <text:p><text:s text:c="2"/>214 131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Artigos de escritório e de papelaria; papel, pape-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7">
          <table:table-cell table:style-name="ce14" office:value-type="string" calcext:value-type="string">
            <text:p><text:s text:c="2"/>lão e seus artefatos; livros, jornais e outras pu-</text:p>
          </table:table-cell>
          <table:table-cell table:style-name="ce27" table:number-columns-repeated="16383"/>
        </table:table-row>
        <table:table-row table:style-name="ro7">
          <table:table-cell table:style-name="ce14" office:value-type="string" calcext:value-type="string">
            <text:p><text:s text:c="2"/>blicações</text:p>
          </table:table-cell>
          <table:table-cell table:style-name="ce26" office:value-type="float" office:value="2810980" calcext:value-type="float">
            <text:p><text:s/>2 810 980</text:p>
          </table:table-cell>
          <table:table-cell table:style-name="ce26" office:value-type="float" office:value="2690121" calcext:value-type="float">
            <text:p><text:s/>2 690 121</text:p>
          </table:table-cell>
          <table:table-cell table:style-name="ce26" office:value-type="float" office:value="108623" calcext:value-type="float">
            <text:p><text:s text:c="2"/>108 623</text:p>
          </table:table-cell>
          <table:table-cell table:style-name="ce26" office:value-type="float" office:value="11346" calcext:value-type="float">
            <text:p><text:s text:c="2"/>11 346</text:p>
          </table:table-cell>
          <table:table-cell table:style-name="ce69" office:value-type="float" office:value="890" calcext:value-type="float">
            <text:p><text:s text:c="3"/>890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Outros equipamentos e artigos de uso pessoal e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4" office:value-type="string" calcext:value-type="string">
            <text:p>doméstico (2)</text:p>
          </table:table-cell>
          <table:table-cell table:style-name="ce26" office:value-type="float" office:value="10271515" calcext:value-type="float">
            <text:p><text:s/>10 271 515</text:p>
          </table:table-cell>
          <table:table-cell table:style-name="ce26" office:value-type="float" office:value="9441629" calcext:value-type="float">
            <text:p><text:s/>9 441 629</text:p>
          </table:table-cell>
          <table:table-cell table:style-name="ce26" office:value-type="float" office:value="558061" calcext:value-type="float">
            <text:p><text:s text:c="2"/>558 061</text:p>
          </table:table-cell>
          <table:table-cell table:style-name="ce26" office:value-type="float" office:value="224661" calcext:value-type="float">
            <text:p><text:s text:c="2"/>224 661</text:p>
          </table:table-cell>
          <table:table-cell table:style-name="ce69" office:value-type="float" office:value="47164" calcext:value-type="float">
            <text:p><text:s text:c="2"/>47 164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produtos intermediários, resíduos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e sucatas</text:p>
          </table:table-cell>
          <table:table-cell table:style-name="ce26" office:value-type="float" office:value="112057113" calcext:value-type="float">
            <text:p><text:s/>112 057 113</text:p>
          </table:table-cell>
          <table:table-cell table:style-name="ce26" office:value-type="float" office:value="108414450" calcext:value-type="float">
            <text:p><text:s/>108 414 450</text:p>
          </table:table-cell>
          <table:table-cell table:style-name="ce26" office:value-type="float" office:value="1536279" calcext:value-type="float">
            <text:p><text:s/>1 536 279</text:p>
          </table:table-cell>
          <table:table-cell table:style-name="ce26" office:value-type="float" office:value="1849851" calcext:value-type="float">
            <text:p><text:s/>1 849 851</text:p>
          </table:table-cell>
          <table:table-cell table:style-name="ce69" office:value-type="float" office:value="256531" calcext:value-type="float">
            <text:p><text:s text:c="2"/>256 531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Combustíveis e lubrificantes</text:p>
          </table:table-cell>
          <table:table-cell table:style-name="ce26" office:value-type="float" office:value="30889334" calcext:value-type="float">
            <text:p><text:s/>30 889 334</text:p>
          </table:table-cell>
          <table:table-cell table:style-name="ce26" office:value-type="float" office:value="30597865" calcext:value-type="float">
            <text:p><text:s/>30 597 865</text:p>
          </table:table-cell>
          <table:table-cell table:style-name="ce26" office:value-type="float" office:value="142000" calcext:value-type="float">
            <text:p><text:s text:c="2"/>142 000</text:p>
          </table:table-cell>
          <table:table-cell table:style-name="ce26" office:value-type="float" office:value="62127" calcext:value-type="float">
            <text:p><text:s text:c="2"/>62 127</text:p>
          </table:table-cell>
          <table:table-cell table:style-name="ce69" office:value-type="float" office:value="87341" calcext:value-type="float">
            <text:p><text:s text:c="2"/>87 341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Madeira, ferragens, ferramentas, material elétrico e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1" office:value-type="string" calcext:value-type="string">
            <text:p><text:s text:c="4"/>material de construção</text:p>
          </table:table-cell>
          <table:table-cell table:style-name="ce26" office:value-type="float" office:value="20413896" calcext:value-type="float">
            <text:p><text:s/>20 413 896</text:p>
          </table:table-cell>
          <table:table-cell table:style-name="ce26" office:value-type="float" office:value="19557734" calcext:value-type="float">
            <text:p><text:s/>19 557 734</text:p>
          </table:table-cell>
          <table:table-cell table:style-name="ce26" office:value-type="float" office:value="297891" calcext:value-type="float">
            <text:p><text:s text:c="2"/>297 891</text:p>
          </table:table-cell>
          <table:table-cell table:style-name="ce26" office:value-type="float" office:value="524498" calcext:value-type="float">
            <text:p><text:s text:c="2"/>524 498</text:p>
          </table:table-cell>
          <table:table-cell table:style-name="ce69" office:value-type="float" office:value="33772" calcext:value-type="float">
            <text:p><text:s text:c="2"/>33 772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Produtos químicos, adubos e fertilizantes</text:p>
          </table:table-cell>
          <table:table-cell table:style-name="ce26" office:value-type="float" office:value="41589922" calcext:value-type="float">
            <text:p><text:s/>41 589 922</text:p>
          </table:table-cell>
          <table:table-cell table:style-name="ce26" office:value-type="float" office:value="40302956" calcext:value-type="float">
            <text:p><text:s/>40 302 956</text:p>
          </table:table-cell>
          <table:table-cell table:style-name="ce26" office:value-type="float" office:value="605280" calcext:value-type="float">
            <text:p><text:s text:c="2"/>605 280</text:p>
          </table:table-cell>
          <table:table-cell table:style-name="ce26" office:value-type="float" office:value="604670" calcext:value-type="float">
            <text:p><text:s text:c="2"/>604 670</text:p>
          </table:table-cell>
          <table:table-cell table:style-name="ce69" office:value-type="float" office:value="77016" calcext:value-type="float">
            <text:p><text:s text:c="2"/>77 016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Produtos siderúrgicos e metalúrgicos</text:p>
          </table:table-cell>
          <table:table-cell table:style-name="ce26" office:value-type="float" office:value="8198314" calcext:value-type="float">
            <text:p><text:s/>8 198 314</text:p>
          </table:table-cell>
          <table:table-cell table:style-name="ce26" office:value-type="float" office:value="7829108" calcext:value-type="float">
            <text:p><text:s/>7 829 108</text:p>
          </table:table-cell>
          <table:table-cell table:style-name="ce26" office:value-type="float" office:value="145078" calcext:value-type="float">
            <text:p><text:s text:c="2"/>145 078</text:p>
          </table:table-cell>
          <table:table-cell table:style-name="ce26" office:value-type="float" office:value="185772" calcext:value-type="float">
            <text:p><text:s text:c="2"/>185 772</text:p>
          </table:table-cell>
          <table:table-cell table:style-name="ce69" office:value-type="float" office:value="38356" calcext:value-type="float">
            <text:p><text:s text:c="2"/>38 356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Papel e papelão em bruto e de embalagens</text:p>
          </table:table-cell>
          <table:table-cell table:style-name="ce26" office:value-type="float" office:value="1774830" calcext:value-type="float">
            <text:p><text:s/>1 774 830</text:p>
          </table:table-cell>
          <table:table-cell table:style-name="ce26" office:value-type="float" office:value="1694210" calcext:value-type="float">
            <text:p><text:s/>1 694 210</text:p>
          </table:table-cell>
          <table:table-cell table:style-name="ce26" office:value-type="float" office:value="17072" calcext:value-type="float">
            <text:p><text:s text:c="2"/>17 072</text:p>
          </table:table-cell>
          <table:table-cell table:style-name="ce26" office:value-type="float" office:value="54483" calcext:value-type="float">
            <text:p><text:s text:c="2"/>54 483</text:p>
          </table:table-cell>
          <table:table-cell table:style-name="ce69" office:value-type="float" office:value="9065" calcext:value-type="float">
            <text:p><text:s text:c="2"/>9 065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Resíduos, sucatas e outros produtos</text:p>
          </table:table-cell>
          <table:table-cell table:style-name="ce26" office:value-type="float" office:value="9190817" calcext:value-type="float">
            <text:p><text:s/>9 190 817</text:p>
          </table:table-cell>
          <table:table-cell table:style-name="ce26" office:value-type="float" office:value="8432577" calcext:value-type="float">
            <text:p><text:s/>8 432 577</text:p>
          </table:table-cell>
          <table:table-cell table:style-name="ce26" office:value-type="float" office:value="328958" calcext:value-type="float">
            <text:p><text:s text:c="2"/>328 958</text:p>
          </table:table-cell>
          <table:table-cell table:style-name="ce26" office:value-type="float" office:value="418301" calcext:value-type="float">
            <text:p><text:s text:c="2"/>418 301</text:p>
          </table:table-cell>
          <table:table-cell table:style-name="ce69" office:value-type="float" office:value="10981" calcext:value-type="float">
            <text:p><text:s text:c="2"/>10 981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Resíduos e sucatas</text:p>
          </table:table-cell>
          <table:table-cell table:style-name="ce26" office:value-type="float" office:value="3975520" calcext:value-type="float">
            <text:p><text:s/>3 975 520</text:p>
          </table:table-cell>
          <table:table-cell table:style-name="ce26" office:value-type="float" office:value="3421723" calcext:value-type="float">
            <text:p><text:s/>3 421 723</text:p>
          </table:table-cell>
          <table:table-cell table:style-name="ce26" office:value-type="float" office:value="262468" calcext:value-type="float">
            <text:p><text:s text:c="2"/>262 468</text:p>
          </table:table-cell>
          <table:table-cell table:style-name="ce26" office:value-type="float" office:value="288563" calcext:value-type="float">
            <text:p><text:s text:c="2"/>288 563</text:p>
          </table:table-cell>
          <table:table-cell table:style-name="ce69" office:value-type="float" office:value="2766" calcext:value-type="float">
            <text:p><text:s text:c="2"/>2 766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Outros produtos (3)</text:p>
          </table:table-cell>
          <table:table-cell table:style-name="ce26" office:value-type="float" office:value="5215297" calcext:value-type="float">
            <text:p><text:s/>5 215 297</text:p>
          </table:table-cell>
          <table:table-cell table:style-name="ce26" office:value-type="float" office:value="5010854" calcext:value-type="float">
            <text:p><text:s/>5 010 854</text:p>
          </table:table-cell>
          <table:table-cell table:style-name="ce26" office:value-type="float" office:value="66490" calcext:value-type="float">
            <text:p><text:s text:c="2"/>66 490</text:p>
          </table:table-cell>
          <table:table-cell table:style-name="ce26" office:value-type="float" office:value="129738" calcext:value-type="float">
            <text:p><text:s text:c="2"/>129 738</text:p>
          </table:table-cell>
          <table:table-cell table:style-name="ce69" office:value-type="float" office:value="8215" calcext:value-type="float">
            <text:p><text:s text:c="2"/>8 215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equipamentos e produtos de tecnologia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de informação e comunicação</text:p>
          </table:table-cell>
          <table:table-cell table:style-name="ce26" office:value-type="float" office:value="10797471" calcext:value-type="float">
            <text:p><text:s/>10 797 471</text:p>
          </table:table-cell>
          <table:table-cell table:style-name="ce26" office:value-type="float" office:value="10052342" calcext:value-type="float">
            <text:p><text:s/>10 052 342</text:p>
          </table:table-cell>
          <table:table-cell table:style-name="ce26" office:value-type="float" office:value="260373" calcext:value-type="float">
            <text:p><text:s text:c="2"/>260 373</text:p>
          </table:table-cell>
          <table:table-cell table:style-name="ce26" office:value-type="float" office:value="365501" calcext:value-type="float">
            <text:p><text:s text:c="2"/>365 501</text:p>
          </table:table-cell>
          <table:table-cell table:style-name="ce69" office:value-type="float" office:value="119254" calcext:value-type="float">
            <text:p><text:s text:c="2"/>119 254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máquinas, aparelhos e equipamentos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(exceto de tecnologia de informação e comunicação)</text:p>
          </table:table-cell>
          <table:table-cell table:style-name="ce26" office:value-type="float" office:value="48220180" calcext:value-type="float">
            <text:p><text:s/>48 220 180</text:p>
          </table:table-cell>
          <table:table-cell table:style-name="ce26" office:value-type="float" office:value="45939336" calcext:value-type="float">
            <text:p><text:s/>45 939 336</text:p>
          </table:table-cell>
          <table:table-cell table:style-name="ce26" office:value-type="float" office:value="1530821" calcext:value-type="float">
            <text:p><text:s/>1 530 821</text:p>
          </table:table-cell>
          <table:table-cell table:style-name="ce26" office:value-type="float" office:value="594969" calcext:value-type="float">
            <text:p><text:s text:c="2"/>594 969</text:p>
          </table:table-cell>
          <table:table-cell table:style-name="ce69" office:value-type="float" office:value="155053" calcext:value-type="float">
            <text:p><text:s text:c="2"/>155 053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não especializado</text:p>
          </table:table-cell>
          <table:table-cell table:style-name="ce28" office:value-type="float" office:value="40025411" calcext:value-type="float">
            <text:p><text:s/>40 025 411</text:p>
          </table:table-cell>
          <table:table-cell table:style-name="ce28" office:value-type="float" office:value="37831635" calcext:value-type="float">
            <text:p><text:s/>37 831 635</text:p>
          </table:table-cell>
          <table:table-cell table:style-name="ce28" office:value-type="float" office:value="683262" calcext:value-type="float">
            <text:p><text:s text:c="2"/>683 262</text:p>
          </table:table-cell>
          <table:table-cell table:style-name="ce28" office:value-type="float" office:value="1139022" calcext:value-type="float">
            <text:p><text:s/>1 139 022</text:p>
          </table:table-cell>
          <table:table-cell table:style-name="ce70" office:value-type="float" office:value="371492" calcext:value-type="float">
            <text:p><text:s text:c="2"/>371 492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8">
          <table:table-cell table:style-name="ce15"/>
          <table:table-cell table:style-name="ce16" table:number-columns-repeated="5"/>
          <table:table-cell table:style-name="ce40" table:number-columns-repeated="8"/>
          <table:table-cell table:style-name="ce27"/>
          <table:table-cell table:style-name="ce40" table:number-columns-repeated="16369"/>
        </table:table-row>
        <table:table-row table:style-name="ro8">
          <table:table-cell table:style-name="ce40"/>
          <table:table-cell table:style-name="ce16" table:number-columns-repeated="5"/>
          <table:table-cell table:style-name="ce40" table:number-columns-repeated="16378"/>
        </table:table-row>
        <table:table-row table:style-name="ro8" table:number-rows-repeated="2">
          <table:table-cell table:style-name="ce40" table:number-columns-repeated="14"/>
          <table:table-cell/>
          <table:table-cell table:style-name="ce40" table:number-columns-repeated="16369"/>
        </table:table-row>
        <table:table-row table:style-name="ro7">
          <table:table-cell table:style-name="ce17"/>
          <table:table-cell table:style-name="ce40" table:number-columns-repeated="5"/>
          <table:table-cell table:style-name="ce31" table:number-columns-repeated="8"/>
          <table:table-cell/>
          <table:table-cell table:style-name="ce31" table:number-columns-repeated="16369"/>
        </table:table-row>
        <table:table-row table:style-name="ro7" table:number-rows-repeated="5">
          <table:table-cell table:style-name="ce17" table:number-columns-repeated="2"/>
          <table:table-cell table:style-name="ce31" table:number-columns-repeated="12"/>
          <table:table-cell/>
          <table:table-cell table:style-name="ce31" table:number-columns-repeated="16369"/>
        </table:table-row>
        <table:table-row table:style-name="ro7">
          <table:table-cell table:style-name="ce18"/>
          <table:table-cell table:style-name="ce17"/>
          <table:table-cell table:style-name="ce31" table:number-columns-repeated="4"/>
          <table:table-cell table:style-name="ce32" table:number-columns-repeated="8"/>
          <table:table-cell/>
          <table:table-cell table:style-name="ce32" table:number-columns-repeated="16369"/>
        </table:table-row>
        <table:table-row table:style-name="ro7" table:number-rows-repeated="10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 table:number-rows-repeated="7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>
          <table:table-cell table:style-name="ce17"/>
          <table:table-cell table:style-name="ce18"/>
          <table:table-cell table:style-name="ce32" table:number-columns-repeated="4"/>
          <table:table-cell table:style-name="ce31" table:number-columns-repeated="8"/>
          <table:table-cell/>
          <table:table-cell table:style-name="ce31" table:number-columns-repeated="16369"/>
        </table:table-row>
        <table:table-row table:style-name="ro8" table:number-rows-repeated="48">
          <table:table-cell table:style-name="ce17" table:number-columns-repeated="2"/>
          <table:table-cell table:style-name="ce31" table:number-columns-repeated="12"/>
          <table:table-cell/>
          <table:table-cell table:style-name="ce31" table:number-columns-repeated="16369"/>
        </table:table-row>
        <table:table-row table:style-name="ro8">
          <table:table-cell table:style-name="ce18"/>
          <table:table-cell table:style-name="ce17"/>
          <table:table-cell table:style-name="ce31" table:number-columns-repeated="4"/>
          <table:table-cell table:style-name="ce32" table:number-columns-repeated="8"/>
          <table:table-cell/>
          <table:table-cell table:style-name="ce32" table:number-columns-repeated="16369"/>
        </table:table-row>
        <table:table-row table:style-name="ro8" table:number-rows-repeated="477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>
          <table:table-cell/>
          <table:table-cell table:style-name="ce18"/>
          <table:table-cell table:style-name="ce32" table:number-columns-repeated="4"/>
          <table:table-cell table:number-columns-repeated="16378"/>
        </table:table-row>
        <table:table-row table:style-name="ro8" table:number-rows-repeated="104797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TAB16D" table:style-name="ta4">
        <table:table-column table:style-name="co1" table:default-cell-style-name="ce19"/>
        <table:table-column table:style-name="co4" table:default-cell-style-name="ce19"/>
        <table:table-column table:style-name="co4" table:number-columns-repeated="2" table:default-cell-style-name="ce33"/>
        <table:table-column table:style-name="co5" table:number-columns-repeated="2" table:default-cell-style-name="ce33"/>
        <table:table-column table:style-name="co3" table:number-columns-repeated="16378" table:default-cell-style-name="ce33"/>
        <table:table-row table:style-name="ro1">
          <table:table-cell table:style-name="ce1" office:value-type="string" calcext:value-type="string" table:number-columns-spanned="6" table:number-rows-spanned="1">
            <text:p>Tabela 16 - Compras e estoques das empresas comerciais com 20 ou mais pessoas ocupadas, </text:p>
          </table:table-cell>
          <table:covered-table-cell table:number-columns-repeated="5" table:style-name="ce1"/>
          <table:table-cell table:style-name="ce37" table:number-columns-repeated="8"/>
          <table:table-cell table:style-name="ce41"/>
          <table:table-cell table:style-name="ce37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segundo as divisões, grupos e classes de atividades - Brasil - 2023</text:p>
          </table:table-cell>
          <table:covered-table-cell table:number-columns-repeated="5" table:style-name="ce1"/>
          <table:table-cell table:style-name="ce37" table:number-columns-repeated="8"/>
          <table:table-cell table:style-name="ce41"/>
          <table:table-cell table:style-name="ce37" table:number-columns-repeated="16369"/>
        </table:table-row>
        <table:table-row table:style-name="ro1">
          <table:table-cell table:style-name="ce71"/>
          <table:table-cell table:style-name="ce77" table:number-columns-repeated="4"/>
          <table:table-cell table:style-name="ce66" office:value-type="string" calcext:value-type="string">
            <text:p>(continuação)</text:p>
          </table:table-cell>
          <table:table-cell table:style-name="ce71" table:number-columns-repeated="8"/>
          <table:table-cell table:style-name="ce42"/>
          <table:table-cell table:style-name="ce71" table:number-columns-repeated="16369"/>
        </table:table-row>
        <table:table-row table:style-name="ro2">
          <table:table-cell table:style-name="ce72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61" office:value-type="string" calcext:value-type="string" table:number-columns-spanned="5" table:number-rows-spanned="1">
            <text:p>Estoque das empresas comerciais com 20 ou mais pessoas ocupadas</text:p>
          </table:table-cell>
          <table:covered-table-cell table:number-columns-repeated="4" table:style-name="ce64"/>
          <table:table-cell table:style-name="ce31" table:number-columns-repeated="16378"/>
        </table:table-row>
        <table:table-row table:style-name="ro2">
          <table:covered-table-cell table:style-name="ce73"/>
          <table:table-cell table:style-name="ce61" office:value-type="string" calcext:value-type="string" table:number-columns-spanned="5" table:number-rows-spanned="1">
            <text:p>Em 31.12.2022</text:p>
          </table:table-cell>
          <table:covered-table-cell table:number-columns-repeated="4" table:style-name="ce64"/>
          <table:table-cell table:style-name="ce31" table:number-columns-repeated="16378"/>
        </table:table-row>
        <table:table-row table:style-name="ro3">
          <table:covered-table-cell table:style-name="ce73"/>
          <table:table-cell table:style-name="ce62" office:value-type="string" calcext:value-type="string">
            <text:p>Total</text:p>
          </table:table-cell>
          <table:table-cell table:style-name="ce62" office:value-type="string" calcext:value-type="string">
            <text:p>Mercadorias</text:p>
            <text:p>para revenda</text:p>
            <text:p>(1)</text:p>
          </table:table-cell>
          <table:table-cell table:style-name="ce62" office:value-type="string" calcext:value-type="string">
            <text:p>Produtos</text:p>
            <text:p>acabados</text:p>
            <text:p>e em</text:p>
            <text:p>elaboração</text:p>
          </table:table-cell>
          <table:table-cell table:style-name="ce62" office:value-type="string" calcext:value-type="string">
            <text:p>Matérias-primas</text:p>
            <text:p>para fabricação</text:p>
            <text:p>própria</text:p>
          </table:table-cell>
          <table:table-cell table:style-name="ce67" office:value-type="string" calcext:value-type="string">
            <text:p>Material de</text:p>
            <text:p>embalagem e</text:p>
            <text:p>outros materiais</text:p>
            <text:p>(de reposição,</text:p>
            <text:p>peças, etc.)</text:p>
          </table:table-cell>
          <table:table-cell table:style-name="ce31" table:number-columns-repeated="16378"/>
        </table:table-row>
        <table:table-row table:style-name="ro2">
          <table:covered-table-cell table:style-name="ce74"/>
          <table:table-cell table:style-name="ce63" office:value-type="string" calcext:value-type="string" table:number-columns-spanned="5" table:number-rows-spanned="1">
            <text:p>1 000 R$</text:p>
          </table:table-cell>
          <table:covered-table-cell table:number-columns-repeated="2" table:style-name="ce65"/>
          <table:covered-table-cell table:style-name="ce65">
            <draw:custom-shape draw:z-index="8" draw:name="Text Box 9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" draw:name="Text Box 10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" draw:name="Text Box 1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" draw:name="Text Box 18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" draw:name="Text Box 19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" draw:name="Text Box 20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" draw:name="Text Box 2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" draw:name="Text Box 2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" draw:name="Text Box 2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6" draw:name="Text Box 9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7" draw:name="Text Box 10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8" draw:name="Text Box 1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1" draw:name="Text Box 18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2" draw:name="Text Box 19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3" draw:name="Text Box 20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4" draw:name="Text Box 2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5" draw:name="Text Box 2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6" draw:name="Text Box 2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5">
            <draw:custom-shape draw:z-index="0" draw:name="Text Box 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" draw:name="Text Box 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" draw:name="Text Box 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1" draw:name="Text Box 1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" draw:name="Text Box 1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" draw:name="Text Box 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" draw:name="Text Box 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5" draw:name="Text Box 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9" draw:name="Text Box 1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0" draw:name="Text Box 1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71">
            <draw:custom-shape draw:z-index="3" draw:name="Text Box 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" draw:name="Text Box 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" draw:name="Text Box 6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" draw:name="Text Box 7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" draw:name="Text Box 8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" draw:name="Text Box 1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" draw:name="Text Box 1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" draw:name="Text Box 16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" draw:name="Text Box 17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1" table:number-columns-repeated="7"/>
          <table:table-cell table:style-name="ce31"/>
          <table:table-cell table:style-name="ce71" table:number-columns-repeated="16369"/>
        </table:table-row>
        <table:table-row table:style-name="ro2">
          <table:table-cell table:style-name="ce46" office:value-type="string" calcext:value-type="string">
            <text:p>Comércio varejista</text:p>
          </table:table-cell>
          <table:table-cell table:style-name="ce52" office:value-type="float" office:value="264850265" calcext:value-type="float">
            <text:p><text:s/>264 850 265</text:p>
          </table:table-cell>
          <table:table-cell table:style-name="ce52" office:value-type="float" office:value="262686697" calcext:value-type="float">
            <text:p><text:s/>262 686 697</text:p>
          </table:table-cell>
          <table:table-cell table:style-name="ce52" office:value-type="float" office:value="646149" calcext:value-type="float">
            <text:p><text:s text:c="2"/>646 149</text:p>
          </table:table-cell>
          <table:table-cell table:style-name="ce52" office:value-type="float" office:value="921063" calcext:value-type="float">
            <text:p><text:s text:c="2"/>921 063</text:p>
          </table:table-cell>
          <table:table-cell table:style-name="ce79" office:value-type="float" office:value="596354" calcext:value-type="float">
            <text:p><text:s text:c="2"/>596 354</text:p>
          </table:table-cell>
          <table:table-cell table:style-name="ce38" table:number-columns-repeated="8"/>
          <table:table-cell table:style-name="ce31"/>
          <table:table-cell table:style-name="ce38" table:number-columns-repeated="16369"/>
        </table:table-row>
        <table:table-row table:style-name="ro9">
          <table:table-cell table:style-name="ce47" office:value-type="string" calcext:value-type="string">
            <text:p><text:s text:c="4"/>Comércio não especializado</text:p>
          </table:table-cell>
          <table:table-cell table:style-name="ce28" office:value-type="float" office:value="111886138" calcext:value-type="float">
            <text:p><text:s/>111 886 138</text:p>
          </table:table-cell>
          <table:table-cell table:style-name="ce28" office:value-type="float" office:value="111439480" calcext:value-type="float">
            <text:p><text:s/>111 439 480</text:p>
          </table:table-cell>
          <table:table-cell table:style-name="ce28" office:value-type="float" office:value="32133" calcext:value-type="float">
            <text:p><text:s text:c="2"/>32 133</text:p>
          </table:table-cell>
          <table:table-cell table:style-name="ce28" office:value-type="float" office:value="139914" calcext:value-type="float">
            <text:p><text:s text:c="2"/>139 914</text:p>
          </table:table-cell>
          <table:table-cell table:style-name="ce70" office:value-type="float" office:value="274612" calcext:value-type="float">
            <text:p><text:s text:c="2"/>274 612</text:p>
          </table:table-cell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10">
          <table:table-cell table:style-name="ce48" office:value-type="string" calcext:value-type="string">
            <text:p><text:s text:c="8"/>Hipermercados e supermercados</text:p>
          </table:table-cell>
          <table:table-cell table:style-name="ce28" office:value-type="float" office:value="86002951" calcext:value-type="float">
            <text:p><text:s/>86 002 951</text:p>
          </table:table-cell>
          <table:table-cell table:style-name="ce28" office:value-type="float" office:value="85642608" calcext:value-type="float">
            <text:p><text:s/>85 642 608</text:p>
          </table:table-cell>
          <table:table-cell table:style-name="ce28" office:value-type="float" office:value="18883" calcext:value-type="float">
            <text:p><text:s text:c="2"/>18 883</text:p>
          </table:table-cell>
          <table:table-cell table:style-name="ce28" office:value-type="float" office:value="118782" calcext:value-type="float">
            <text:p><text:s text:c="2"/>118 782</text:p>
          </table:table-cell>
          <table:table-cell table:style-name="ce70" office:value-type="float" office:value="222680" calcext:value-type="float">
            <text:p><text:s text:c="2"/>222 680</text:p>
          </table:table-cell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10">
          <table:table-cell table:style-name="ce49" office:value-type="string" calcext:value-type="string">
            <text:p><text:s text:c="8"/>Outros tipos de comércio não especializado com</text:p>
          </table:table-cell>
          <table:table-cell table:style-name="ce28" table:number-columns-repeated="4"/>
          <table:table-cell table:style-name="ce70"/>
          <table:table-cell table:style-name="ce27" table:number-columns-repeated="16378"/>
        </table:table-row>
        <table:table-row table:style-name="ro5">
          <table:table-cell table:style-name="ce49" office:value-type="string" calcext:value-type="string">
            <text:p><text:s text:c="10"/>predominância de produtos alimentícios (4)</text:p>
          </table:table-cell>
          <table:table-cell table:style-name="ce28" office:value-type="float" office:value="7313336" calcext:value-type="float">
            <text:p><text:s/>7 313 336</text:p>
          </table:table-cell>
          <table:table-cell table:style-name="ce28" office:value-type="float" office:value="7299944" calcext:value-type="float">
            <text:p><text:s/>7 299 944</text:p>
          </table:table-cell>
          <table:table-cell table:style-name="ce28" office:value-type="float" office:value="1455" calcext:value-type="float">
            <text:p><text:s text:c="2"/>1 455</text:p>
          </table:table-cell>
          <table:table-cell table:style-name="ce28" office:value-type="float" office:value="7754" calcext:value-type="float">
            <text:p><text:s text:c="2"/>7 754</text:p>
          </table:table-cell>
          <table:table-cell table:style-name="ce70" office:value-type="float" office:value="4183" calcext:value-type="float">
            <text:p><text:s text:c="2"/>4 183</text:p>
          </table:table-cell>
          <table:table-cell table:style-name="ce27" table:number-columns-repeated="16378"/>
        </table:table-row>
        <table:table-row table:style-name="ro10">
          <table:table-cell table:style-name="ce49" office:value-type="string" calcext:value-type="string">
            <text:p><text:s text:c="8"/>Comércio não especializado sem predominân- </text:p>
          </table:table-cell>
          <table:table-cell table:style-name="ce28" table:number-columns-repeated="4"/>
          <table:table-cell table:style-name="ce70"/>
          <table:table-cell table:style-name="ce27" table:number-columns-repeated="16378"/>
        </table:table-row>
        <table:table-row table:style-name="ro5">
          <table:table-cell table:style-name="ce49" office:value-type="string" calcext:value-type="string">
            <text:p><text:s text:c="10"/>cia de produtos alimentícios (5)</text:p>
          </table:table-cell>
          <table:table-cell table:style-name="ce28" office:value-type="float" office:value="18569851" calcext:value-type="float">
            <text:p><text:s/>18 569 851</text:p>
          </table:table-cell>
          <table:table-cell table:style-name="ce28" office:value-type="float" office:value="18496928" calcext:value-type="float">
            <text:p><text:s/>18 496 928</text:p>
          </table:table-cell>
          <table:table-cell table:style-name="ce28" office:value-type="float" office:value="11795" calcext:value-type="float">
            <text:p><text:s text:c="2"/>11 795</text:p>
          </table:table-cell>
          <table:table-cell table:style-name="ce28" office:value-type="float" office:value="13378" calcext:value-type="float">
            <text:p><text:s text:c="2"/>13 378</text:p>
          </table:table-cell>
          <table:table-cell table:style-name="ce70" office:value-type="float" office:value="47749" calcext:value-type="float">
            <text:p><text:s text:c="2"/>47 749</text:p>
          </table:table-cell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9">
          <table:table-cell table:style-name="ce47" office:value-type="string" calcext:value-type="string">
            <text:p><text:s text:c="4"/>Comércio de produtos alimentícios, bebidas e fumo <text:s/></text:p>
          </table:table-cell>
          <table:table-cell table:style-name="ce28" office:value-type="float" office:value="6776736" calcext:value-type="float">
            <text:p><text:s/>6 776 736</text:p>
          </table:table-cell>
          <table:table-cell table:style-name="ce28" office:value-type="float" office:value="6625276" calcext:value-type="float">
            <text:p><text:s/>6 625 276</text:p>
          </table:table-cell>
          <table:table-cell table:style-name="ce28" office:value-type="float" office:value="38388" calcext:value-type="float">
            <text:p><text:s text:c="2"/>38 388</text:p>
          </table:table-cell>
          <table:table-cell table:style-name="ce28" office:value-type="float" office:value="43916" calcext:value-type="float">
            <text:p><text:s text:c="2"/>43 916</text:p>
          </table:table-cell>
          <table:table-cell table:style-name="ce70" office:value-type="float" office:value="69156" calcext:value-type="float">
            <text:p><text:s text:c="2"/>69 156</text:p>
          </table:table-cell>
          <table:table-cell table:style-name="ce27" table:number-columns-repeated="16378"/>
        </table:table-row>
        <table:table-row table:style-name="ro9">
          <table:table-cell table:style-name="ce47" office:value-type="string" calcext:value-type="string">
            <text:p><text:s text:c="4"/>Comércio de tecidos, artigos de armarinho, vestuá- <text:s/></text:p>
          </table:table-cell>
          <table:table-cell table:style-name="ce28" table:number-columns-repeated="4"/>
          <table:table-cell table:style-name="ce70"/>
          <table:table-cell table:style-name="ce27" table:number-columns-repeated="16378"/>
        </table:table-row>
        <table:table-row table:style-name="ro5">
          <table:table-cell table:style-name="ce48" office:value-type="string" calcext:value-type="string">
            <text:p><text:s text:c="6"/>rio e calçados</text:p>
          </table:table-cell>
          <table:table-cell table:style-name="ce28" office:value-type="float" office:value="27326582" calcext:value-type="float">
            <text:p><text:s/>27 326 582</text:p>
          </table:table-cell>
          <table:table-cell table:style-name="ce28" office:value-type="float" office:value="26865508" calcext:value-type="float">
            <text:p><text:s/>26 865 508</text:p>
          </table:table-cell>
          <table:table-cell table:style-name="ce28" office:value-type="float" office:value="244092" calcext:value-type="float">
            <text:p><text:s text:c="2"/>244 092</text:p>
          </table:table-cell>
          <table:table-cell table:style-name="ce28" office:value-type="float" office:value="173873" calcext:value-type="float">
            <text:p><text:s text:c="2"/>173 873</text:p>
          </table:table-cell>
          <table:table-cell table:style-name="ce70" office:value-type="float" office:value="43106" calcext:value-type="float">
            <text:p><text:s text:c="2"/>43 106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Tecidos e artigos de armarinho</text:p>
          </table:table-cell>
          <table:table-cell table:style-name="ce28" office:value-type="float" office:value="4626647" calcext:value-type="float">
            <text:p><text:s/>4 626 647</text:p>
          </table:table-cell>
          <table:table-cell table:style-name="ce28" office:value-type="float" office:value="4535394" calcext:value-type="float">
            <text:p><text:s/>4 535 394</text:p>
          </table:table-cell>
          <table:table-cell table:style-name="ce28" office:value-type="float" office:value="40424" calcext:value-type="float">
            <text:p><text:s text:c="2"/>40 424</text:p>
          </table:table-cell>
          <table:table-cell table:style-name="ce28" office:value-type="float" office:value="43025" calcext:value-type="float">
            <text:p><text:s text:c="2"/>43 025</text:p>
          </table:table-cell>
          <table:table-cell table:style-name="ce70" office:value-type="float" office:value="7803" calcext:value-type="float">
            <text:p><text:s text:c="2"/>7 803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Artigos do vestuário e complementos</text:p>
          </table:table-cell>
          <table:table-cell table:style-name="ce28" office:value-type="float" office:value="17316141" calcext:value-type="float">
            <text:p><text:s/>17 316 141</text:p>
          </table:table-cell>
          <table:table-cell table:style-name="ce28" office:value-type="float" office:value="16976971" calcext:value-type="float">
            <text:p><text:s/>16 976 971</text:p>
          </table:table-cell>
          <table:table-cell table:style-name="ce28" office:value-type="float" office:value="183835" calcext:value-type="float">
            <text:p><text:s text:c="2"/>183 835</text:p>
          </table:table-cell>
          <table:table-cell table:style-name="ce28" office:value-type="float" office:value="125228" calcext:value-type="float">
            <text:p><text:s text:c="2"/>125 228</text:p>
          </table:table-cell>
          <table:table-cell table:style-name="ce70" office:value-type="float" office:value="30106" calcext:value-type="float">
            <text:p><text:s text:c="2"/>30 106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Calçados, artigos de couro e viagem</text:p>
          </table:table-cell>
          <table:table-cell table:style-name="ce28" office:value-type="float" office:value="5383794" calcext:value-type="float">
            <text:p><text:s/>5 383 794</text:p>
          </table:table-cell>
          <table:table-cell table:style-name="ce28" office:value-type="float" office:value="5353143" calcext:value-type="float">
            <text:p><text:s/>5 353 143</text:p>
          </table:table-cell>
          <table:table-cell table:style-name="ce28" office:value-type="float" office:value="19833" calcext:value-type="float">
            <text:p><text:s text:c="2"/>19 833</text:p>
          </table:table-cell>
          <table:table-cell table:style-name="ce28" office:value-type="float" office:value="5620" calcext:value-type="float">
            <text:p><text:s text:c="2"/>5 620</text:p>
          </table:table-cell>
          <table:table-cell table:style-name="ce70" office:value-type="float" office:value="5197" calcext:value-type="float">
            <text:p><text:s text:c="2"/>5 197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9">
          <table:table-cell table:style-name="ce48" office:value-type="string" calcext:value-type="string">
            <text:p><text:s text:c="4"/>Combustíveis e lubrificantes</text:p>
          </table:table-cell>
          <table:table-cell table:style-name="ce28" office:value-type="float" office:value="8069170" calcext:value-type="float">
            <text:p><text:s/>8 069 170</text:p>
          </table:table-cell>
          <table:table-cell table:style-name="ce28" office:value-type="float" office:value="8051534" calcext:value-type="float">
            <text:p><text:s/>8 051 534</text:p>
          </table:table-cell>
          <table:table-cell table:style-name="ce28" office:value-type="float" office:value="2257" calcext:value-type="float">
            <text:p><text:s text:c="2"/>2 257</text:p>
          </table:table-cell>
          <table:table-cell table:style-name="ce28" office:value-type="float" office:value="2245" calcext:value-type="float">
            <text:p><text:s text:c="2"/>2 245</text:p>
          </table:table-cell>
          <table:table-cell table:style-name="ce70" office:value-type="float" office:value="13134" calcext:value-type="float">
            <text:p><text:s text:c="2"/>13 134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9">
          <table:table-cell table:style-name="ce48" office:value-type="string" calcext:value-type="string">
            <text:p><text:s text:c="4"/>Comércio de outros produtos em lojas especiali-</text:p>
          </table:table-cell>
          <table:table-cell table:style-name="ce28" table:number-columns-repeated="4"/>
          <table:table-cell table:style-name="ce70"/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5">
          <table:table-cell table:style-name="ce48" office:value-type="string" calcext:value-type="string">
            <text:p><text:s text:c="6"/>zadas</text:p>
          </table:table-cell>
          <table:table-cell table:style-name="ce28" office:value-type="float" office:value="110756239" calcext:value-type="float">
            <text:p><text:s/>110 756 239</text:p>
          </table:table-cell>
          <table:table-cell table:style-name="ce28" office:value-type="float" office:value="109669501" calcext:value-type="float">
            <text:p><text:s/>109 669 501</text:p>
          </table:table-cell>
          <table:table-cell table:style-name="ce28" office:value-type="float" office:value="329279" calcext:value-type="float">
            <text:p><text:s text:c="2"/>329 279</text:p>
          </table:table-cell>
          <table:table-cell table:style-name="ce28" office:value-type="float" office:value="561115" calcext:value-type="float">
            <text:p><text:s text:c="2"/>561 115</text:p>
          </table:table-cell>
          <table:table-cell table:style-name="ce70" office:value-type="float" office:value="196344" calcext:value-type="float">
            <text:p><text:s text:c="2"/>196 344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Produtos farmacêuticos, perfumaria e cosméti- <text:s/></text:p>
          </table:table-cell>
          <table:table-cell table:style-name="ce28" table:number-columns-repeated="4"/>
          <table:table-cell table:style-name="ce70"/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5">
          <table:table-cell table:style-name="ce49" office:value-type="string" calcext:value-type="string">
            <text:p><text:s text:c="10"/>cos e artigos médicos, ortopédicos e de óptica</text:p>
          </table:table-cell>
          <table:table-cell table:style-name="ce28" office:value-type="float" office:value="29676090" calcext:value-type="float">
            <text:p><text:s/>29 676 090</text:p>
          </table:table-cell>
          <table:table-cell table:style-name="ce28" office:value-type="float" office:value="29420644" calcext:value-type="float">
            <text:p><text:s/>29 420 644</text:p>
          </table:table-cell>
          <table:table-cell table:style-name="ce28" office:value-type="float" office:value="75145" calcext:value-type="float">
            <text:p><text:s text:c="2"/>75 145</text:p>
          </table:table-cell>
          <table:table-cell table:style-name="ce28" office:value-type="float" office:value="117589" calcext:value-type="float">
            <text:p><text:s text:c="2"/>117 589</text:p>
          </table:table-cell>
          <table:table-cell table:style-name="ce70" office:value-type="float" office:value="62712" calcext:value-type="float">
            <text:p><text:s text:c="2"/>62 712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Eletrodomésticos, equipamentos de áudio e</text:p>
          </table:table-cell>
          <table:table-cell table:style-name="ce28" table:number-columns-repeated="4"/>
          <table:table-cell table:style-name="ce70"/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5">
          <table:table-cell table:style-name="ce49" office:value-type="string" calcext:value-type="string">
            <text:p><text:s text:c="10"/>vídeo, instrumentos musicais e acessórios</text:p>
          </table:table-cell>
          <table:table-cell table:style-name="ce28" office:value-type="float" office:value="14973669" calcext:value-type="float">
            <text:p><text:s/>14 973 669</text:p>
          </table:table-cell>
          <table:table-cell table:style-name="ce28" office:value-type="float" office:value="14935316" calcext:value-type="float">
            <text:p><text:s/>14 935 316</text:p>
          </table:table-cell>
          <table:table-cell table:style-name="ce28" office:value-type="float" office:value="10310" calcext:value-type="float">
            <text:p><text:s text:c="2"/>10 310</text:p>
          </table:table-cell>
          <table:table-cell table:style-name="ce28" office:value-type="float" office:value="3475" calcext:value-type="float">
            <text:p><text:s text:c="2"/>3 475</text:p>
          </table:table-cell>
          <table:table-cell table:style-name="ce70" office:value-type="float" office:value="24569" calcext:value-type="float">
            <text:p><text:s text:c="2"/>24 569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Móveis, artigos de iluminação, peças e acessó-</text:p>
          </table:table-cell>
          <table:table-cell table:style-name="ce28" table:number-columns-repeated="4"/>
          <table:table-cell table:style-name="ce70"/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5">
          <table:table-cell table:style-name="ce49" office:value-type="string" calcext:value-type="string">
            <text:p><text:s text:c="10"/>rios e outros artigos de uso doméstico</text:p>
          </table:table-cell>
          <table:table-cell table:style-name="ce28" office:value-type="float" office:value="8295263" calcext:value-type="float">
            <text:p><text:s/>8 295 263</text:p>
          </table:table-cell>
          <table:table-cell table:style-name="ce28" office:value-type="float" office:value="8187791" calcext:value-type="float">
            <text:p><text:s/>8 187 791</text:p>
          </table:table-cell>
          <table:table-cell table:style-name="ce28" office:value-type="float" office:value="23298" calcext:value-type="float">
            <text:p><text:s text:c="2"/>23 298</text:p>
          </table:table-cell>
          <table:table-cell table:style-name="ce28" office:value-type="float" office:value="74716" calcext:value-type="float">
            <text:p><text:s text:c="2"/>74 716</text:p>
          </table:table-cell>
          <table:table-cell table:style-name="ce70" office:value-type="float" office:value="9458" calcext:value-type="float">
            <text:p><text:s text:c="2"/>9 458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Material de construção</text:p>
          </table:table-cell>
          <table:table-cell table:style-name="ce28" office:value-type="float" office:value="37274525" calcext:value-type="float">
            <text:p><text:s/>37 274 525</text:p>
          </table:table-cell>
          <table:table-cell table:style-name="ce28" office:value-type="float" office:value="36817022" calcext:value-type="float">
            <text:p><text:s/>36 817 022</text:p>
          </table:table-cell>
          <table:table-cell table:style-name="ce28" office:value-type="float" office:value="83312" calcext:value-type="float">
            <text:p><text:s text:c="2"/>83 312</text:p>
          </table:table-cell>
          <table:table-cell table:style-name="ce28" office:value-type="float" office:value="325439" calcext:value-type="float">
            <text:p><text:s text:c="2"/>325 439</text:p>
          </table:table-cell>
          <table:table-cell table:style-name="ce70" office:value-type="float" office:value="48753" calcext:value-type="float">
            <text:p><text:s text:c="2"/>48 753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Equipamentos de informática e comunicação</text:p>
          </table:table-cell>
          <table:table-cell table:style-name="ce28" office:value-type="float" office:value="4356740" calcext:value-type="float">
            <text:p><text:s/>4 356 740</text:p>
          </table:table-cell>
          <table:table-cell table:style-name="ce28" office:value-type="float" office:value="4333620" calcext:value-type="float">
            <text:p><text:s/>4 333 620</text:p>
          </table:table-cell>
          <table:table-cell table:style-name="ce28" office:value-type="float" office:value="9421" calcext:value-type="float">
            <text:p><text:s text:c="2"/>9 421</text:p>
          </table:table-cell>
          <table:table-cell table:style-name="ce28" office:value-type="float" office:value="11021" calcext:value-type="float">
            <text:p><text:s text:c="2"/>11 021</text:p>
          </table:table-cell>
          <table:table-cell table:style-name="ce70" office:value-type="float" office:value="2678" calcext:value-type="float">
            <text:p><text:s text:c="2"/>2 678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Artigos culturais, recreativos e esportivos</text:p>
          </table:table-cell>
          <table:table-cell table:style-name="ce28" office:value-type="float" office:value="5624766" calcext:value-type="float">
            <text:p><text:s/>5 624 766</text:p>
          </table:table-cell>
          <table:table-cell table:style-name="ce28" office:value-type="float" office:value="5514249" calcext:value-type="float">
            <text:p><text:s/>5 514 249</text:p>
          </table:table-cell>
          <table:table-cell table:style-name="ce28" office:value-type="float" office:value="96388" calcext:value-type="float">
            <text:p><text:s text:c="2"/>96 388</text:p>
          </table:table-cell>
          <table:table-cell table:style-name="ce28" office:value-type="float" office:value="9930" calcext:value-type="float">
            <text:p><text:s text:c="2"/>9 930</text:p>
          </table:table-cell>
          <table:table-cell table:style-name="ce70" office:value-type="float" office:value="4198" calcext:value-type="float">
            <text:p><text:s text:c="2"/>4 198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Gás liquefeito de petróleo (GLP)</text:p>
          </table:table-cell>
          <table:table-cell table:style-name="ce28" office:value-type="float" office:value="699108" calcext:value-type="float">
            <text:p><text:s text:c="2"/>699 108</text:p>
          </table:table-cell>
          <table:table-cell table:style-name="ce28" office:value-type="float" office:value="659947" calcext:value-type="float">
            <text:p><text:s text:c="2"/>659 947</text:p>
          </table:table-cell>
          <table:table-cell table:style-name="ce28" office:value-type="float" office:value="108" calcext:value-type="float">
            <text:p><text:s text:c="3"/>108</text:p>
          </table:table-cell>
          <table:table-cell table:style-name="ce28" office:value-type="string" calcext:value-type="string">
            <text:p>-</text:p>
          </table:table-cell>
          <table:table-cell table:style-name="ce70" office:value-type="float" office:value="39052" calcext:value-type="float">
            <text:p><text:s text:c="2"/>39 052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0">
          <table:table-cell table:style-name="ce49" office:value-type="string" calcext:value-type="string">
            <text:p><text:s text:c="8"/>Outros produtos novos (6)</text:p>
          </table:table-cell>
          <table:table-cell table:style-name="ce28" office:value-type="float" office:value="9856078" calcext:value-type="float">
            <text:p><text:s/>9 856 078</text:p>
          </table:table-cell>
          <table:table-cell table:style-name="ce28" office:value-type="float" office:value="9800912" calcext:value-type="float">
            <text:p><text:s/>9 800 912</text:p>
          </table:table-cell>
          <table:table-cell table:style-name="ce28" office:value-type="float" office:value="31297" calcext:value-type="float">
            <text:p><text:s text:c="2"/>31 297</text:p>
          </table:table-cell>
          <table:table-cell table:style-name="ce28" office:value-type="float" office:value="18945" calcext:value-type="float">
            <text:p><text:s text:c="2"/>18 945</text:p>
          </table:table-cell>
          <table:table-cell table:style-name="ce70" office:value-type="float" office:value="4924" calcext:value-type="float">
            <text:p><text:s text:c="2"/>4 924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9">
          <table:table-cell table:style-name="ce48" office:value-type="string" calcext:value-type="string">
            <text:p><text:s text:c="4"/>Comércio de artigos usados</text:p>
          </table:table-cell>
          <table:table-cell table:style-name="ce28" office:value-type="float" office:value="35400" calcext:value-type="float">
            <text:p><text:s text:c="2"/>35 400</text:p>
          </table:table-cell>
          <table:table-cell table:style-name="ce28" office:value-type="float" office:value="35398" calcext:value-type="float">
            <text:p><text:s text:c="2"/>35 398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office:value-type="float" office:value="2" calcext:value-type="float">
            <text:p><text:s text:c="3"/>2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1">
          <table:table-cell table:style-name="ce75"/>
          <table:table-cell table:style-name="ce78" table:number-columns-repeated="5"/>
          <table:table-cell table:style-name="ce57" table:number-columns-repeated="8"/>
          <table:table-cell table:style-name="ce27"/>
          <table:table-cell table:style-name="ce57" table:number-columns-repeated="16369"/>
        </table:table-row>
        <table:table-row table:style-name="ro2">
          <table:table-cell table:style-name="ce76"/>
          <table:table-cell table:style-name="ce54" table:number-columns-repeated="4"/>
          <table:table-cell table:style-name="ce57" table:number-columns-repeated="9"/>
          <table:table-cell table:style-name="ce27"/>
          <table:table-cell table:style-name="ce57" table:number-columns-repeated="16369"/>
        </table:table-row>
        <table:table-row table:style-name="ro7">
          <table:table-cell table:style-name="ce51"/>
          <table:table-cell table:style-name="ce54" table:number-columns-repeated="4"/>
          <table:table-cell table:style-name="ce57" table:number-columns-repeated="9"/>
          <table:table-cell table:style-name="ce27"/>
          <table:table-cell table:style-name="ce57" table:number-columns-repeated="16369"/>
        </table:table-row>
        <table:table-row table:style-name="ro7">
          <table:table-cell table:style-name="ce51"/>
          <table:table-cell table:style-name="ce54" table:number-columns-repeated="4"/>
          <table:table-cell table:style-name="ce55" table:number-columns-repeated="9"/>
          <table:table-cell table:style-name="ce27"/>
          <table:table-cell table:style-name="ce55" table:number-columns-repeated="16369"/>
        </table:table-row>
        <table:table-row table:style-name="ro7">
          <table:table-cell table:style-name="ce51"/>
          <table:table-cell table:style-name="ce55" table:number-columns-repeated="13"/>
          <table:table-cell table:style-name="ce27"/>
          <table:table-cell table:style-name="ce55" table:number-columns-repeated="16369"/>
        </table:table-row>
        <table:table-row table:style-name="ro7" table:number-rows-repeated="2">
          <table:table-cell table:style-name="ce51"/>
          <table:table-cell table:style-name="ce56" table:number-columns-repeated="4"/>
          <table:table-cell table:style-name="ce55" table:number-columns-repeated="9"/>
          <table:table-cell table:style-name="ce27"/>
          <table:table-cell table:style-name="ce55" table:number-columns-repeated="16369"/>
        </table:table-row>
        <table:table-row table:style-name="ro12" table:number-rows-repeated="7">
          <table:table-cell table:style-name="ce17" table:number-columns-repeated="2"/>
          <table:table-cell table:style-name="ce31" table:number-columns-repeated="12"/>
          <table:table-cell table:style-name="ce27"/>
          <table:table-cell table:style-name="ce31" table:number-columns-repeated="16369"/>
        </table:table-row>
        <table:table-row table:style-name="ro12">
          <table:table-cell table:style-name="ce17" table:number-columns-repeated="2"/>
          <table:table-cell table:style-name="ce31" table:number-columns-repeated="12"/>
          <table:table-cell table:style-name="ce40"/>
          <table:table-cell table:style-name="ce31" table:number-columns-repeated="16369"/>
        </table:table-row>
        <table:table-row table:style-name="ro8" table:number-rows-repeated="77">
          <table:table-cell table:style-name="ce17" table:number-columns-repeated="2"/>
          <table:table-cell table:style-name="ce31" table:number-columns-repeated="12"/>
          <table:table-cell/>
          <table:table-cell table:style-name="ce31" table:number-columns-repeated="16369"/>
        </table:table-row>
        <table:table-row table:style-name="ro8" table:number-rows-repeated="485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 table:number-rows-repeated="1047963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TAB16E" table:style-name="ta5">
        <table:table-column table:style-name="co1" table:default-cell-style-name="ce19"/>
        <table:table-column table:style-name="co4" table:default-cell-style-name="ce19"/>
        <table:table-column table:style-name="co4" table:number-columns-repeated="2" table:default-cell-style-name="ce33"/>
        <table:table-column table:style-name="co5" table:number-columns-repeated="2" table:default-cell-style-name="ce33"/>
        <table:table-column table:style-name="co3" table:number-columns-repeated="16378" table:default-cell-style-name="ce33"/>
        <table:table-row table:style-name="ro1">
          <table:table-cell table:style-name="ce1" office:value-type="string" calcext:value-type="string" table:number-columns-spanned="6" table:number-rows-spanned="1">
            <text:p>Tabela 16 - Compras e estoques das empresas comerciais com 20 ou mais pessoas ocupadas, </text:p>
          </table:table-cell>
          <table:covered-table-cell table:number-columns-repeated="5" table:style-name="ce1"/>
          <table:table-cell table:style-name="ce37" table:number-columns-repeated="8"/>
          <table:table-cell table:style-name="ce41"/>
          <table:table-cell table:style-name="ce37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segundo as divisões, grupos e classes de atividades - Brasil - 2023</text:p>
          </table:table-cell>
          <table:covered-table-cell table:number-columns-repeated="5" table:style-name="ce1"/>
          <table:table-cell table:style-name="ce37" table:number-columns-repeated="8"/>
          <table:table-cell table:style-name="ce41"/>
          <table:table-cell table:style-name="ce37" table:number-columns-repeated="16369"/>
        </table:table-row>
        <table:table-row table:style-name="ro1">
          <table:table-cell table:style-name="ce31" table:number-columns-repeated="5"/>
          <table:table-cell table:style-name="ce66" office:value-type="string" calcext:value-type="string">
            <text:p>(continuação)</text:p>
          </table:table-cell>
          <table:table-cell table:style-name="ce71" table:number-columns-repeated="8"/>
          <table:table-cell table:style-name="ce42"/>
          <table:table-cell table:style-name="ce71" table:number-columns-repeated="16369"/>
        </table:table-row>
        <table:table-row table:style-name="ro2">
          <table:table-cell table:style-name="ce72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61" office:value-type="string" calcext:value-type="string" table:number-columns-spanned="5" table:number-rows-spanned="1">
            <text:p>Estoque das empresas comerciais com 20 ou mais pessoas ocupadas</text:p>
          </table:table-cell>
          <table:covered-table-cell table:number-columns-repeated="4" table:style-name="ce64"/>
          <table:table-cell table:style-name="ce31" table:number-columns-repeated="16378"/>
        </table:table-row>
        <table:table-row table:style-name="ro2">
          <table:covered-table-cell table:style-name="ce73"/>
          <table:table-cell table:style-name="ce61" office:value-type="string" calcext:value-type="string" table:number-columns-spanned="5" table:number-rows-spanned="1">
            <text:p>Em 31.12.2023</text:p>
          </table:table-cell>
          <table:covered-table-cell table:number-columns-repeated="4" table:style-name="ce64"/>
          <table:table-cell table:style-name="ce31" table:number-columns-repeated="16378"/>
        </table:table-row>
        <table:table-row table:style-name="ro3">
          <table:covered-table-cell table:style-name="ce73"/>
          <table:table-cell table:style-name="ce62" office:value-type="string" calcext:value-type="string">
            <text:p>Total</text:p>
          </table:table-cell>
          <table:table-cell table:style-name="ce62" office:value-type="string" calcext:value-type="string">
            <text:p>Mercadorias</text:p>
            <text:p>para revenda</text:p>
            <text:p>(1)</text:p>
          </table:table-cell>
          <table:table-cell table:style-name="ce62" office:value-type="string" calcext:value-type="string">
            <text:p>Produtos</text:p>
            <text:p>acabados</text:p>
            <text:p>e em</text:p>
            <text:p>elaboração</text:p>
          </table:table-cell>
          <table:table-cell table:style-name="ce62" office:value-type="string" calcext:value-type="string">
            <text:p>Matérias-primas</text:p>
            <text:p>para fabricação</text:p>
            <text:p>própria</text:p>
          </table:table-cell>
          <table:table-cell table:style-name="ce67" office:value-type="string" calcext:value-type="string">
            <text:p>Material de</text:p>
            <text:p>embalagem e</text:p>
            <text:p>outros materiais</text:p>
            <text:p>(de reposição,</text:p>
            <text:p>peças, etc.)</text:p>
          </table:table-cell>
          <table:table-cell table:style-name="ce31" table:number-columns-repeated="16378"/>
        </table:table-row>
        <table:table-row table:style-name="ro2">
          <table:covered-table-cell table:style-name="ce80"/>
          <table:table-cell table:style-name="ce63" office:value-type="string" calcext:value-type="string" table:number-columns-spanned="5" table:number-rows-spanned="1">
            <text:p>1 000 R$</text:p>
          </table:table-cell>
          <table:covered-table-cell table:number-columns-repeated="4" table:style-name="ce65"/>
          <table:table-cell table:style-name="ce31">
            <draw:custom-shape draw:z-index="0" draw:name="Text Box 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1" table:number-columns-repeated="16377"/>
        </table:table-row>
        <table:table-row table:style-name="ro2">
          <table:table-cell table:style-name="ce6" office:value-type="string" calcext:value-type="string">
            <text:p><text:s text:c="11"/>Total</text:p>
          </table:table-cell>
          <table:table-cell table:style-name="ce24" office:value-type="float" office:value="761467729" calcext:value-type="float">
            <text:p><text:s/>761 467 729</text:p>
          </table:table-cell>
          <table:table-cell table:style-name="ce24" office:value-type="float" office:value="741069121" calcext:value-type="float">
            <text:p><text:s/>741 069 121</text:p>
          </table:table-cell>
          <table:table-cell table:style-name="ce24" office:value-type="float" office:value="8840051" calcext:value-type="float">
            <text:p><text:s/>8 840 051</text:p>
          </table:table-cell>
          <table:table-cell table:style-name="ce24" office:value-type="float" office:value="8099146" calcext:value-type="float">
            <text:p><text:s/>8 099 146</text:p>
          </table:table-cell>
          <table:table-cell table:style-name="ce24" office:value-type="float" office:value="3459410" calcext:value-type="float">
            <text:p><text:s/>3 459 410</text:p>
          </table:table-cell>
          <table:table-cell table:style-name="ce38" table:number-columns-repeated="8"/>
          <table:table-cell table:style-name="ce31"/>
          <table:table-cell table:style-name="ce38" table:number-columns-repeated="16369"/>
        </table:table-row>
        <table:table-row table:style-name="ro4">
          <table:table-cell table:style-name="ce7" office:value-type="string" calcext:value-type="string">
            <text:p>Comércio de veículos, peças e motocicletas </text:p>
          </table:table-cell>
          <table:table-cell table:style-name="ce25" office:value-type="float" office:value="84511256" calcext:value-type="float">
            <text:p><text:s/>84 511 256</text:p>
          </table:table-cell>
          <table:table-cell table:style-name="ce25" office:value-type="float" office:value="83889951" calcext:value-type="float">
            <text:p><text:s/>83 889 951</text:p>
          </table:table-cell>
          <table:table-cell table:style-name="ce25" office:value-type="float" office:value="182378" calcext:value-type="float">
            <text:p><text:s text:c="2"/>182 378</text:p>
          </table:table-cell>
          <table:table-cell table:style-name="ce25" office:value-type="float" office:value="238854" calcext:value-type="float">
            <text:p><text:s text:c="2"/>238 854</text:p>
          </table:table-cell>
          <table:table-cell table:style-name="ce68" office:value-type="float" office:value="200071" calcext:value-type="float">
            <text:p><text:s text:c="2"/>200 071</text:p>
          </table:table-cell>
          <table:table-cell table:style-name="ce38" table:number-columns-repeated="16378"/>
        </table:table-row>
        <table:table-row table:style-name="ro2">
          <table:table-cell table:style-name="ce8" office:value-type="string" calcext:value-type="string">
            <text:p>Veículos automotores</text:p>
          </table:table-cell>
          <table:table-cell table:style-name="ce26" office:value-type="float" office:value="45960399" calcext:value-type="float">
            <text:p><text:s/>45 960 399</text:p>
          </table:table-cell>
          <table:table-cell table:style-name="ce26" office:value-type="float" office:value="45595180" calcext:value-type="float">
            <text:p><text:s/>45 595 180</text:p>
          </table:table-cell>
          <table:table-cell table:style-name="ce26" office:value-type="float" office:value="122859" calcext:value-type="float">
            <text:p><text:s text:c="2"/>122 859</text:p>
          </table:table-cell>
          <table:table-cell table:style-name="ce26" office:value-type="float" office:value="81558" calcext:value-type="float">
            <text:p><text:s text:c="2"/>81 558</text:p>
          </table:table-cell>
          <table:table-cell table:style-name="ce69" office:value-type="float" office:value="160801" calcext:value-type="float">
            <text:p><text:s text:c="2"/>160 801</text:p>
          </table:table-cell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2">
          <table:table-cell table:style-name="ce8" office:value-type="string" calcext:value-type="string">
            <text:p>Peças para veículos</text:p>
          </table:table-cell>
          <table:table-cell table:style-name="ce26" office:value-type="float" office:value="34201613" calcext:value-type="float">
            <text:p><text:s/>34 201 613</text:p>
          </table:table-cell>
          <table:table-cell table:style-name="ce26" office:value-type="float" office:value="33960048" calcext:value-type="float">
            <text:p><text:s/>33 960 048</text:p>
          </table:table-cell>
          <table:table-cell table:style-name="ce26" office:value-type="float" office:value="58657" calcext:value-type="float">
            <text:p><text:s text:c="2"/>58 657</text:p>
          </table:table-cell>
          <table:table-cell table:style-name="ce26" office:value-type="float" office:value="153186" calcext:value-type="float">
            <text:p><text:s text:c="2"/>153 186</text:p>
          </table:table-cell>
          <table:table-cell table:style-name="ce69" office:value-type="float" office:value="29721" calcext:value-type="float">
            <text:p><text:s text:c="2"/>29 721</text:p>
          </table:table-cell>
          <table:table-cell table:style-name="ce27" table:number-columns-repeated="16378"/>
        </table:table-row>
        <table:table-row table:style-name="ro2">
          <table:table-cell table:style-name="ce8" office:value-type="string" calcext:value-type="string">
            <text:p>Motocicletas, peças e acessórios</text:p>
          </table:table-cell>
          <table:table-cell table:style-name="ce26" office:value-type="float" office:value="4349244" calcext:value-type="float">
            <text:p><text:s/>4 349 244</text:p>
          </table:table-cell>
          <table:table-cell table:style-name="ce26" office:value-type="float" office:value="4334723" calcext:value-type="float">
            <text:p><text:s/>4 334 723</text:p>
          </table:table-cell>
          <table:table-cell table:style-name="ce26" office:value-type="float" office:value="862" calcext:value-type="float">
            <text:p><text:s text:c="3"/>862</text:p>
          </table:table-cell>
          <table:table-cell table:style-name="ce26" office:value-type="float" office:value="4110" calcext:value-type="float">
            <text:p><text:s text:c="2"/>4 110</text:p>
          </table:table-cell>
          <table:table-cell table:style-name="ce69" office:value-type="float" office:value="9549" calcext:value-type="float">
            <text:p><text:s text:c="2"/>9 549</text:p>
          </table:table-cell>
          <table:table-cell table:style-name="ce27" table:number-columns-repeated="16378"/>
        </table:table-row>
        <table:table-row table:style-name="ro4">
          <table:table-cell table:style-name="ce9" office:value-type="string" calcext:value-type="string">
            <text:p>Comércio por atacado</text:p>
          </table:table-cell>
          <table:table-cell table:style-name="ce25" office:value-type="float" office:value="395573424" calcext:value-type="float">
            <text:p><text:s/>395 573 424</text:p>
          </table:table-cell>
          <table:table-cell table:style-name="ce25" office:value-type="float" office:value="378878201" calcext:value-type="float">
            <text:p><text:s/>378 878 201</text:p>
          </table:table-cell>
          <table:table-cell table:style-name="ce25" office:value-type="float" office:value="7868163" calcext:value-type="float">
            <text:p><text:s/>7 868 163</text:p>
          </table:table-cell>
          <table:table-cell table:style-name="ce25" office:value-type="float" office:value="6741812" calcext:value-type="float">
            <text:p><text:s/>6 741 812</text:p>
          </table:table-cell>
          <table:table-cell table:style-name="ce68" office:value-type="float" office:value="2085248" calcext:value-type="float">
            <text:p><text:s/>2 085 248</text:p>
          </table:table-cell>
          <table:table-cell table:style-name="ce38" table:number-columns-repeated="8"/>
          <table:table-cell table:style-name="ce27"/>
          <table:table-cell table:style-name="ce38" table:number-columns-repeated="16369"/>
        </table:table-row>
        <table:table-row table:style-name="ro2">
          <table:table-cell table:style-name="ce10" office:value-type="string" calcext:value-type="string">
            <text:p>Representantes e agentes do comércio (exceto de veí-</text:p>
          </table:table-cell>
          <table:table-cell table:style-name="ce26" table:number-columns-repeated="4"/>
          <table:table-cell table:style-name="ce69"/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5">
          <table:table-cell table:style-name="ce10" office:value-type="string" calcext:value-type="string">
            <text:p><text:s text:c="2"/>culos e motocicletas)</text:p>
          </table:table-cell>
          <table:table-cell table:style-name="ce26" office:value-type="float" office:value="115" calcext:value-type="float">
            <text:p><text:s text:c="3"/>115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15" calcext:value-type="float">
            <text:p><text:s text:c="3"/>115</text:p>
          </table:table-cell>
          <table:table-cell table:style-name="ce69" office:value-type="string" calcext:value-type="string">
            <text:p>-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matérias-primas agrícolas e animais vivos</text:p>
          </table:table-cell>
          <table:table-cell table:style-name="ce26" office:value-type="float" office:value="49670947" calcext:value-type="float">
            <text:p><text:s/>49 670 947</text:p>
          </table:table-cell>
          <table:table-cell table:style-name="ce26" office:value-type="float" office:value="46519736" calcext:value-type="float">
            <text:p><text:s/>46 519 736</text:p>
          </table:table-cell>
          <table:table-cell table:style-name="ce26" office:value-type="float" office:value="1343976" calcext:value-type="float">
            <text:p><text:s/>1 343 976</text:p>
          </table:table-cell>
          <table:table-cell table:style-name="ce26" office:value-type="float" office:value="1033200" calcext:value-type="float">
            <text:p><text:s/>1 033 200</text:p>
          </table:table-cell>
          <table:table-cell table:style-name="ce69" office:value-type="float" office:value="774035" calcext:value-type="float">
            <text:p><text:s text:c="2"/>774 035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especializado em produtos alimentícios,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bebidas e fumo</text:p>
          </table:table-cell>
          <table:table-cell table:style-name="ce26" office:value-type="float" office:value="60846906" calcext:value-type="float">
            <text:p><text:s/>60 846 906</text:p>
          </table:table-cell>
          <table:table-cell table:style-name="ce26" office:value-type="float" office:value="58120460" calcext:value-type="float">
            <text:p><text:s/>58 120 460</text:p>
          </table:table-cell>
          <table:table-cell table:style-name="ce26" office:value-type="float" office:value="1332152" calcext:value-type="float">
            <text:p><text:s/>1 332 152</text:p>
          </table:table-cell>
          <table:table-cell table:style-name="ce26" office:value-type="float" office:value="1076002" calcext:value-type="float">
            <text:p><text:s/>1 076 002</text:p>
          </table:table-cell>
          <table:table-cell table:style-name="ce69" office:value-type="float" office:value="318292" calcext:value-type="float">
            <text:p><text:s text:c="2"/>318 292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equipamentos e artigos de uso pessoal e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doméstico</text:p>
          </table:table-cell>
          <table:table-cell table:style-name="ce26" office:value-type="float" office:value="77857379" calcext:value-type="float">
            <text:p><text:s/>77 857 379</text:p>
          </table:table-cell>
          <table:table-cell table:style-name="ce26" office:value-type="float" office:value="74553545" calcext:value-type="float">
            <text:p><text:s/>74 553 545</text:p>
          </table:table-cell>
          <table:table-cell table:style-name="ce26" office:value-type="float" office:value="2203743" calcext:value-type="float">
            <text:p><text:s/>2 203 743</text:p>
          </table:table-cell>
          <table:table-cell table:style-name="ce26" office:value-type="float" office:value="922568" calcext:value-type="float">
            <text:p><text:s text:c="2"/>922 568</text:p>
          </table:table-cell>
          <table:table-cell table:style-name="ce69" office:value-type="float" office:value="177522" calcext:value-type="float">
            <text:p><text:s text:c="2"/>177 522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Tecidos, artefatos de tecidos e de armarinho,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1" office:value-type="string" calcext:value-type="string">
            <text:p><text:s text:c="2"/>vestuário, calçados e artigos de viagem</text:p>
          </table:table-cell>
          <table:table-cell table:style-name="ce26" office:value-type="float" office:value="13615745" calcext:value-type="float">
            <text:p><text:s/>13 615 745</text:p>
          </table:table-cell>
          <table:table-cell table:style-name="ce26" office:value-type="float" office:value="13026012" calcext:value-type="float">
            <text:p><text:s/>13 026 012</text:p>
          </table:table-cell>
          <table:table-cell table:style-name="ce26" office:value-type="float" office:value="379922" calcext:value-type="float">
            <text:p><text:s text:c="2"/>379 922</text:p>
          </table:table-cell>
          <table:table-cell table:style-name="ce26" office:value-type="float" office:value="201745" calcext:value-type="float">
            <text:p><text:s text:c="2"/>201 745</text:p>
          </table:table-cell>
          <table:table-cell table:style-name="ce69" office:value-type="float" office:value="8065" calcext:value-type="float">
            <text:p><text:s text:c="2"/>8 065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Tecidos, artefatos de tecidos e de armarinho</text:p>
          </table:table-cell>
          <table:table-cell table:style-name="ce26" office:value-type="float" office:value="6918695" calcext:value-type="float">
            <text:p><text:s/>6 918 695</text:p>
          </table:table-cell>
          <table:table-cell table:style-name="ce26" office:value-type="float" office:value="6592956" calcext:value-type="float">
            <text:p><text:s/>6 592 956</text:p>
          </table:table-cell>
          <table:table-cell table:style-name="ce26" office:value-type="float" office:value="223015" calcext:value-type="float">
            <text:p><text:s text:c="2"/>223 015</text:p>
          </table:table-cell>
          <table:table-cell table:style-name="ce26" office:value-type="float" office:value="101233" calcext:value-type="float">
            <text:p><text:s text:c="2"/>101 233</text:p>
          </table:table-cell>
          <table:table-cell table:style-name="ce69" office:value-type="float" office:value="1490" calcext:value-type="float">
            <text:p><text:s text:c="2"/>1 490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Artigos do vestuário e acessórios</text:p>
          </table:table-cell>
          <table:table-cell table:style-name="ce26" office:value-type="float" office:value="3364767" calcext:value-type="float">
            <text:p><text:s/>3 364 767</text:p>
          </table:table-cell>
          <table:table-cell table:style-name="ce26" office:value-type="float" office:value="3125812" calcext:value-type="float">
            <text:p><text:s/>3 125 812</text:p>
          </table:table-cell>
          <table:table-cell table:style-name="ce26" office:value-type="float" office:value="137751" calcext:value-type="float">
            <text:p><text:s text:c="2"/>137 751</text:p>
          </table:table-cell>
          <table:table-cell table:style-name="ce26" office:value-type="float" office:value="95797" calcext:value-type="float">
            <text:p><text:s text:c="2"/>95 797</text:p>
          </table:table-cell>
          <table:table-cell table:style-name="ce69" office:value-type="float" office:value="5407" calcext:value-type="float">
            <text:p><text:s text:c="2"/>5 407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Calçados e artigos de viagem</text:p>
          </table:table-cell>
          <table:table-cell table:style-name="ce26" office:value-type="float" office:value="3332283" calcext:value-type="float">
            <text:p><text:s/>3 332 283</text:p>
          </table:table-cell>
          <table:table-cell table:style-name="ce26" office:value-type="float" office:value="3307244" calcext:value-type="float">
            <text:p><text:s/>3 307 244</text:p>
          </table:table-cell>
          <table:table-cell table:style-name="ce26" office:value-type="float" office:value="19156" calcext:value-type="float">
            <text:p><text:s text:c="2"/>19 156</text:p>
          </table:table-cell>
          <table:table-cell table:style-name="ce26" office:value-type="float" office:value="4715" calcext:value-type="float">
            <text:p><text:s text:c="2"/>4 715</text:p>
          </table:table-cell>
          <table:table-cell table:style-name="ce69" office:value-type="float" office:value="1168" calcext:value-type="float">
            <text:p><text:s text:c="2"/>1 168</text:p>
          </table:table-cell>
          <table:table-cell table:style-name="ce27" table:number-columns-repeated="16378"/>
        </table:table-row>
        <table:table-row table:style-name="ro6">
          <table:table-cell table:style-name="ce13" office:value-type="string" calcext:value-type="string">
            <text:p><text:s text:c="8"/>Produtos farmacêuticos, perfumaria, cosméticos,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3" office:value-type="string" calcext:value-type="string">
            <text:p><text:s text:c="10"/>médicos, ortopédicos, odontológicos e veterinários</text:p>
          </table:table-cell>
          <table:table-cell table:style-name="ce26" office:value-type="float" office:value="50363646" calcext:value-type="float">
            <text:p><text:s/>50 363 646</text:p>
          </table:table-cell>
          <table:table-cell table:style-name="ce26" office:value-type="float" office:value="48729508" calcext:value-type="float">
            <text:p><text:s/>48 729 508</text:p>
          </table:table-cell>
          <table:table-cell table:style-name="ce26" office:value-type="float" office:value="1083013" calcext:value-type="float">
            <text:p><text:s/>1 083 013</text:p>
          </table:table-cell>
          <table:table-cell table:style-name="ce26" office:value-type="float" office:value="433924" calcext:value-type="float">
            <text:p><text:s text:c="2"/>433 924</text:p>
          </table:table-cell>
          <table:table-cell table:style-name="ce69" office:value-type="float" office:value="117201" calcext:value-type="float">
            <text:p><text:s text:c="2"/>117 201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Artigos de escritório e de papelaria; papel, pape-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7">
          <table:table-cell table:style-name="ce14" office:value-type="string" calcext:value-type="string">
            <text:p><text:s text:c="2"/>lão e seus artefatos; livros, jornais e outras pu-</text:p>
          </table:table-cell>
          <table:table-cell table:style-name="ce27" table:number-columns-repeated="16383"/>
        </table:table-row>
        <table:table-row table:style-name="ro7">
          <table:table-cell table:style-name="ce14" office:value-type="string" calcext:value-type="string">
            <text:p><text:s text:c="2"/>blicações</text:p>
          </table:table-cell>
          <table:table-cell table:style-name="ce26" office:value-type="float" office:value="3177610" calcext:value-type="float">
            <text:p><text:s/>3 177 610</text:p>
          </table:table-cell>
          <table:table-cell table:style-name="ce26" office:value-type="float" office:value="3082085" calcext:value-type="float">
            <text:p><text:s/>3 082 085</text:p>
          </table:table-cell>
          <table:table-cell table:style-name="ce26" office:value-type="float" office:value="51091" calcext:value-type="float">
            <text:p><text:s text:c="2"/>51 091</text:p>
          </table:table-cell>
          <table:table-cell table:style-name="ce26" office:value-type="float" office:value="41173" calcext:value-type="float">
            <text:p><text:s text:c="2"/>41 173</text:p>
          </table:table-cell>
          <table:table-cell table:style-name="ce69" office:value-type="float" office:value="3261" calcext:value-type="float">
            <text:p><text:s text:c="2"/>3 261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Outros equipamentos e artigos de uso pessoal e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4" office:value-type="string" calcext:value-type="string">
            <text:p>doméstico (2)</text:p>
          </table:table-cell>
          <table:table-cell table:style-name="ce26" office:value-type="float" office:value="10700378" calcext:value-type="float">
            <text:p><text:s/>10 700 378</text:p>
          </table:table-cell>
          <table:table-cell table:style-name="ce26" office:value-type="float" office:value="9715940" calcext:value-type="float">
            <text:p><text:s/>9 715 940</text:p>
          </table:table-cell>
          <table:table-cell table:style-name="ce26" office:value-type="float" office:value="689717" calcext:value-type="float">
            <text:p><text:s text:c="2"/>689 717</text:p>
          </table:table-cell>
          <table:table-cell table:style-name="ce26" office:value-type="float" office:value="245726" calcext:value-type="float">
            <text:p><text:s text:c="2"/>245 726</text:p>
          </table:table-cell>
          <table:table-cell table:style-name="ce69" office:value-type="float" office:value="48995" calcext:value-type="float">
            <text:p><text:s text:c="2"/>48 995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produtos intermediários, resíduos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e sucatas</text:p>
          </table:table-cell>
          <table:table-cell table:style-name="ce26" office:value-type="float" office:value="107380449" calcext:value-type="float">
            <text:p><text:s/>107 380 449</text:p>
          </table:table-cell>
          <table:table-cell table:style-name="ce26" office:value-type="float" office:value="103645681" calcext:value-type="float">
            <text:p><text:s/>103 645 681</text:p>
          </table:table-cell>
          <table:table-cell table:style-name="ce26" office:value-type="float" office:value="1477187" calcext:value-type="float">
            <text:p><text:s/>1 477 187</text:p>
          </table:table-cell>
          <table:table-cell table:style-name="ce26" office:value-type="float" office:value="1975259" calcext:value-type="float">
            <text:p><text:s/>1 975 259</text:p>
          </table:table-cell>
          <table:table-cell table:style-name="ce69" office:value-type="float" office:value="282324" calcext:value-type="float">
            <text:p><text:s text:c="2"/>282 324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Combustíveis e lubrificantes</text:p>
          </table:table-cell>
          <table:table-cell table:style-name="ce26" office:value-type="float" office:value="29133352" calcext:value-type="float">
            <text:p><text:s/>29 133 352</text:p>
          </table:table-cell>
          <table:table-cell table:style-name="ce26" office:value-type="float" office:value="28797651" calcext:value-type="float">
            <text:p><text:s/>28 797 651</text:p>
          </table:table-cell>
          <table:table-cell table:style-name="ce26" office:value-type="float" office:value="101214" calcext:value-type="float">
            <text:p><text:s text:c="2"/>101 214</text:p>
          </table:table-cell>
          <table:table-cell table:style-name="ce26" office:value-type="float" office:value="130616" calcext:value-type="float">
            <text:p><text:s text:c="2"/>130 616</text:p>
          </table:table-cell>
          <table:table-cell table:style-name="ce69" office:value-type="float" office:value="103872" calcext:value-type="float">
            <text:p><text:s text:c="2"/>103 872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Madeira, ferragens, ferramentas, material elétrico e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1" office:value-type="string" calcext:value-type="string">
            <text:p><text:s text:c="4"/>material de construção</text:p>
          </table:table-cell>
          <table:table-cell table:style-name="ce26" office:value-type="float" office:value="20251909" calcext:value-type="float">
            <text:p><text:s/>20 251 909</text:p>
          </table:table-cell>
          <table:table-cell table:style-name="ce26" office:value-type="float" office:value="19437686" calcext:value-type="float">
            <text:p><text:s/>19 437 686</text:p>
          </table:table-cell>
          <table:table-cell table:style-name="ce26" office:value-type="float" office:value="272201" calcext:value-type="float">
            <text:p><text:s text:c="2"/>272 201</text:p>
          </table:table-cell>
          <table:table-cell table:style-name="ce26" office:value-type="float" office:value="509056" calcext:value-type="float">
            <text:p><text:s text:c="2"/>509 056</text:p>
          </table:table-cell>
          <table:table-cell table:style-name="ce69" office:value-type="float" office:value="32967" calcext:value-type="float">
            <text:p><text:s text:c="2"/>32 967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Produtos químicos, adubos e fertilizantes</text:p>
          </table:table-cell>
          <table:table-cell table:style-name="ce26" office:value-type="float" office:value="38093251" calcext:value-type="float">
            <text:p><text:s/>38 093 251</text:p>
          </table:table-cell>
          <table:table-cell table:style-name="ce26" office:value-type="float" office:value="36718078" calcext:value-type="float">
            <text:p><text:s/>36 718 078</text:p>
          </table:table-cell>
          <table:table-cell table:style-name="ce26" office:value-type="float" office:value="606962" calcext:value-type="float">
            <text:p><text:s text:c="2"/>606 962</text:p>
          </table:table-cell>
          <table:table-cell table:style-name="ce26" office:value-type="float" office:value="672676" calcext:value-type="float">
            <text:p><text:s text:c="2"/>672 676</text:p>
          </table:table-cell>
          <table:table-cell table:style-name="ce69" office:value-type="float" office:value="95534" calcext:value-type="float">
            <text:p><text:s text:c="2"/>95 534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Produtos siderúrgicos e metalúrgicos</text:p>
          </table:table-cell>
          <table:table-cell table:style-name="ce26" office:value-type="float" office:value="7692273" calcext:value-type="float">
            <text:p><text:s/>7 692 273</text:p>
          </table:table-cell>
          <table:table-cell table:style-name="ce26" office:value-type="float" office:value="7363611" calcext:value-type="float">
            <text:p><text:s/>7 363 611</text:p>
          </table:table-cell>
          <table:table-cell table:style-name="ce26" office:value-type="float" office:value="101078" calcext:value-type="float">
            <text:p><text:s text:c="2"/>101 078</text:p>
          </table:table-cell>
          <table:table-cell table:style-name="ce26" office:value-type="float" office:value="200413" calcext:value-type="float">
            <text:p><text:s text:c="2"/>200 413</text:p>
          </table:table-cell>
          <table:table-cell table:style-name="ce69" office:value-type="float" office:value="27171" calcext:value-type="float">
            <text:p><text:s text:c="2"/>27 171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Papel e papelão em bruto e de embalagens</text:p>
          </table:table-cell>
          <table:table-cell table:style-name="ce26" office:value-type="float" office:value="1541944" calcext:value-type="float">
            <text:p><text:s/>1 541 944</text:p>
          </table:table-cell>
          <table:table-cell table:style-name="ce26" office:value-type="float" office:value="1460913" calcext:value-type="float">
            <text:p><text:s/>1 460 913</text:p>
          </table:table-cell>
          <table:table-cell table:style-name="ce26" office:value-type="float" office:value="18574" calcext:value-type="float">
            <text:p><text:s text:c="2"/>18 574</text:p>
          </table:table-cell>
          <table:table-cell table:style-name="ce26" office:value-type="float" office:value="52089" calcext:value-type="float">
            <text:p><text:s text:c="2"/>52 089</text:p>
          </table:table-cell>
          <table:table-cell table:style-name="ce69" office:value-type="float" office:value="10368" calcext:value-type="float">
            <text:p><text:s text:c="2"/>10 368</text:p>
          </table:table-cell>
          <table:table-cell table:style-name="ce27" table:number-columns-repeated="16378"/>
        </table:table-row>
        <table:table-row table:style-name="ro6">
          <table:table-cell table:style-name="ce11" office:value-type="string" calcext:value-type="string">
            <text:p>Resíduos, sucatas e outros produtos</text:p>
          </table:table-cell>
          <table:table-cell table:style-name="ce26" office:value-type="float" office:value="10667720" calcext:value-type="float">
            <text:p><text:s/>10 667 720</text:p>
          </table:table-cell>
          <table:table-cell table:style-name="ce26" office:value-type="float" office:value="9867742" calcext:value-type="float">
            <text:p><text:s/>9 867 742</text:p>
          </table:table-cell>
          <table:table-cell table:style-name="ce26" office:value-type="float" office:value="377158" calcext:value-type="float">
            <text:p><text:s text:c="2"/>377 158</text:p>
          </table:table-cell>
          <table:table-cell table:style-name="ce26" office:value-type="float" office:value="410409" calcext:value-type="float">
            <text:p><text:s text:c="2"/>410 409</text:p>
          </table:table-cell>
          <table:table-cell table:style-name="ce69" office:value-type="float" office:value="12412" calcext:value-type="float">
            <text:p><text:s text:c="2"/>12 412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Resíduos e sucatas</text:p>
          </table:table-cell>
          <table:table-cell table:style-name="ce26" office:value-type="float" office:value="4421555" calcext:value-type="float">
            <text:p><text:s/>4 421 555</text:p>
          </table:table-cell>
          <table:table-cell table:style-name="ce26" office:value-type="float" office:value="3823155" calcext:value-type="float">
            <text:p><text:s/>3 823 155</text:p>
          </table:table-cell>
          <table:table-cell table:style-name="ce26" office:value-type="float" office:value="307717" calcext:value-type="float">
            <text:p><text:s text:c="2"/>307 717</text:p>
          </table:table-cell>
          <table:table-cell table:style-name="ce26" office:value-type="float" office:value="285353" calcext:value-type="float">
            <text:p><text:s text:c="2"/>285 353</text:p>
          </table:table-cell>
          <table:table-cell table:style-name="ce69" office:value-type="float" office:value="5330" calcext:value-type="float">
            <text:p><text:s text:c="2"/>5 330</text:p>
          </table:table-cell>
          <table:table-cell table:style-name="ce27" table:number-columns-repeated="16378"/>
        </table:table-row>
        <table:table-row table:style-name="ro2">
          <table:table-cell table:style-name="ce12" office:value-type="string" calcext:value-type="string">
            <text:p>Outros produtos (3)</text:p>
          </table:table-cell>
          <table:table-cell table:style-name="ce26" office:value-type="float" office:value="6246165" calcext:value-type="float">
            <text:p><text:s/>6 246 165</text:p>
          </table:table-cell>
          <table:table-cell table:style-name="ce26" office:value-type="float" office:value="6044587" calcext:value-type="float">
            <text:p><text:s/>6 044 587</text:p>
          </table:table-cell>
          <table:table-cell table:style-name="ce26" office:value-type="float" office:value="69441" calcext:value-type="float">
            <text:p><text:s text:c="2"/>69 441</text:p>
          </table:table-cell>
          <table:table-cell table:style-name="ce26" office:value-type="float" office:value="125056" calcext:value-type="float">
            <text:p><text:s text:c="2"/>125 056</text:p>
          </table:table-cell>
          <table:table-cell table:style-name="ce69" office:value-type="float" office:value="7082" calcext:value-type="float">
            <text:p><text:s text:c="2"/>7 082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equipamentos e produtos de tecnologia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de informação e comunicação</text:p>
          </table:table-cell>
          <table:table-cell table:style-name="ce26" office:value-type="float" office:value="9254501" calcext:value-type="float">
            <text:p><text:s/>9 254 501</text:p>
          </table:table-cell>
          <table:table-cell table:style-name="ce26" office:value-type="float" office:value="8703386" calcext:value-type="float">
            <text:p><text:s/>8 703 386</text:p>
          </table:table-cell>
          <table:table-cell table:style-name="ce26" office:value-type="float" office:value="290091" calcext:value-type="float">
            <text:p><text:s text:c="2"/>290 091</text:p>
          </table:table-cell>
          <table:table-cell table:style-name="ce26" office:value-type="float" office:value="175786" calcext:value-type="float">
            <text:p><text:s text:c="2"/>175 786</text:p>
          </table:table-cell>
          <table:table-cell table:style-name="ce69" office:value-type="float" office:value="85237" calcext:value-type="float">
            <text:p><text:s text:c="2"/>85 237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de máquinas, aparelhos e equipamentos </text:p>
          </table:table-cell>
          <table:table-cell table:style-name="ce26" table:number-columns-repeated="4"/>
          <table:table-cell table:style-name="ce69"/>
          <table:table-cell table:style-name="ce27" table:number-columns-repeated="16378"/>
        </table:table-row>
        <table:table-row table:style-name="ro5">
          <table:table-cell table:style-name="ce10" office:value-type="string" calcext:value-type="string">
            <text:p><text:s text:c="2"/>(exceto de tecnologia de informação e comunicação)</text:p>
          </table:table-cell>
          <table:table-cell table:style-name="ce26" office:value-type="float" office:value="52237062" calcext:value-type="float">
            <text:p><text:s/>52 237 062</text:p>
          </table:table-cell>
          <table:table-cell table:style-name="ce26" office:value-type="float" office:value="50696809" calcext:value-type="float">
            <text:p><text:s/>50 696 809</text:p>
          </table:table-cell>
          <table:table-cell table:style-name="ce26" office:value-type="float" office:value="873367" calcext:value-type="float">
            <text:p><text:s text:c="2"/>873 367</text:p>
          </table:table-cell>
          <table:table-cell table:style-name="ce26" office:value-type="float" office:value="505311" calcext:value-type="float">
            <text:p><text:s text:c="2"/>505 311</text:p>
          </table:table-cell>
          <table:table-cell table:style-name="ce69" office:value-type="float" office:value="161575" calcext:value-type="float">
            <text:p><text:s text:c="2"/>161 575</text:p>
          </table:table-cell>
          <table:table-cell table:style-name="ce27" table:number-columns-repeated="16378"/>
        </table:table-row>
        <table:table-row table:style-name="ro2">
          <table:table-cell table:style-name="ce10" office:value-type="string" calcext:value-type="string">
            <text:p>Comércio não especializado</text:p>
          </table:table-cell>
          <table:table-cell table:style-name="ce28" office:value-type="float" office:value="38326065" calcext:value-type="float">
            <text:p><text:s/>38 326 065</text:p>
          </table:table-cell>
          <table:table-cell table:style-name="ce28" office:value-type="float" office:value="36638584" calcext:value-type="float">
            <text:p><text:s/>36 638 584</text:p>
          </table:table-cell>
          <table:table-cell table:style-name="ce28" office:value-type="float" office:value="347647" calcext:value-type="float">
            <text:p><text:s text:c="2"/>347 647</text:p>
          </table:table-cell>
          <table:table-cell table:style-name="ce28" office:value-type="float" office:value="1053571" calcext:value-type="float">
            <text:p><text:s/>1 053 571</text:p>
          </table:table-cell>
          <table:table-cell table:style-name="ce70" office:value-type="float" office:value="286263" calcext:value-type="float">
            <text:p><text:s text:c="2"/>286 263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8">
          <table:table-cell table:style-name="ce15"/>
          <table:table-cell table:style-name="ce16" table:number-columns-repeated="5"/>
          <table:table-cell table:style-name="ce40" table:number-columns-repeated="8"/>
          <table:table-cell table:style-name="ce27"/>
          <table:table-cell table:style-name="ce40" table:number-columns-repeated="16369"/>
        </table:table-row>
        <table:table-row table:style-name="ro8">
          <table:table-cell table:style-name="ce40"/>
          <table:table-cell table:style-name="ce16" table:number-columns-repeated="5"/>
          <table:table-cell table:style-name="ce40" table:number-columns-repeated="16378"/>
        </table:table-row>
        <table:table-row table:style-name="ro8">
          <table:table-cell table:style-name="ce40" table:number-columns-repeated="14"/>
          <table:table-cell/>
          <table:table-cell table:style-name="ce40" table:number-columns-repeated="16369"/>
        </table:table-row>
        <table:table-row table:style-name="ro8">
          <table:table-cell table:style-name="ce16"/>
          <table:table-cell table:style-name="ce40" table:number-columns-repeated="5"/>
          <table:table-cell table:style-name="ce16" table:number-columns-repeated="8"/>
          <table:table-cell/>
          <table:table-cell table:style-name="ce16" table:number-columns-repeated="16369"/>
        </table:table-row>
        <table:table-row table:style-name="ro7">
          <table:table-cell table:style-name="ce17"/>
          <table:table-cell table:style-name="ce16" table:number-columns-repeated="5"/>
          <table:table-cell table:style-name="ce31" table:number-columns-repeated="8"/>
          <table:table-cell/>
          <table:table-cell table:style-name="ce31" table:number-columns-repeated="16369"/>
        </table:table-row>
        <table:table-row table:style-name="ro7" table:number-rows-repeated="5">
          <table:table-cell table:style-name="ce17" table:number-columns-repeated="2"/>
          <table:table-cell table:style-name="ce31" table:number-columns-repeated="12"/>
          <table:table-cell/>
          <table:table-cell table:style-name="ce31" table:number-columns-repeated="16369"/>
        </table:table-row>
        <table:table-row table:style-name="ro7">
          <table:table-cell table:style-name="ce18"/>
          <table:table-cell table:style-name="ce17"/>
          <table:table-cell table:style-name="ce31" table:number-columns-repeated="4"/>
          <table:table-cell table:style-name="ce32" table:number-columns-repeated="8"/>
          <table:table-cell/>
          <table:table-cell table:style-name="ce32" table:number-columns-repeated="16369"/>
        </table:table-row>
        <table:table-row table:style-name="ro7" table:number-rows-repeated="10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 table:number-rows-repeated="7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>
          <table:table-cell table:style-name="ce17"/>
          <table:table-cell table:style-name="ce18"/>
          <table:table-cell table:style-name="ce32" table:number-columns-repeated="4"/>
          <table:table-cell table:style-name="ce31" table:number-columns-repeated="8"/>
          <table:table-cell/>
          <table:table-cell table:style-name="ce31" table:number-columns-repeated="16369"/>
        </table:table-row>
        <table:table-row table:style-name="ro8" table:number-rows-repeated="48">
          <table:table-cell table:style-name="ce17" table:number-columns-repeated="2"/>
          <table:table-cell table:style-name="ce31" table:number-columns-repeated="12"/>
          <table:table-cell/>
          <table:table-cell table:style-name="ce31" table:number-columns-repeated="16369"/>
        </table:table-row>
        <table:table-row table:style-name="ro8">
          <table:table-cell table:style-name="ce18"/>
          <table:table-cell table:style-name="ce17"/>
          <table:table-cell table:style-name="ce31" table:number-columns-repeated="4"/>
          <table:table-cell table:style-name="ce32" table:number-columns-repeated="8"/>
          <table:table-cell/>
          <table:table-cell table:style-name="ce32" table:number-columns-repeated="16369"/>
        </table:table-row>
        <table:table-row table:style-name="ro8" table:number-rows-repeated="477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>
          <table:table-cell/>
          <table:table-cell table:style-name="ce18"/>
          <table:table-cell table:style-name="ce32" table:number-columns-repeated="4"/>
          <table:table-cell table:number-columns-repeated="16378"/>
        </table:table-row>
        <table:table-row table:style-name="ro8" table:number-rows-repeated="1047971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TAB16F" table:style-name="ta6">
        <table:table-column table:style-name="co1" table:default-cell-style-name="ce19"/>
        <table:table-column table:style-name="co4" table:default-cell-style-name="ce19"/>
        <table:table-column table:style-name="co4" table:number-columns-repeated="2" table:default-cell-style-name="ce33"/>
        <table:table-column table:style-name="co5" table:number-columns-repeated="2" table:default-cell-style-name="ce33"/>
        <table:table-column table:style-name="co3" table:number-columns-repeated="16378" table:default-cell-style-name="ce33"/>
        <table:table-row table:style-name="ro1">
          <table:table-cell table:style-name="ce1" office:value-type="string" calcext:value-type="string" table:number-columns-spanned="6" table:number-rows-spanned="1">
            <text:p>Tabela 16 - Compras e estoques das empresas comerciais com 20 ou mais pessoas ocupadas, </text:p>
          </table:table-cell>
          <table:covered-table-cell table:number-columns-repeated="5" table:style-name="ce1"/>
          <table:table-cell table:style-name="ce37" table:number-columns-repeated="8"/>
          <table:table-cell table:style-name="ce41"/>
          <table:table-cell table:style-name="ce37" table:number-columns-repeated="16369"/>
        </table:table-row>
        <table:table-row table:style-name="ro1">
          <table:table-cell table:style-name="ce1" office:value-type="string" calcext:value-type="string" table:number-columns-spanned="6" table:number-rows-spanned="1">
            <text:p>segundo as divisões, grupos e classes de atividades - Brasil - 2023</text:p>
          </table:table-cell>
          <table:covered-table-cell table:number-columns-repeated="5" table:style-name="ce1"/>
          <table:table-cell table:style-name="ce37" table:number-columns-repeated="8"/>
          <table:table-cell table:style-name="ce41"/>
          <table:table-cell table:style-name="ce37" table:number-columns-repeated="16369"/>
        </table:table-row>
        <table:table-row table:style-name="ro1">
          <table:table-cell table:style-name="ce71"/>
          <table:table-cell table:style-name="ce77" table:number-columns-repeated="4"/>
          <table:table-cell table:style-name="ce34" office:value-type="string" calcext:value-type="string">
            <text:p>(conclusão)</text:p>
          </table:table-cell>
          <table:table-cell table:style-name="ce71" table:number-columns-repeated="8"/>
          <table:table-cell table:style-name="ce42"/>
          <table:table-cell table:style-name="ce71" table:number-columns-repeated="16369"/>
        </table:table-row>
        <table:table-row table:style-name="ro2">
          <table:table-cell table:style-name="ce3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35" office:value-type="string" calcext:value-type="string" table:number-columns-spanned="5" table:number-rows-spanned="1">
            <text:p>Estoque das empresas comerciais com 20 ou mais pessoas ocupadas</text:p>
          </table:table-cell>
          <table:covered-table-cell table:number-columns-repeated="4" table:style-name="ce86"/>
          <table:table-cell table:style-name="ce31" table:number-columns-repeated="16378"/>
        </table:table-row>
        <table:table-row table:style-name="ro2">
          <table:covered-table-cell table:style-name="ce81"/>
          <table:table-cell table:style-name="ce61" office:value-type="string" calcext:value-type="string" table:number-columns-spanned="5" table:number-rows-spanned="1">
            <text:p>Em 31.12.2023</text:p>
          </table:table-cell>
          <table:covered-table-cell table:number-columns-repeated="4" table:style-name="ce64"/>
          <table:table-cell table:style-name="ce31" table:number-columns-repeated="16378"/>
        </table:table-row>
        <table:table-row table:style-name="ro3">
          <table:covered-table-cell table:style-name="ce81"/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Mercadorias</text:p>
            <text:p>para revenda</text:p>
            <text:p>(1)</text:p>
          </table:table-cell>
          <table:table-cell table:style-name="ce22" office:value-type="string" calcext:value-type="string">
            <text:p>Produtos</text:p>
            <text:p>acabados</text:p>
            <text:p>e em</text:p>
            <text:p>elaboração</text:p>
          </table:table-cell>
          <table:table-cell table:style-name="ce22" office:value-type="string" calcext:value-type="string">
            <text:p>Matérias-primas</text:p>
            <text:p>para fabricação</text:p>
            <text:p>própria</text:p>
          </table:table-cell>
          <table:table-cell table:style-name="ce36" office:value-type="string" calcext:value-type="string">
            <text:p>Material de</text:p>
            <text:p>embalagem e</text:p>
            <text:p>outros materiais</text:p>
            <text:p>(de reposição,</text:p>
            <text:p>peças, etc.)</text:p>
          </table:table-cell>
          <table:table-cell table:style-name="ce31" table:number-columns-repeated="16378"/>
        </table:table-row>
        <table:table-row table:style-name="ro2">
          <table:covered-table-cell table:style-name="ce82"/>
          <table:table-cell table:style-name="ce63" office:value-type="string" calcext:value-type="string" table:number-columns-spanned="5" table:number-rows-spanned="1">
            <text:p>1 000 R$</text:p>
          </table:table-cell>
          <table:covered-table-cell table:number-columns-repeated="2" table:style-name="ce65"/>
          <table:covered-table-cell table:style-name="ce65">
            <draw:custom-shape draw:z-index="0" draw:name="Text Box 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" draw:name="Text Box 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" draw:name="Text Box 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5" draw:name="Text Box 16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6" draw:name="Text Box 17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7" draw:name="Text Box 18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1" draw:name="Text Box 2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2" draw:name="Text Box 2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3" draw:name="Text Box 2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4" draw:name="Text Box 2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5" draw:name="Text Box 26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6" draw:name="Text Box 27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7" draw:name="Text Box 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8" draw:name="Text Box 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9" draw:name="Text Box 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5" draw:name="Text Box 16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6" draw:name="Text Box 17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7" draw:name="Text Box 18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0" draw:name="Text Box 2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1" draw:name="Text Box 2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2" draw:name="Text Box 2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3" draw:name="Text Box 2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4" draw:name="Text Box 26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5" draw:name="Text Box 27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65">
            <draw:custom-shape draw:z-index="3" draw:name="Text Box 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4" draw:name="Text Box 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" draw:name="Text Box 10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0" draw:name="Text Box 1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1" draw:name="Text Box 1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8" draw:name="Text Box 19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9" draw:name="Text Box 20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0" draw:name="Text Box 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1" draw:name="Text Box 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2" draw:name="Text Box 10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3" draw:name="Text Box 1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4" draw:name="Text Box 12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8" draw:name="Text Box 19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39" draw:name="Text Box 20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71">
            <draw:custom-shape draw:z-index="5" draw:name="Text Box 6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" draw:name="Text Box 7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" draw:name="Text Box 8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" draw:name="Text Box 9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2" draw:name="Text Box 13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3" draw:name="Text Box 14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4" draw:name="Text Box 15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20" draw:name="Text Box 21" draw:style-name="gr1" draw:text-style-name="P1" svg:width="0.21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1" table:number-columns-repeated="7"/>
          <table:table-cell table:style-name="ce31"/>
          <table:table-cell table:style-name="ce71" table:number-columns-repeated="16369"/>
        </table:table-row>
        <table:table-row table:style-name="ro2">
          <table:table-cell table:style-name="ce46" office:value-type="string" calcext:value-type="string">
            <text:p>Comércio varejista</text:p>
          </table:table-cell>
          <table:table-cell table:style-name="ce85" office:value-type="float" office:value="281383049" calcext:value-type="float">
            <text:p><text:s/>281 383 049</text:p>
          </table:table-cell>
          <table:table-cell table:style-name="ce85" office:value-type="float" office:value="278300969" calcext:value-type="float">
            <text:p><text:s/>278 300 969</text:p>
          </table:table-cell>
          <table:table-cell table:style-name="ce85" office:value-type="float" office:value="789510" calcext:value-type="float">
            <text:p><text:s text:c="2"/>789 510</text:p>
          </table:table-cell>
          <table:table-cell table:style-name="ce85" office:value-type="float" office:value="1118480" calcext:value-type="float">
            <text:p><text:s/>1 118 480</text:p>
          </table:table-cell>
          <table:table-cell table:style-name="ce88" office:value-type="float" office:value="1174091" calcext:value-type="float">
            <text:p><text:s/>1 174 091</text:p>
          </table:table-cell>
          <table:table-cell table:style-name="ce38" table:number-columns-repeated="8"/>
          <table:table-cell table:style-name="ce31"/>
          <table:table-cell table:style-name="ce38" table:number-columns-repeated="16369"/>
        </table:table-row>
        <table:table-row table:style-name="ro13">
          <table:table-cell table:style-name="ce47" office:value-type="string" calcext:value-type="string">
            <text:p><text:s text:c="4"/>Comércio não especializado</text:p>
          </table:table-cell>
          <table:table-cell table:style-name="ce28" office:value-type="float" office:value="117148803" calcext:value-type="float">
            <text:p><text:s/>117 148 803</text:p>
          </table:table-cell>
          <table:table-cell table:style-name="ce28" office:value-type="float" office:value="116563809" calcext:value-type="float">
            <text:p><text:s/>116 563 809</text:p>
          </table:table-cell>
          <table:table-cell table:style-name="ce28" office:value-type="float" office:value="28809" calcext:value-type="float">
            <text:p><text:s text:c="2"/>28 809</text:p>
          </table:table-cell>
          <table:table-cell table:style-name="ce28" office:value-type="float" office:value="137497" calcext:value-type="float">
            <text:p><text:s text:c="2"/>137 497</text:p>
          </table:table-cell>
          <table:table-cell table:style-name="ce70" office:value-type="float" office:value="418688" calcext:value-type="float">
            <text:p><text:s text:c="2"/>418 688</text:p>
          </table:table-cell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14">
          <table:table-cell table:style-name="ce48" office:value-type="string" calcext:value-type="string">
            <text:p><text:s text:c="8"/>Hipermercados e supermercados</text:p>
          </table:table-cell>
          <table:table-cell table:style-name="ce28" office:value-type="float" office:value="91072392" calcext:value-type="float">
            <text:p><text:s/>91 072 392</text:p>
          </table:table-cell>
          <table:table-cell table:style-name="ce28" office:value-type="float" office:value="90727575" calcext:value-type="float">
            <text:p><text:s/>90 727 575</text:p>
          </table:table-cell>
          <table:table-cell table:style-name="ce28" office:value-type="float" office:value="13485" calcext:value-type="float">
            <text:p><text:s text:c="2"/>13 485</text:p>
          </table:table-cell>
          <table:table-cell table:style-name="ce28" office:value-type="float" office:value="105154" calcext:value-type="float">
            <text:p><text:s text:c="2"/>105 154</text:p>
          </table:table-cell>
          <table:table-cell table:style-name="ce70" office:value-type="float" office:value="226178" calcext:value-type="float">
            <text:p><text:s text:c="2"/>226 178</text:p>
          </table:table-cell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14">
          <table:table-cell table:style-name="ce49" office:value-type="string" calcext:value-type="string">
            <text:p><text:s text:c="8"/>Outros tipos de comércio não especializado com</text:p>
          </table:table-cell>
          <table:table-cell table:style-name="ce28" table:number-columns-repeated="4"/>
          <table:table-cell table:style-name="ce70"/>
          <table:table-cell table:style-name="ce27" table:number-columns-repeated="16378"/>
        </table:table-row>
        <table:table-row table:style-name="ro5">
          <table:table-cell table:style-name="ce49" office:value-type="string" calcext:value-type="string">
            <text:p><text:s text:c="10"/>predominância de produtos alimentícios (4) <text:s/></text:p>
          </table:table-cell>
          <table:table-cell table:style-name="ce28" office:value-type="float" office:value="9192355" calcext:value-type="float">
            <text:p><text:s/>9 192 355</text:p>
          </table:table-cell>
          <table:table-cell table:style-name="ce28" office:value-type="float" office:value="9173780" calcext:value-type="float">
            <text:p><text:s/>9 173 780</text:p>
          </table:table-cell>
          <table:table-cell table:style-name="ce28" office:value-type="float" office:value="1932" calcext:value-type="float">
            <text:p><text:s text:c="2"/>1 932</text:p>
          </table:table-cell>
          <table:table-cell table:style-name="ce28" office:value-type="float" office:value="12149" calcext:value-type="float">
            <text:p><text:s text:c="2"/>12 149</text:p>
          </table:table-cell>
          <table:table-cell table:style-name="ce70" office:value-type="float" office:value="4494" calcext:value-type="float">
            <text:p><text:s text:c="2"/>4 494</text:p>
          </table:table-cell>
          <table:table-cell table:style-name="ce27" table:number-columns-repeated="16378"/>
        </table:table-row>
        <table:table-row table:style-name="ro14">
          <table:table-cell table:style-name="ce49" office:value-type="string" calcext:value-type="string">
            <text:p><text:s text:c="8"/>Comércio não especializado sem predominân- </text:p>
          </table:table-cell>
          <table:table-cell table:style-name="ce28" table:number-columns-repeated="4"/>
          <table:table-cell table:style-name="ce70"/>
          <table:table-cell table:style-name="ce27" table:number-columns-repeated="16378"/>
        </table:table-row>
        <table:table-row table:style-name="ro5">
          <table:table-cell table:style-name="ce49" office:value-type="string" calcext:value-type="string">
            <text:p><text:s text:c="10"/>cia de produtos alimentícios (5) <text:s/></text:p>
          </table:table-cell>
          <table:table-cell table:style-name="ce28" office:value-type="float" office:value="16884056" calcext:value-type="float">
            <text:p><text:s/>16 884 056</text:p>
          </table:table-cell>
          <table:table-cell table:style-name="ce28" office:value-type="float" office:value="16662454" calcext:value-type="float">
            <text:p><text:s/>16 662 454</text:p>
          </table:table-cell>
          <table:table-cell table:style-name="ce28" office:value-type="float" office:value="13392" calcext:value-type="float">
            <text:p><text:s text:c="2"/>13 392</text:p>
          </table:table-cell>
          <table:table-cell table:style-name="ce28" office:value-type="float" office:value="20194" calcext:value-type="float">
            <text:p><text:s text:c="2"/>20 194</text:p>
          </table:table-cell>
          <table:table-cell table:style-name="ce70" office:value-type="float" office:value="188016" calcext:value-type="float">
            <text:p><text:s text:c="2"/>188 016</text:p>
          </table:table-cell>
          <table:table-cell table:style-name="ce27" table:number-columns-repeated="8"/>
          <table:table-cell table:style-name="ce38"/>
          <table:table-cell table:style-name="ce27" table:number-columns-repeated="16369"/>
        </table:table-row>
        <table:table-row table:style-name="ro13">
          <table:table-cell table:style-name="ce47" office:value-type="string" calcext:value-type="string">
            <text:p><text:s text:c="4"/>Comércio de produtos alimentícios, bebidas e fumo <text:s/></text:p>
          </table:table-cell>
          <table:table-cell table:style-name="ce28" office:value-type="float" office:value="8721861" calcext:value-type="float">
            <text:p><text:s/>8 721 861</text:p>
          </table:table-cell>
          <table:table-cell table:style-name="ce28" office:value-type="float" office:value="8509003" calcext:value-type="float">
            <text:p><text:s/>8 509 003</text:p>
          </table:table-cell>
          <table:table-cell table:style-name="ce28" office:value-type="float" office:value="49268" calcext:value-type="float">
            <text:p><text:s text:c="2"/>49 268</text:p>
          </table:table-cell>
          <table:table-cell table:style-name="ce28" office:value-type="float" office:value="64177" calcext:value-type="float">
            <text:p><text:s text:c="2"/>64 177</text:p>
          </table:table-cell>
          <table:table-cell table:style-name="ce70" office:value-type="float" office:value="99413" calcext:value-type="float">
            <text:p><text:s text:c="2"/>99 413</text:p>
          </table:table-cell>
          <table:table-cell table:style-name="ce27" table:number-columns-repeated="16378"/>
        </table:table-row>
        <table:table-row table:style-name="ro13">
          <table:table-cell table:style-name="ce47" office:value-type="string" calcext:value-type="string">
            <text:p><text:s text:c="4"/>Comércio de tecidos, artigos de armarinho, vestuá- <text:s/></text:p>
          </table:table-cell>
          <table:table-cell table:style-name="ce28" table:number-columns-repeated="4"/>
          <table:table-cell table:style-name="ce70"/>
          <table:table-cell table:style-name="ce27" table:number-columns-repeated="16378"/>
        </table:table-row>
        <table:table-row table:style-name="ro5">
          <table:table-cell table:style-name="ce48" office:value-type="string" calcext:value-type="string">
            <text:p><text:s text:c="6"/>rio e calçados</text:p>
          </table:table-cell>
          <table:table-cell table:style-name="ce28" office:value-type="float" office:value="32169135" calcext:value-type="float">
            <text:p><text:s/>32 169 135</text:p>
          </table:table-cell>
          <table:table-cell table:style-name="ce28" office:value-type="float" office:value="31235530" calcext:value-type="float">
            <text:p><text:s/>31 235 530</text:p>
          </table:table-cell>
          <table:table-cell table:style-name="ce28" office:value-type="float" office:value="277572" calcext:value-type="float">
            <text:p><text:s text:c="2"/>277 572</text:p>
          </table:table-cell>
          <table:table-cell table:style-name="ce28" office:value-type="float" office:value="238305" calcext:value-type="float">
            <text:p><text:s text:c="2"/>238 305</text:p>
          </table:table-cell>
          <table:table-cell table:style-name="ce70" office:value-type="float" office:value="417727" calcext:value-type="float">
            <text:p><text:s text:c="2"/>417 727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Tecidos e artigos de armarinho</text:p>
          </table:table-cell>
          <table:table-cell table:style-name="ce28" office:value-type="float" office:value="4900253" calcext:value-type="float">
            <text:p><text:s/>4 900 253</text:p>
          </table:table-cell>
          <table:table-cell table:style-name="ce28" office:value-type="float" office:value="4801991" calcext:value-type="float">
            <text:p><text:s/>4 801 991</text:p>
          </table:table-cell>
          <table:table-cell table:style-name="ce28" office:value-type="float" office:value="48857" calcext:value-type="float">
            <text:p><text:s text:c="2"/>48 857</text:p>
          </table:table-cell>
          <table:table-cell table:style-name="ce28" office:value-type="float" office:value="43871" calcext:value-type="float">
            <text:p><text:s text:c="2"/>43 871</text:p>
          </table:table-cell>
          <table:table-cell table:style-name="ce70" office:value-type="float" office:value="5534" calcext:value-type="float">
            <text:p><text:s text:c="2"/>5 534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Artigos do vestuário e complementos</text:p>
          </table:table-cell>
          <table:table-cell table:style-name="ce28" office:value-type="float" office:value="21115352" calcext:value-type="float">
            <text:p><text:s/>21 115 352</text:p>
          </table:table-cell>
          <table:table-cell table:style-name="ce28" office:value-type="float" office:value="20313488" calcext:value-type="float">
            <text:p><text:s/>20 313 488</text:p>
          </table:table-cell>
          <table:table-cell table:style-name="ce28" office:value-type="float" office:value="217196" calcext:value-type="float">
            <text:p><text:s text:c="2"/>217 196</text:p>
          </table:table-cell>
          <table:table-cell table:style-name="ce28" office:value-type="float" office:value="178573" calcext:value-type="float">
            <text:p><text:s text:c="2"/>178 573</text:p>
          </table:table-cell>
          <table:table-cell table:style-name="ce70" office:value-type="float" office:value="406095" calcext:value-type="float">
            <text:p><text:s text:c="2"/>406 095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Calçados, artigos de couro e viagem</text:p>
          </table:table-cell>
          <table:table-cell table:style-name="ce28" office:value-type="float" office:value="6153530" calcext:value-type="float">
            <text:p><text:s/>6 153 530</text:p>
          </table:table-cell>
          <table:table-cell table:style-name="ce28" office:value-type="float" office:value="6120051" calcext:value-type="float">
            <text:p><text:s/>6 120 051</text:p>
          </table:table-cell>
          <table:table-cell table:style-name="ce28" office:value-type="float" office:value="11519" calcext:value-type="float">
            <text:p><text:s text:c="2"/>11 519</text:p>
          </table:table-cell>
          <table:table-cell table:style-name="ce28" office:value-type="float" office:value="15861" calcext:value-type="float">
            <text:p><text:s text:c="2"/>15 861</text:p>
          </table:table-cell>
          <table:table-cell table:style-name="ce70" office:value-type="float" office:value="6098" calcext:value-type="float">
            <text:p><text:s text:c="2"/>6 098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3">
          <table:table-cell table:style-name="ce48" office:value-type="string" calcext:value-type="string">
            <text:p><text:s text:c="4"/>Combustíveis e lubrificantes</text:p>
          </table:table-cell>
          <table:table-cell table:style-name="ce28" office:value-type="float" office:value="8450602" calcext:value-type="float">
            <text:p><text:s/>8 450 602</text:p>
          </table:table-cell>
          <table:table-cell table:style-name="ce28" office:value-type="float" office:value="8418738" calcext:value-type="float">
            <text:p><text:s/>8 418 738</text:p>
          </table:table-cell>
          <table:table-cell table:style-name="ce28" office:value-type="float" office:value="1593" calcext:value-type="float">
            <text:p><text:s text:c="2"/>1 593</text:p>
          </table:table-cell>
          <table:table-cell table:style-name="ce28" office:value-type="float" office:value="13879" calcext:value-type="float">
            <text:p><text:s text:c="2"/>13 879</text:p>
          </table:table-cell>
          <table:table-cell table:style-name="ce70" office:value-type="float" office:value="16393" calcext:value-type="float">
            <text:p><text:s text:c="2"/>16 393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3">
          <table:table-cell table:style-name="ce48" office:value-type="string" calcext:value-type="string">
            <text:p><text:s text:c="4"/>Comércio de outros produtos em lojas especiali-</text:p>
          </table:table-cell>
          <table:table-cell table:style-name="ce28" table:number-columns-repeated="4"/>
          <table:table-cell table:style-name="ce70"/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5">
          <table:table-cell table:style-name="ce48" office:value-type="string" calcext:value-type="string">
            <text:p><text:s text:c="6"/>zadas</text:p>
          </table:table-cell>
          <table:table-cell table:style-name="ce28" office:value-type="float" office:value="114855651" calcext:value-type="float">
            <text:p><text:s/>114 855 651</text:p>
          </table:table-cell>
          <table:table-cell table:style-name="ce28" office:value-type="float" office:value="113536895" calcext:value-type="float">
            <text:p><text:s/>113 536 895</text:p>
          </table:table-cell>
          <table:table-cell table:style-name="ce28" office:value-type="float" office:value="432268" calcext:value-type="float">
            <text:p><text:s text:c="2"/>432 268</text:p>
          </table:table-cell>
          <table:table-cell table:style-name="ce28" office:value-type="float" office:value="664622" calcext:value-type="float">
            <text:p><text:s text:c="2"/>664 622</text:p>
          </table:table-cell>
          <table:table-cell table:style-name="ce70" office:value-type="float" office:value="221867" calcext:value-type="float">
            <text:p><text:s text:c="2"/>221 867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Produtos farmacêuticos, perfumaria e cosméti- <text:s/></text:p>
          </table:table-cell>
          <table:table-cell table:style-name="ce28" table:number-columns-repeated="4"/>
          <table:table-cell table:style-name="ce70"/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5">
          <table:table-cell table:style-name="ce49" office:value-type="string" calcext:value-type="string">
            <text:p><text:s text:c="10"/>cos e artigos médicos, ortopédicos e de óptica</text:p>
          </table:table-cell>
          <table:table-cell table:style-name="ce28" office:value-type="float" office:value="32891765" calcext:value-type="float">
            <text:p><text:s/>32 891 765</text:p>
          </table:table-cell>
          <table:table-cell table:style-name="ce28" office:value-type="float" office:value="32530302" calcext:value-type="float">
            <text:p><text:s/>32 530 302</text:p>
          </table:table-cell>
          <table:table-cell table:style-name="ce28" office:value-type="float" office:value="139219" calcext:value-type="float">
            <text:p><text:s text:c="2"/>139 219</text:p>
          </table:table-cell>
          <table:table-cell table:style-name="ce28" office:value-type="float" office:value="153792" calcext:value-type="float">
            <text:p><text:s text:c="2"/>153 792</text:p>
          </table:table-cell>
          <table:table-cell table:style-name="ce70" office:value-type="float" office:value="68452" calcext:value-type="float">
            <text:p><text:s text:c="2"/>68 452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Eletrodomésticos, equipamentos de áudio e</text:p>
          </table:table-cell>
          <table:table-cell table:style-name="ce28" table:number-columns-repeated="4"/>
          <table:table-cell table:style-name="ce70"/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5">
          <table:table-cell table:style-name="ce49" office:value-type="string" calcext:value-type="string">
            <text:p><text:s text:c="10"/>vídeo, instrumentos musicais e acessórios</text:p>
          </table:table-cell>
          <table:table-cell table:style-name="ce28" office:value-type="float" office:value="13185427" calcext:value-type="float">
            <text:p><text:s/>13 185 427</text:p>
          </table:table-cell>
          <table:table-cell table:style-name="ce28" office:value-type="float" office:value="13125732" calcext:value-type="float">
            <text:p><text:s/>13 125 732</text:p>
          </table:table-cell>
          <table:table-cell table:style-name="ce28" office:value-type="float" office:value="9042" calcext:value-type="float">
            <text:p><text:s text:c="2"/>9 042</text:p>
          </table:table-cell>
          <table:table-cell table:style-name="ce28" office:value-type="float" office:value="7820" calcext:value-type="float">
            <text:p><text:s text:c="2"/>7 820</text:p>
          </table:table-cell>
          <table:table-cell table:style-name="ce70" office:value-type="float" office:value="42832" calcext:value-type="float">
            <text:p><text:s text:c="2"/>42 832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Móveis, artigos de iluminação, peças e acessó-</text:p>
          </table:table-cell>
          <table:table-cell table:style-name="ce28" table:number-columns-repeated="4"/>
          <table:table-cell table:style-name="ce70"/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5">
          <table:table-cell table:style-name="ce49" office:value-type="string" calcext:value-type="string">
            <text:p><text:s text:c="10"/>rios e outros artigos de uso doméstico</text:p>
          </table:table-cell>
          <table:table-cell table:style-name="ce28" office:value-type="float" office:value="8953891" calcext:value-type="float">
            <text:p><text:s/>8 953 891</text:p>
          </table:table-cell>
          <table:table-cell table:style-name="ce28" office:value-type="float" office:value="8846685" calcext:value-type="float">
            <text:p><text:s/>8 846 685</text:p>
          </table:table-cell>
          <table:table-cell table:style-name="ce28" office:value-type="float" office:value="26383" calcext:value-type="float">
            <text:p><text:s text:c="2"/>26 383</text:p>
          </table:table-cell>
          <table:table-cell table:style-name="ce28" office:value-type="float" office:value="71704" calcext:value-type="float">
            <text:p><text:s text:c="2"/>71 704</text:p>
          </table:table-cell>
          <table:table-cell table:style-name="ce70" office:value-type="float" office:value="9120" calcext:value-type="float">
            <text:p><text:s text:c="2"/>9 120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Material de construção</text:p>
          </table:table-cell>
          <table:table-cell table:style-name="ce28" office:value-type="float" office:value="38150865" calcext:value-type="float">
            <text:p><text:s/>38 150 865</text:p>
          </table:table-cell>
          <table:table-cell table:style-name="ce28" office:value-type="float" office:value="37620527" calcext:value-type="float">
            <text:p><text:s/>37 620 527</text:p>
          </table:table-cell>
          <table:table-cell table:style-name="ce28" office:value-type="float" office:value="108658" calcext:value-type="float">
            <text:p><text:s text:c="2"/>108 658</text:p>
          </table:table-cell>
          <table:table-cell table:style-name="ce28" office:value-type="float" office:value="377312" calcext:value-type="float">
            <text:p><text:s text:c="2"/>377 312</text:p>
          </table:table-cell>
          <table:table-cell table:style-name="ce70" office:value-type="float" office:value="44368" calcext:value-type="float">
            <text:p><text:s text:c="2"/>44 368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Equipamentos de informática e comunicação</text:p>
          </table:table-cell>
          <table:table-cell table:style-name="ce28" office:value-type="float" office:value="4501705" calcext:value-type="float">
            <text:p><text:s/>4 501 705</text:p>
          </table:table-cell>
          <table:table-cell table:style-name="ce28" office:value-type="float" office:value="4474002" calcext:value-type="float">
            <text:p><text:s/>4 474 002</text:p>
          </table:table-cell>
          <table:table-cell table:style-name="ce28" office:value-type="float" office:value="11558" calcext:value-type="float">
            <text:p><text:s text:c="2"/>11 558</text:p>
          </table:table-cell>
          <table:table-cell table:style-name="ce28" office:value-type="float" office:value="12864" calcext:value-type="float">
            <text:p><text:s text:c="2"/>12 864</text:p>
          </table:table-cell>
          <table:table-cell table:style-name="ce70" office:value-type="float" office:value="3282" calcext:value-type="float">
            <text:p><text:s text:c="2"/>3 282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Artigos culturais, recreativos e esportivos</text:p>
          </table:table-cell>
          <table:table-cell table:style-name="ce28" office:value-type="float" office:value="6024161" calcext:value-type="float">
            <text:p><text:s/>6 024 161</text:p>
          </table:table-cell>
          <table:table-cell table:style-name="ce28" office:value-type="float" office:value="5897056" calcext:value-type="float">
            <text:p><text:s/>5 897 056</text:p>
          </table:table-cell>
          <table:table-cell table:style-name="ce28" office:value-type="float" office:value="105220" calcext:value-type="float">
            <text:p><text:s text:c="2"/>105 220</text:p>
          </table:table-cell>
          <table:table-cell table:style-name="ce28" office:value-type="float" office:value="9570" calcext:value-type="float">
            <text:p><text:s text:c="2"/>9 570</text:p>
          </table:table-cell>
          <table:table-cell table:style-name="ce70" office:value-type="float" office:value="12315" calcext:value-type="float">
            <text:p><text:s text:c="2"/>12 315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Gás liquefeito de petróleo (GLP)</text:p>
          </table:table-cell>
          <table:table-cell table:style-name="ce28" office:value-type="float" office:value="735130" calcext:value-type="float">
            <text:p><text:s text:c="2"/>735 130</text:p>
          </table:table-cell>
          <table:table-cell table:style-name="ce28" office:value-type="float" office:value="698634" calcext:value-type="float">
            <text:p><text:s text:c="2"/>698 634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70" office:value-type="float" office:value="36496" calcext:value-type="float">
            <text:p><text:s text:c="2"/>36 496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4">
          <table:table-cell table:style-name="ce49" office:value-type="string" calcext:value-type="string">
            <text:p><text:s text:c="8"/>Outros produtos novos (6)</text:p>
          </table:table-cell>
          <table:table-cell table:style-name="ce28" office:value-type="float" office:value="10412707" calcext:value-type="float">
            <text:p><text:s/>10 412 707</text:p>
          </table:table-cell>
          <table:table-cell table:style-name="ce28" office:value-type="float" office:value="10343957" calcext:value-type="float">
            <text:p><text:s/>10 343 957</text:p>
          </table:table-cell>
          <table:table-cell table:style-name="ce28" office:value-type="float" office:value="32188" calcext:value-type="float">
            <text:p><text:s text:c="2"/>32 188</text:p>
          </table:table-cell>
          <table:table-cell table:style-name="ce28" office:value-type="float" office:value="31560" calcext:value-type="float">
            <text:p><text:s text:c="2"/>31 560</text:p>
          </table:table-cell>
          <table:table-cell table:style-name="ce70" office:value-type="float" office:value="5002" calcext:value-type="float">
            <text:p><text:s text:c="2"/>5 002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3">
          <table:table-cell table:style-name="ce48" office:value-type="string" calcext:value-type="string">
            <text:p><text:s text:c="4"/>Comércio de artigos usados</text:p>
          </table:table-cell>
          <table:table-cell table:style-name="ce28" office:value-type="float" office:value="36997" calcext:value-type="float">
            <text:p><text:s text:c="2"/>36 997</text:p>
          </table:table-cell>
          <table:table-cell table:style-name="ce28" office:value-type="float" office:value="36994" calcext:value-type="float">
            <text:p><text:s text:c="2"/>36 994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office:value-type="float" office:value="3" calcext:value-type="float">
            <text:p><text:s text:c="3"/>3</text:p>
          </table:table-cell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1">
          <table:table-cell table:style-name="ce83"/>
          <table:table-cell table:style-name="ce78" table:number-columns-repeated="5"/>
          <table:table-cell table:style-name="ce39" table:number-columns-repeated="8"/>
          <table:table-cell table:style-name="ce27"/>
          <table:table-cell table:style-name="ce39" table:number-columns-repeated="16369"/>
        </table:table-row>
        <table:table-row table:style-name="ro15">
          <table:table-cell table:style-name="ce39" office:value-type="string" calcext:value-type="string">
            <text:p>Fonte: IBGE, Diretoria de Pesquisas, Coordenação de Estatísticas Estruturais e Temáticas em Empresas, Pesquisa Anual de Comércio 2023.</text:p>
          </table:table-cell>
          <table:table-cell table:style-name="ce39" table:number-columns-repeated="5"/>
          <table:table-cell table:style-name="ce57" table:number-columns-repeated="8"/>
          <table:table-cell table:style-name="ce27"/>
          <table:table-cell table:style-name="ce57" table:number-columns-repeated="16369"/>
        </table:table-row>
        <table:table-row table:style-name="ro16">
          <table:table-cell table:style-name="ce51" office:value-type="string" calcext:value-type="string">
            <text:p>Nota: Empresas com 20 ou mais pessoas ocupadas são as que compõem o estrato certo da pesquisa, ou seja, são as que no cadastro básico de seleção</text:p>
          </table:table-cell>
          <table:table-cell table:style-name="ce57"/>
          <table:table-cell table:style-name="ce87"/>
          <table:table-cell table:style-name="ce84"/>
          <table:table-cell table:style-name="ce87"/>
          <table:table-cell table:style-name="ce84"/>
          <table:table-cell table:style-name="ce57" table:number-columns-repeated="8"/>
          <table:table-cell table:style-name="ce27"/>
          <table:table-cell table:style-name="ce57" table:number-columns-repeated="16369"/>
        </table:table-row>
        <table:table-row table:style-name="ro5">
          <table:table-cell table:style-name="ce51" office:value-type="string" calcext:value-type="string">
            <text:p>possuem 20 ou mais pessoas ocupadas.</text:p>
          </table:table-cell>
          <table:table-cell table:style-name="ce57"/>
          <table:table-cell table:style-name="ce87"/>
          <table:table-cell table:style-name="ce84"/>
          <table:table-cell table:style-name="ce87"/>
          <table:table-cell table:style-name="ce84"/>
          <table:table-cell table:style-name="ce57" table:number-columns-repeated="8"/>
          <table:table-cell table:style-name="ce27"/>
          <table:table-cell table:style-name="ce57" table:number-columns-repeated="16369"/>
        </table:table-row>
        <table:table-row table:style-name="ro17">
          <table:table-cell table:style-name="ce84" office:value-type="string" calcext:value-type="string">
            <text:p>(1) Inclusive mercadorias dos cooperados. (2) Móveis de qualquer material para qualquer uso; artigos de colchoaria, tapeçaria, cutelaria e óptica; <text:s/>lustres,</text:p>
          </table:table-cell>
          <table:table-cell table:style-name="ce84" table:number-columns-repeated="5"/>
          <table:table-cell table:style-name="ce57" table:number-columns-repeated="8"/>
          <table:table-cell table:style-name="ce27"/>
          <table:table-cell table:style-name="ce57" table:number-columns-repeated="16369"/>
        </table:table-row>
        <table:table-row table:style-name="ro7">
          <table:table-cell table:style-name="ce84" office:value-type="string" calcext:value-type="string">
            <text:p>luminárias e abajures; artigos para habitação (panelas, louças, escovas, etc.); produtos de limpeza e conservação domiciliar; brinquedos; artigos de taba-</text:p>
          </table:table-cell>
          <table:table-cell table:style-name="ce84" table:number-columns-repeated="5"/>
          <table:table-cell table:style-name="ce57" table:number-columns-repeated="8"/>
          <table:table-cell table:style-name="ce27"/>
          <table:table-cell table:style-name="ce57" table:number-columns-repeated="16369"/>
        </table:table-row>
        <table:table-row table:style-name="ro7">
          <table:table-cell table:style-name="ce84" office:value-type="string" calcext:value-type="string">
            <text:p>caria; filmes, discos, joias; rádios, televisores, DVDs, etc. <text:s/>(3) Metais ferrosos e não ferrosos em forma primária; ouro e outros metais preciosos; sal-gema</text:p>
          </table:table-cell>
          <table:table-cell table:style-name="ce84" table:number-columns-repeated="5"/>
          <table:table-cell table:style-name="ce57" table:number-columns-repeated="8"/>
          <table:table-cell table:style-name="ce27"/>
          <table:table-cell table:style-name="ce57" table:number-columns-repeated="16369"/>
        </table:table-row>
        <table:table-row table:style-name="ro7">
          <table:table-cell table:style-name="ce84" office:value-type="string" calcext:value-type="string">
            <text:p>e sal marinho, etc. (4) Lojas com menos de 300 m² variados em minimercados, mercearias, armazéns, empórios, etc. <text:s/>(5) Lojas de departamentos e varie-</text:p>
          </table:table-cell>
          <table:table-cell table:style-name="ce84" table:number-columns-repeated="5"/>
          <table:table-cell table:style-name="ce57" table:number-columns-repeated="8"/>
          <table:table-cell table:style-name="ce27"/>
          <table:table-cell table:style-name="ce57" table:number-columns-repeated="16369"/>
        </table:table-row>
        <table:table-row table:style-name="ro7">
          <table:table-cell table:style-name="ce84" office:value-type="string" calcext:value-type="string">
            <text:p>dades. (5) Lojas de departamentos e variedades. (6) Artigos de joalheria, relojoaria, metais preciosos; artigos de suvenires, de bijuterias e de artesanatos; </text:p>
          </table:table-cell>
          <table:table-cell table:style-name="ce84" table:number-columns-repeated="5"/>
          <table:table-cell table:style-name="ce57" table:number-columns-repeated="8"/>
          <table:table-cell table:style-name="ce27"/>
          <table:table-cell table:style-name="ce57" table:number-columns-repeated="16369"/>
        </table:table-row>
        <table:table-row table:style-name="ro7">
          <table:table-cell table:style-name="ce2" office:value-type="string" calcext:value-type="string">
            <text:p>objetos de arte; animais vivos; equipamentos para escritório; artigos para festas, funerários e eróticos, sex shop, etc.</text:p>
          </table:table-cell>
          <table:table-cell table:style-name="ce27" table:number-columns-repeated="16383"/>
        </table:table-row>
        <table:table-row table:style-name="ro7">
          <table:table-cell table:style-name="ce51"/>
          <table:table-cell table:style-name="ce55" table:number-columns-repeated="13"/>
          <table:table-cell table:style-name="ce27"/>
          <table:table-cell table:style-name="ce55" table:number-columns-repeated="16369"/>
        </table:table-row>
        <table:table-row table:style-name="ro7" table:number-rows-repeated="2">
          <table:table-cell table:style-name="ce51"/>
          <table:table-cell table:style-name="ce56" table:number-columns-repeated="4"/>
          <table:table-cell table:style-name="ce55" table:number-columns-repeated="9"/>
          <table:table-cell table:style-name="ce27"/>
          <table:table-cell table:style-name="ce55" table:number-columns-repeated="16369"/>
        </table:table-row>
        <table:table-row table:style-name="ro12">
          <table:table-cell table:style-name="ce17" table:number-columns-repeated="2"/>
          <table:table-cell table:style-name="ce31" table:number-columns-repeated="12"/>
          <table:table-cell table:style-name="ce27"/>
          <table:table-cell table:style-name="ce31" table:number-columns-repeated="16369"/>
        </table:table-row>
        <table:table-row table:style-name="ro12">
          <table:table-cell table:style-name="ce17" table:number-columns-repeated="2"/>
          <table:table-cell table:style-name="ce31" table:number-columns-repeated="12"/>
          <table:table-cell table:style-name="ce40"/>
          <table:table-cell table:style-name="ce31" table:number-columns-repeated="16369"/>
        </table:table-row>
        <table:table-row table:style-name="ro8" table:number-rows-repeated="76">
          <table:table-cell table:style-name="ce17" table:number-columns-repeated="2"/>
          <table:table-cell table:style-name="ce31" table:number-columns-repeated="12"/>
          <table:table-cell/>
          <table:table-cell table:style-name="ce31" table:number-columns-repeated="16369"/>
        </table:table-row>
        <table:table-row table:style-name="ro8" table:number-rows-repeated="486">
          <table:table-cell table:style-name="ce18" table:number-columns-repeated="2"/>
          <table:table-cell table:style-name="ce32" table:number-columns-repeated="12"/>
          <table:table-cell/>
          <table:table-cell table:style-name="ce32" table:number-columns-repeated="16369"/>
        </table:table-row>
        <table:table-row table:style-name="ro8" table:number-rows-repeated="1047963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/>
    <style:font-face style:name="Univers 45 Light1" svg:font-family="'Univers 45 Light'" style:font-family-generic="swiss"/>
    <style:font-face style:name="Univers 55" svg:font-family="'Univers 55'" style:font-family-generic="swiss"/>
    <style:font-face style:name="Univers 551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8P0" style:volatile="true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8">
      <number:text>-</number:text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style:map style:condition="value()&gt;=0" style:apply-style-name="N138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1.499cm" fo:margin-right="1.49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16C" style:display-name="PageStyle_TAB16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6B" style:display-name="PageStyle_TAB16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6D" style:display-name="PageStyle_TAB16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6A" style:display-name="PageStyle_TAB16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6F" style:display-name="PageStyle_TAB16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6E" style:display-name="PageStyle_TAB16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9-04T14:01:41</meta:creation-date>
    <meta:initial-creator>IBGE</meta:initial-creator>
    <dc:creator>1789587</dc:creator>
    <dc:date>2022-06-29T20:36:35</dc:date>
    <meta:generator>LibreOffice/25.2.4.3$Windows_X86_64 LibreOffice_project/33e196637044ead23f5c3226cde09b47731f7e27</meta:generator>
    <meta:document-statistic meta:table-count="6" meta:cell-count="984" meta:object-count="90"/>
    <meta:user-defined meta:name="AppVersion">16.0300</meta:user-defined>
    <meta:user-defined meta:name="Company">IBGE</meta:user-defined>
    <meta:user-defined meta:name="Generator">NPOI</meta:user-defined>
    <meta:user-defined meta:name="Generator Version">2.5.3</meta:user-defined>
  </office:meta>
</office:document-meta>
</file>